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3430555555556cm"/>
    </style:style>
    <style:style style:name="co3" style:family="table-column">
      <style:table-column-properties fo:break-before="auto" style:column-width="2.02847222222222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mension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8" table:style-name="ce1">
            <text:p>0.98</text:p>
          </table:table-cell>
          <table:table-cell table:number-columns-repeated="16378"/>
        </table:table-row>
        <table:table-row table:number-rows-repeated="1048574" table:style-name="ro2">
          <table:table-cell table:number-columns-repeated="16384"/>
        </table:table-row>
      </table:table>
      <table:table table:name="Transformer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68" table:style-name="ce1">
            <text:p>4.68</text:p>
          </table:table-cell>
          <table:table-cell office:value-type="float" office:value="1.02" table:style-name="ce1">
            <text:p>1.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.13" table:style-name="ce1">
            <text:p>5.13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55" table:style-name="ce1">
            <text:p>5.55</text:p>
          </table:table-cell>
          <table:table-cell office:value-type="float" office:value="1.05" table:style-name="ce1">
            <text:p>1.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.08" table:style-name="ce1">
            <text:p>13.08</text:p>
          </table:table-cell>
          <table:table-cell office:value-type="float" office:value="3.17" table:style-name="ce1">
            <text:p>3.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.0199999999999996" table:style-name="ce1">
            <text:p>5.02</text:p>
          </table:table-cell>
          <table:table-cell office:value-type="float" office:value="1.28" table:style-name="ce1">
            <text:p>1.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.76" table:style-name="ce1">
            <text:p>11.76</text:p>
          </table:table-cell>
          <table:table-cell office:value-type="float" office:value="3.15" table:style-name="ce1">
            <text:p>3.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.45" table:style-name="ce1">
            <text:p>7.45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0.374" table:style-name="ce1">
            <text:p>0.3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3" table:style-name="ce1">
            <text:p>1.3</text:p>
          </table:table-cell>
          <table:table-cell office:value-type="float" office:value="0.53" table:style-name="ce1">
            <text:p>0.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.61" table:style-name="ce1">
            <text:p>25.61</text:p>
          </table:table-cell>
          <table:table-cell office:value-type="float" office:value="4.6500000000000004" table:style-name="ce1">
            <text:p>4.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3.6" table:style-name="ce1">
            <text:p>33.6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.89" table:style-name="ce1">
            <text:p>11.89</text:p>
          </table:table-cell>
          <table:table-cell office:value-type="float" office:value="3.38" table:style-name="ce1">
            <text:p>3.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.24" table:style-name="ce1">
            <text:p>25.24</text:p>
          </table:table-cell>
          <table:table-cell office:value-type="float" office:value="7.66" table:style-name="ce1">
            <text:p>7.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.309999999999999" table:style-name="ce1">
            <text:p>18.31</text:p>
          </table:table-cell>
          <table:table-cell office:value-type="float" office:value="5.665" table:style-name="ce1">
            <text:p>5.6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.33" table:style-name="ce1">
            <text:p>26.33</text:p>
          </table:table-cell>
          <table:table-cell office:value-type="float" office:value="6.9460000000000006" table:style-name="ce1">
            <text:p>6.9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.07" table:style-name="ce1">
            <text:p>16.07</text:p>
          </table:table-cell>
          <table:table-cell office:value-type="float" office:value="6.55" table:style-name="ce1">
            <text:p>6.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.81" table:style-name="ce1">
            <text:p>10.81</text:p>
          </table:table-cell>
          <table:table-cell office:value-type="float" office:value="3.71" table:style-name="ce1">
            <text:p>3.7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3.62" table:style-name="ce1">
            <text:p>53.62</text:p>
          </table:table-cell>
          <table:table-cell office:value-type="float" office:value="19.350000000000001" table:style-name="ce1">
            <text:p>19.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.190000000000001" table:style-name="ce1">
            <text:p>20.19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.273599999999998" table:style-name="ce1">
            <text:p>10.2736</text:p>
          </table:table-cell>
          <table:table-cell office:value-type="float" office:value="3.0580000000000003" table:style-name="ce1">
            <text:p>3.0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.02" table:style-name="ce1">
            <text:p>7.02</text:p>
          </table:table-cell>
          <table:table-cell office:value-type="float" office:value="2.0219999999999998" table:style-name="ce1">
            <text:p>2.0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8.2" table:style-name="ce1">
            <text:p>18.2</text:p>
          </table:table-cell>
          <table:table-cell office:value-type="float" office:value="6.65" table:style-name="ce1">
            <text:p>6.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7.34" table:style-name="ce1">
            <text:p>47.34</text:p>
          </table:table-cell>
          <table:table-cell office:value-type="float" office:value="13.37" table:style-name="ce1">
            <text:p>13.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.18" table:style-name="ce1">
            <text:p>14.18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7.34" table:style-name="ce1">
            <text:p>97.34</text:p>
          </table:table-cell>
          <table:table-cell office:value-type="float" office:value="29.02" table:style-name="ce1">
            <text:p>29.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4.24" table:style-name="ce1">
            <text:p>14.24</text:p>
          </table:table-cell>
          <table:table-cell office:value-type="float" office:value="4.34" table:style-name="ce1">
            <text:p>4.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.57" table:style-name="ce1">
            <text:p>4.57</text:p>
          </table:table-cell>
          <table:table-cell office:value-type="float" office:value="1.38" table:style-name="ce1">
            <text:p>1.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7.51" table:style-name="ce1">
            <text:p>27.51</text:p>
          </table:table-cell>
          <table:table-cell office:value-type="float" office:value="8.41" table:style-name="ce1">
            <text:p>8.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5.77" table:style-name="ce1">
            <text:p>25.77</text:p>
          </table:table-cell>
          <table:table-cell office:value-type="float" office:value="3.56" table:style-name="ce1">
            <text:p>3.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.228700532031191" table:style-name="ce1">
            <text:p>22.22870053</text:p>
          </table:table-cell>
          <table:table-cell office:value-type="float" office:value="-36.440492675460966" table:style-name="ce1">
            <text:p>-36.44049268</text:p>
          </table:table-cell>
          <table:table-cell office:value-type="float" office:value="0" table:style-name="ce1">
            <text:p>0</text:p>
          </table:table-cell>
          <table:table-cell office:value-type="float" office:value="0.17119999999999999" table:style-name="ce1">
            <text:p>0.1712</text:p>
          </table:table-cell>
          <table:table-cell office:value-type="float" office:value="5.25" table:style-name="ce1">
            <text:p>5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.228700532031191" table:style-name="ce1">
            <text:p>22.22870053</text:p>
          </table:table-cell>
          <table:table-cell office:value-type="float" office:value="-36.440492675460966" table:style-name="ce1">
            <text:p>-36.44049268</text:p>
          </table:table-cell>
          <table:table-cell office:value-type="float" office:value="0" table:style-name="ce1">
            <text:p>0</text:p>
          </table:table-cell>
          <table:table-cell office:value-type="float" office:value="0.56879999999999997" table:style-name="ce1">
            <text:p>0.5688</text:p>
          </table:table-cell>
          <table:table-cell office:value-type="float" office:value="5.25" table:style-name="ce1">
            <text:p>5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31043505255221965" table:style-name="ce1">
            <text:p>0.310435053</text:p>
          </table:table-cell>
          <table:table-cell office:value-type="float" office:value="-6.6521796975475631" table:style-name="ce1">
            <text:p>-6.652179698</text:p>
          </table:table-cell>
          <table:table-cell office:value-type="float" office:value="0" table:style-name="ce1">
            <text:p>0</text:p>
          </table:table-cell>
          <table:table-cell office:value-type="float" office:value="0.104" table:style-name="ce1">
            <text:p>0.104</text:p>
          </table:table-cell>
          <table:table-cell office:value-type="float" office:value="1.32" table:style-name="ce1">
            <text:p>1.3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4670971040149959E-2" table:style-name="ce1">
            <text:p>0.094670971</text:p>
          </table:table-cell>
          <table:table-cell office:value-type="float" office:value="-15.384032794024368" table:style-name="ce1">
            <text:p>-15.38403279</text:p>
          </table:table-cell>
          <table:table-cell office:value-type="float" office:value="0" table:style-name="ce1">
            <text:p>0</text:p>
          </table:table-cell>
          <table:table-cell office:value-type="float" office:value="0.89080000000000004" table:style-name="ce1">
            <text:p>0.8908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4670971040149959E-2" table:style-name="ce1">
            <text:p>0.094670971</text:p>
          </table:table-cell>
          <table:table-cell office:value-type="float" office:value="-15.384032794024368" table:style-name="ce1">
            <text:p>-15.38403279</text:p>
          </table:table-cell>
          <table:table-cell office:value-type="float" office:value="0" table:style-name="ce1">
            <text:p>0</text:p>
          </table:table-cell>
          <table:table-cell office:value-type="float" office:value="1.109" table:style-name="ce1">
            <text:p>1.109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.4496410333716483" table:style-name="ce1">
            <text:p>2.449641033</text:p>
          </table:table-cell>
          <table:table-cell office:value-type="float" office:value="-43.339802898113774" table:style-name="ce1">
            <text:p>-43.3398029</text:p>
          </table:table-cell>
          <table:table-cell office:value-type="float" office:value="0" table:style-name="ce1">
            <text:p>0</text:p>
          </table:table-cell>
          <table:table-cell office:value-type="float" office:value="0.29920000000000002" table:style-name="ce1">
            <text:p>0.299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.4496410333716483" table:style-name="ce1">
            <text:p>2.449641033</text:p>
          </table:table-cell>
          <table:table-cell office:value-type="float" office:value="-43.339802898113774" table:style-name="ce1">
            <text:p>-43.3398029</text:p>
          </table:table-cell>
          <table:table-cell office:value-type="float" office:value="0" table:style-name="ce1">
            <text:p>0</text:p>
          </table:table-cell>
          <table:table-cell office:value-type="float" office:value="0.35160000000000002" table:style-name="ce1">
            <text:p>0.3516</text:p>
          </table:table-cell>
          <table:table-cell office:value-type="float" office:value="11.2" table:style-name="ce1">
            <text:p>11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.7331022530329288" table:style-name="ce1">
            <text:p>1.733102253</text:p>
          </table:table-cell>
          <table:table-cell office:value-type="float" office:value="-41.594454072790292" table:style-name="ce1">
            <text:p>-41.59445407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.250401800064289" table:style-name="ce1">
            <text:p>11.2504018</text:p>
          </table:table-cell>
          <table:table-cell office:value-type="float" office:value="-72.324011571841865" table:style-name="ce1">
            <text:p>-72.32401157</text:p>
          </table:table-cell>
          <table:table-cell office:value-type="float" office:value="0" table:style-name="ce1">
            <text:p>0</text:p>
          </table:table-cell>
          <table:table-cell office:value-type="float" office:value="0.30759999999999998" table:style-name="ce1">
            <text:p>0.3076</text:p>
          </table:table-cell>
          <table:table-cell office:value-type="float" office:value="10.9" table:style-name="ce1">
            <text:p>1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.30142617570986" table:style-name="ce1">
            <text:p>11.30142618</text:p>
          </table:table-cell>
          <table:table-cell office:value-type="float" office:value="-72.307703019944611" table:style-name="ce1">
            <text:p>-72.30770302</text:p>
          </table:table-cell>
          <table:table-cell office:value-type="float" office:value="0" table:style-name="ce1">
            <text:p>0</text:p>
          </table:table-cell>
          <table:table-cell office:value-type="float" office:value="0.23480000000000001" table:style-name="ce1">
            <text:p>0.2348</text:p>
          </table:table-cell>
          <table:table-cell office:value-type="float" office:value="10.9" table:style-name="ce1">
            <text:p>1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.6450811547850099" table:style-name="ce1">
            <text:p>7.645081155</text:p>
          </table:table-cell>
          <table:table-cell office:value-type="float" office:value="-94.529179925635844" table:style-name="ce1">
            <text:p>-94.52917993</text:p>
          </table:table-cell>
          <table:table-cell office:value-type="float" office:value="0" table:style-name="ce1">
            <text:p>0</text:p>
          </table:table-cell>
          <table:table-cell office:value-type="float" office:value="0.76507999999999998" table:style-name="ce1">
            <text:p>0.76508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.7533234015476831" table:style-name="ce1">
            <text:p>5.753323402</text:p>
          </table:table-cell>
          <table:table-cell office:value-type="float" office:value="-61.457686401962995" table:style-name="ce1">
            <text:p>-61.4576864</text:p>
          </table:table-cell>
          <table:table-cell office:value-type="float" office:value="0" table:style-name="ce1">
            <text:p>0</text:p>
          </table:table-cell>
          <table:table-cell office:value-type="float" office:value="1.1859200000000001" table:style-name="ce1">
            <text:p>1.18592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.655912392006426" table:style-name="ce1">
            <text:p>10.65591239</text:p>
          </table:table-cell>
          <table:table-cell office:value-type="float" office:value="-116.39535074345481" table:style-name="ce1">
            <text:p>-116.3953507</text:p>
          </table:table-cell>
          <table:table-cell office:value-type="float" office:value="0" table:style-name="ce1">
            <text:p>0</text:p>
          </table:table-cell>
          <table:table-cell office:value-type="float" office:value="0.1474" table:style-name="ce1">
            <text:p>0.1474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.655912392006426" table:style-name="ce1">
            <text:p>10.65591239</text:p>
          </table:table-cell>
          <table:table-cell office:value-type="float" office:value="-116.39535074345481" table:style-name="ce1">
            <text:p>-116.3953507</text:p>
          </table:table-cell>
          <table:table-cell office:value-type="float" office:value="0" table:style-name="ce1">
            <text:p>0</text:p>
          </table:table-cell>
          <table:table-cell office:value-type="float" office:value="0.92700000000000005" table:style-name="ce1">
            <text:p>0.927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352.9411764705883" table:style-name="ce1">
            <text:p>2352.941176</text:p>
          </table:table-cell>
          <table:table-cell office:value-type="float" office:value="-588.23529411764707" table:style-name="ce1">
            <text:p>-588.2352941</text:p>
          </table:table-cell>
          <table:table-cell office:value-type="float" office:value="0" table:style-name="ce1">
            <text:p>0</text:p>
          </table:table-cell>
          <table:table-cell office:value-type="float" office:value="1.456" table:style-name="ce1">
            <text:p>1.456</text:p>
          </table:table-cell>
          <table:table-cell office:value-type="float" office:value="21.8" table:style-name="ce1">
            <text:p>21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352.9411764705883" table:style-name="ce1">
            <text:p>2352.941176</text:p>
          </table:table-cell>
          <table:table-cell office:value-type="float" office:value="-588.23529411764707" table:style-name="ce1">
            <text:p>-588.2352941</text:p>
          </table:table-cell>
          <table:table-cell office:value-type="float" office:value="0" table:style-name="ce1">
            <text:p>0</text:p>
          </table:table-cell>
          <table:table-cell office:value-type="float" office:value="2.5743999999999998" table:style-name="ce1">
            <text:p>2.5744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.4983128796020884E-2" table:style-name="ce1">
            <text:p>0.074983129</text:p>
          </table:table-cell>
          <table:table-cell office:value-type="float" office:value="-4.9988752530680589" table:style-name="ce1">
            <text:p>-4.998875253</text:p>
          </table:table-cell>
          <table:table-cell office:value-type="float" office:value="0" table:style-name="ce1">
            <text:p>0</text:p>
          </table:table-cell>
          <table:table-cell office:value-type="float" office:value="0.58779999999999999" table:style-name="ce1">
            <text:p>0.5878</text:p>
          </table:table-cell>
          <table:table-cell office:value-type="float" office:value="9.5" table:style-name="ce1">
            <text:p>9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.704121243674229" table:style-name="ce1">
            <text:p>2.704121244</text:p>
          </table:table-cell>
          <table:table-cell office:value-type="float" office:value="-57.014604535300016" table:style-name="ce1">
            <text:p>-57.01460454</text:p>
          </table:table-cell>
          <table:table-cell office:value-type="float" office:value="0" table:style-name="ce1">
            <text:p>0</text:p>
          </table:table-cell>
          <table:table-cell office:value-type="float" office:value="1.3248" table:style-name="ce1">
            <text:p>1.3248</text:p>
          </table:table-cell>
          <table:table-cell office:value-type="float" office:value="30.7" table:style-name="ce1">
            <text:p>30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6.1107476127097602" table:style-name="ce1">
            <text:p>6.110747613</text:p>
          </table:table-cell>
          <table:table-cell office:value-type="float" office:value="-60.734869565346997" table:style-name="ce1">
            <text:p>-60.73486957</text:p>
          </table:table-cell>
          <table:table-cell office:value-type="float" office:value="0" table:style-name="ce1">
            <text:p>0</text:p>
          </table:table-cell>
          <table:table-cell office:value-type="float" office:value="0.97360000000000002" table:style-name="ce1">
            <text:p>0.973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5.7318600064841672" table:style-name="ce1">
            <text:p>5.731860006</text:p>
          </table:table-cell>
          <table:table-cell office:value-type="float" office:value="-39.94389942018654" table:style-name="ce1">
            <text:p>-39.94389942</text:p>
          </table:table-cell>
          <table:table-cell office:value-type="float" office:value="0" table:style-name="ce1">
            <text:p>0</text:p>
          </table:table-cell>
          <table:table-cell office:value-type="float" office:value="0.37959999999999999" table:style-name="ce1">
            <text:p>0.3796</text:p>
          </table:table-cell>
          <table:table-cell office:value-type="float" office:value="8.5500000000000007" table:style-name="ce1">
            <text:p>8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4.0976220133582482" table:style-name="ce1">
            <text:p>4.097622013</text:p>
          </table:table-cell>
          <table:table-cell office:value-type="float" office:value="-28.566755093127622" table:style-name="ce1">
            <text:p>-28.56675509</text:p>
          </table:table-cell>
          <table:table-cell office:value-type="float" office:value="0" table:style-name="ce1">
            <text:p>0</text:p>
          </table:table-cell>
          <table:table-cell office:value-type="float" office:value="0.50039999999999996" table:style-name="ce1">
            <text:p>0.5004</text:p>
          </table:table-cell>
          <table:table-cell office:value-type="float" office:value="7.75" table:style-name="ce1">
            <text:p>7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7.571060834188053" table:style-name="ce1">
            <text:p>7.571060834</text:p>
          </table:table-cell>
          <table:table-cell office:value-type="float" office:value="-119.2799206895665" table:style-name="ce1">
            <text:p>-119.2799207</text:p>
          </table:table-cell>
          <table:table-cell office:value-type="float" office:value="0" table:style-name="ce1">
            <text:p>0</text:p>
          </table:table-cell>
          <table:table-cell office:value-type="float" office:value="10.746" table:style-name="ce1">
            <text:p>10.746</text:p>
          </table:table-cell>
          <table:table-cell office:value-type="float" office:value="48.4" table:style-name="ce1">
            <text:p>48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3.012882753926387" table:style-name="ce1">
            <text:p>13.01288275</text:p>
          </table:table-cell>
          <table:table-cell office:value-type="float" office:value="-157.65607951872354" table:style-name="ce1">
            <text:p>-157.6560795</text:p>
          </table:table-cell>
          <table:table-cell office:value-type="float" office:value="0" table:style-name="ce1">
            <text:p>0</text:p>
          </table:table-cell>
          <table:table-cell office:value-type="float" office:value="2.1272000000000002" table:style-name="ce1">
            <text:p>2.1272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0.39671519815924144" table:style-name="ce1">
            <text:p>0.396715198</text:p>
          </table:table-cell>
          <table:table-cell office:value-type="float" office:value="-23.80291188955449" table:style-name="ce1">
            <text:p>-23.80291189</text:p>
          </table:table-cell>
          <table:table-cell office:value-type="float" office:value="0" table:style-name="ce1">
            <text:p>0</text:p>
          </table:table-cell>
          <table:table-cell office:value-type="float" office:value="0.78139999999999998" table:style-name="ce1">
            <text:p>0.7814</text:p>
          </table:table-cell>
          <table:table-cell office:value-type="float" office:value="25.2" table:style-name="ce1">
            <text:p>2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0.56091283975383055" table:style-name="ce1">
            <text:p>0.56091284</text:p>
          </table:table-cell>
          <table:table-cell office:value-type="float" office:value="-23.796302292586752" table:style-name="ce1">
            <text:p>-23.79630229</text:p>
          </table:table-cell>
          <table:table-cell office:value-type="float" office:value="0" table:style-name="ce1">
            <text:p>0</text:p>
          </table:table-cell>
          <table:table-cell office:value-type="float" office:value="1.1476" table:style-name="ce1">
            <text:p>1.1476</text:p>
          </table:table-cell>
          <table:table-cell office:value-type="float" office:value="25.2" table:style-name="ce1">
            <text:p>2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.705882352941179" table:style-name="ce1">
            <text:p>14.70588235</text:p>
          </table:table-cell>
          <table:table-cell office:value-type="float" office:value="-191.1764705882353" table:style-name="ce1">
            <text:p>-191.1764706</text:p>
          </table:table-cell>
          <table:table-cell office:value-type="float" office:value="0" table:style-name="ce1">
            <text:p>0</text:p>
          </table:table-cell>
          <table:table-cell office:value-type="float" office:value="0.49959999999999999" table:style-name="ce1">
            <text:p>0.4996</text:p>
          </table:table-cell>
          <table:table-cell office:value-type="float" office:value="21.7" table:style-name="ce1">
            <text:p>21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.705882352941179" table:style-name="ce1">
            <text:p>14.70588235</text:p>
          </table:table-cell>
          <table:table-cell office:value-type="float" office:value="-191.1764705882353" table:style-name="ce1">
            <text:p>-191.1764706</text:p>
          </table:table-cell>
          <table:table-cell office:value-type="float" office:value="0" table:style-name="ce1">
            <text:p>0</text:p>
          </table:table-cell>
          <table:table-cell office:value-type="float" office:value="0.53280000000000005" table:style-name="ce1">
            <text:p>0.5328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.3838915029061722" table:style-name="ce1">
            <text:p>1.383891503</text:p>
          </table:table-cell>
          <table:table-cell office:value-type="float" office:value="-117.63077774702464" table:style-name="ce1">
            <text:p>-117.6307777</text:p>
          </table:table-cell>
          <table:table-cell office:value-type="float" office:value="0" table:style-name="ce1">
            <text:p>0</text:p>
          </table:table-cell>
          <table:table-cell office:value-type="float" office:value="0.15959999999999999" table:style-name="ce1">
            <text:p>0.1596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.1960215145564757" table:style-name="ce1">
            <text:p>8.196021515</text:p>
          </table:table-cell>
          <table:table-cell office:value-type="float" office:value="-92.034491590540426" table:style-name="ce1">
            <text:p>-92.03449159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.7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9.0744546743251817" table:style-name="ce1">
            <text:p>9.074454674</text:p>
          </table:table-cell>
          <table:table-cell office:value-type="float" office:value="-110.36498928233327" table:style-name="ce1">
            <text:p>-110.3649893</text:p>
          </table:table-cell>
          <table:table-cell office:value-type="float" office:value="0" table:style-name="ce1">
            <text:p>0</text:p>
          </table:table-cell>
          <table:table-cell office:value-type="float" office:value="0.58220000000000005" table:style-name="ce1">
            <text:p>0.5822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1.837800170610771" table:style-name="ce1">
            <text:p>11.83780017</text:p>
          </table:table-cell>
          <table:table-cell office:value-type="float" office:value="-109.83525931494529" table:style-name="ce1">
            <text:p>-109.8352593</text:p>
          </table:table-cell>
          <table:table-cell office:value-type="float" office:value="0" table:style-name="ce1">
            <text:p>0</text:p>
          </table:table-cell>
          <table:table-cell office:value-type="float" office:value="0.76700000000000002" table:style-name="ce1">
            <text:p>0.767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.1960215145564757" table:style-name="ce1">
            <text:p>8.196021515</text:p>
          </table:table-cell>
          <table:table-cell office:value-type="float" office:value="-92.034491590540426" table:style-name="ce1">
            <text:p>-92.03449159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.7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9.9512389292466903" table:style-name="ce1">
            <text:p>9.951238929</text:p>
          </table:table-cell>
          <table:table-cell office:value-type="float" office:value="-142.16055613209559" table:style-name="ce1">
            <text:p>-142.1605561</text:p>
          </table:table-cell>
          <table:table-cell office:value-type="float" office:value="0" table:style-name="ce1">
            <text:p>0</text:p>
          </table:table-cell>
          <table:table-cell office:value-type="float" office:value="0.3886" table:style-name="ce1">
            <text:p>0.3886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6.899504281207751" table:style-name="ce1">
            <text:p>16.89950428</text:p>
          </table:table-cell>
          <table:table-cell office:value-type="float" office:value="-140.8292023433979" table:style-name="ce1">
            <text:p>-140.8292023</text:p>
          </table:table-cell>
          <table:table-cell office:value-type="float" office:value="0" table:style-name="ce1">
            <text:p>0</text:p>
          </table:table-cell>
          <table:table-cell office:value-type="float" office:value="1.5518000000000001" table:style-name="ce1">
            <text:p>1.5518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.5806359252022455" table:style-name="ce1">
            <text:p>2.580635925</text:p>
          </table:table-cell>
          <table:table-cell office:value-type="float" office:value="-43.324544729672738" table:style-name="ce1">
            <text:p>-43.32454473</text:p>
          </table:table-cell>
          <table:table-cell office:value-type="float" office:value="0" table:style-name="ce1">
            <text:p>0</text:p>
          </table:table-cell>
          <table:table-cell office:value-type="float" office:value="1.3286" table:style-name="ce1">
            <text:p>1.3286</text:p>
          </table:table-cell>
          <table:table-cell office:value-type="float" office:value="12.4" table:style-name="ce1">
            <text:p>12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3.0845064488754339" table:style-name="ce1">
            <text:p>3.084506449</text:p>
          </table:table-cell>
          <table:table-cell office:value-type="float" office:value="-43.258322148862796" table:style-name="ce1">
            <text:p>-43.25832215</text:p>
          </table:table-cell>
          <table:table-cell office:value-type="float" office:value="0" table:style-name="ce1">
            <text:p>0</text:p>
          </table:table-cell>
          <table:table-cell office:value-type="float" office:value="0.2208" table:style-name="ce1">
            <text:p>0.2208</text:p>
          </table:table-cell>
          <table:table-cell office:value-type="float" office:value="9.5500000000000007" table:style-name="ce1">
            <text:p>9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7.8444712606431883" table:style-name="ce1">
            <text:p>7.844471261</text:p>
          </table:table-cell>
          <table:table-cell office:value-type="float" office:value="-85.262804449794643" table:style-name="ce1">
            <text:p>-85.26280445</text:p>
          </table:table-cell>
          <table:table-cell office:value-type="float" office:value="0" table:style-name="ce1">
            <text:p>0</text:p>
          </table:table-cell>
          <table:table-cell office:value-type="float" office:value="2.3490000000000002" table:style-name="ce1">
            <text:p>2.349</text:p>
          </table:table-cell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5.6585870784093846" table:style-name="ce1">
            <text:p>5.658587078</text:p>
          </table:table-cell>
          <table:table-cell office:value-type="float" office:value="-82.87759855084964" table:style-name="ce1">
            <text:p>-82.87759855</text:p>
          </table:table-cell>
          <table:table-cell office:value-type="float" office:value="0" table:style-name="ce1">
            <text:p>0</text:p>
          </table:table-cell>
          <table:table-cell office:value-type="float" office:value="2.4249999999999998" table:style-name="ce1">
            <text:p>2.425</text:p>
          </table:table-cell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.9512195121951221" table:style-name="ce1">
            <text:p>1.951219512</text:p>
          </table:table-cell>
          <table:table-cell office:value-type="float" office:value="-62.439024390243908" table:style-name="ce1">
            <text:p>-62.43902439</text:p>
          </table:table-cell>
          <table:table-cell office:value-type="float" office:value="0" table:style-name="ce1">
            <text:p>0</text:p>
          </table:table-cell>
          <table:table-cell office:value-type="float" office:value="0.55900000000000005" table:style-name="ce1">
            <text:p>0.559</text:p>
          </table:table-cell>
          <table:table-cell office:value-type="float" office:value="25.8" table:style-name="ce1">
            <text:p>25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4.326647564469916" table:style-name="ce1">
            <text:p>14.32664756</text:p>
          </table:table-cell>
          <table:table-cell office:value-type="float" office:value="-51.575931232091691" table:style-name="ce1">
            <text:p>-51.57593123</text:p>
          </table:table-cell>
          <table:table-cell office:value-type="float" office:value="0" table:style-name="ce1">
            <text:p>0</text:p>
          </table:table-cell>
          <table:table-cell office:value-type="float" office:value="0.29320000000000002" table:style-name="ce1">
            <text:p>0.2932</text:p>
          </table:table-cell>
          <table:table-cell office:value-type="float" office:value="6.25" table:style-name="ce1">
            <text:p>6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2.155188608009901" table:style-name="ce1">
            <text:p>12.15518861</text:p>
          </table:table-cell>
          <table:table-cell office:value-type="float" office:value="-191.53630533833783" table:style-name="ce1">
            <text:p>-191.5363053</text:p>
          </table:table-cell>
          <table:table-cell office:value-type="float" office:value="0" table:style-name="ce1">
            <text:p>0</text:p>
          </table:table-cell>
          <table:table-cell office:value-type="float" office:value="0.70679999999999998" table:style-name="ce1">
            <text:p>0.7068</text:p>
          </table:table-cell>
          <table:table-cell office:value-type="float" office:value="27.7" table:style-name="ce1">
            <text:p>27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53.619302949061669" table:style-name="ce1">
            <text:p>53.61930295</text:p>
          </table:table-cell>
          <table:table-cell office:value-type="float" office:value="-576.40750670241289" table:style-name="ce1">
            <text:p>-576.4075067</text:p>
          </table:table-cell>
          <table:table-cell office:value-type="float" office:value="0" table:style-name="ce1">
            <text:p>0</text:p>
          </table:table-cell>
          <table:table-cell office:value-type="float" office:value="0.7984" table:style-name="ce1">
            <text:p>0.7984</text:p>
          </table:table-cell>
          <table:table-cell office:value-type="float" office:value="55.4" table:style-name="ce1">
            <text:p>55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8.271729277872886" table:style-name="ce1">
            <text:p>38.27172928</text:p>
          </table:table-cell>
          <table:table-cell office:value-type="float" office:value="-447.17494208883062" table:style-name="ce1">
            <text:p>-447.1749421</text:p>
          </table:table-cell>
          <table:table-cell office:value-type="float" office:value="0" table:style-name="ce1">
            <text:p>0</text:p>
          </table:table-cell>
          <table:table-cell office:value-type="float" office:value="1.5184" table:style-name="ce1">
            <text:p>1.5184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6.284470246734394" table:style-name="ce1">
            <text:p>36.28447025</text:p>
          </table:table-cell>
          <table:table-cell office:value-type="float" office:value="-447.50846637639086" table:style-name="ce1">
            <text:p>-447.5084664</text:p>
          </table:table-cell>
          <table:table-cell office:value-type="float" office:value="0" table:style-name="ce1">
            <text:p>0</text:p>
          </table:table-cell>
          <table:table-cell office:value-type="float" office:value="1.1146" table:style-name="ce1">
            <text:p>1.1146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.8123236020240689" table:style-name="ce1">
            <text:p>2.812323602</text:p>
          </table:table-cell>
          <table:table-cell office:value-type="float" office:value="-70.81029069382032" table:style-name="ce1">
            <text:p>-70.81029069</text:p>
          </table:table-cell>
          <table:table-cell office:value-type="float" office:value="0" table:style-name="ce1">
            <text:p>0</text:p>
          </table:table-cell>
          <table:table-cell office:value-type="float" office:value="0.8992" table:style-name="ce1">
            <text:p>0.899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.8123236020240689" table:style-name="ce1">
            <text:p>2.812323602</text:p>
          </table:table-cell>
          <table:table-cell office:value-type="float" office:value="-70.81029069382032" table:style-name="ce1">
            <text:p>-70.81029069</text:p>
          </table:table-cell>
          <table:table-cell office:value-type="float" office:value="0" table:style-name="ce1">
            <text:p>0</text:p>
          </table:table-cell>
          <table:table-cell office:value-type="float" office:value="0.8992" table:style-name="ce1">
            <text:p>0.8992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8.6267581333075682" table:style-name="ce1">
            <text:p>8.626758133</text:p>
          </table:table-cell>
          <table:table-cell office:value-type="float" office:value="-92.47884718905712" table:style-name="ce1">
            <text:p>-92.47884719</text:p>
          </table:table-cell>
          <table:table-cell office:value-type="float" office:value="0" table:style-name="ce1">
            <text:p>0</text:p>
          </table:table-cell>
          <table:table-cell office:value-type="float" office:value="0.5302" table:style-name="ce1">
            <text:p>0.5302</text:p>
          </table:table-cell>
          <table:table-cell office:value-type="float" office:value="21.5" table:style-name="ce1">
            <text:p>21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8.6267581333075682" table:style-name="ce1">
            <text:p>8.626758133</text:p>
          </table:table-cell>
          <table:table-cell office:value-type="float" office:value="-92.47884718905712" table:style-name="ce1">
            <text:p>-92.47884719</text:p>
          </table:table-cell>
          <table:table-cell office:value-type="float" office:value="0" table:style-name="ce1">
            <text:p>0</text:p>
          </table:table-cell>
          <table:table-cell office:value-type="float" office:value="0.91459999999999997" table:style-name="ce1">
            <text:p>0.9146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7.1917793731306663" table:style-name="ce1">
            <text:p>7.191779373</text:p>
          </table:table-cell>
          <table:table-cell office:value-type="float" office:value="-102.58861752848156" table:style-name="ce1">
            <text:p>-102.5886175</text:p>
          </table:table-cell>
          <table:table-cell office:value-type="float" office:value="0" table:style-name="ce1">
            <text:p>0</text:p>
          </table:table-cell>
          <table:table-cell office:value-type="float" office:value="0.91320000000000001" table:style-name="ce1">
            <text:p>0.9132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7.2964836236241108" table:style-name="ce1">
            <text:p>7.296483624</text:p>
          </table:table-cell>
          <table:table-cell office:value-type="float" office:value="-102.5737552886288" table:style-name="ce1">
            <text:p>-102.5737553</text:p>
          </table:table-cell>
          <table:table-cell office:value-type="float" office:value="0" table:style-name="ce1">
            <text:p>0</text:p>
          </table:table-cell>
          <table:table-cell office:value-type="float" office:value="0.91479999999999995" table:style-name="ce1">
            <text:p>0.9148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2.93642430628732" table:style-name="ce1">
            <text:p>122.9364243</text:p>
          </table:table-cell>
          <table:table-cell office:value-type="float" office:value="-526.87038988408847" table:style-name="ce1">
            <text:p>-526.8703899</text:p>
          </table:table-cell>
          <table:table-cell office:value-type="float" office:value="0" table:style-name="ce1">
            <text:p>0</text:p>
          </table:table-cell>
          <table:table-cell office:value-type="float" office:value="0.4698" table:style-name="ce1">
            <text:p>0.4698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2.93642430628732" table:style-name="ce1">
            <text:p>122.9364243</text:p>
          </table:table-cell>
          <table:table-cell office:value-type="float" office:value="-526.87038988408847" table:style-name="ce1">
            <text:p>-526.8703899</text:p>
          </table:table-cell>
          <table:table-cell office:value-type="float" office:value="0" table:style-name="ce1">
            <text:p>0</text:p>
          </table:table-cell>
          <table:table-cell office:value-type="float" office:value="0.4698" table:style-name="ce1">
            <text:p>0.4698</text:p>
          </table:table-cell>
          <table:table-cell office:value-type="float" office:value="34.6" table:style-name="ce1">
            <text:p>34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4.670800005102889" table:style-name="ce1">
            <text:p>14.67080001</text:p>
          </table:table-cell>
          <table:table-cell office:value-type="float" office:value="-102.05773916593313" table:style-name="ce1">
            <text:p>-102.0577392</text:p>
          </table:table-cell>
          <table:table-cell office:value-type="float" office:value="0" table:style-name="ce1">
            <text:p>0</text:p>
          </table:table-cell>
          <table:table-cell office:value-type="float" office:value="0.96579999999999999" table:style-name="ce1">
            <text:p>0.9658</text:p>
          </table:table-cell>
          <table:table-cell office:value-type="float" office:value="19.7" table:style-name="ce1">
            <text:p>19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2.50950241048489" table:style-name="ce1">
            <text:p>12.50950241</text:p>
          </table:table-cell>
          <table:table-cell office:value-type="float" office:value="-102.64207106038883" table:style-name="ce1">
            <text:p>-102.6420711</text:p>
          </table:table-cell>
          <table:table-cell office:value-type="float" office:value="0" table:style-name="ce1">
            <text:p>0</text:p>
          </table:table-cell>
          <table:table-cell office:value-type="float" office:value="0.82440000000000002" table:style-name="ce1">
            <text:p>0.8244</text:p>
          </table:table-cell>
          <table:table-cell office:value-type="float" office:value="19.7" table:style-name="ce1">
            <text:p>19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64.665127020785221" table:style-name="ce1">
            <text:p>64.66512702</text:p>
          </table:table-cell>
          <table:table-cell office:value-type="float" office:value="-424.94226327944568" table:style-name="ce1">
            <text:p>-424.9422633</text:p>
          </table:table-cell>
          <table:table-cell office:value-type="float" office:value="0" table:style-name="ce1">
            <text:p>0</text:p>
          </table:table-cell>
          <table:table-cell office:value-type="float" office:value="0.44979999999999998" table:style-name="ce1">
            <text:p>0.449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3.8961743945169882" table:style-name="ce1">
            <text:p>3.896174395</text:p>
          </table:table-cell>
          <table:table-cell office:value-type="float" office:value="-46.622761013040368" table:style-name="ce1">
            <text:p>-46.62276101</text:p>
          </table:table-cell>
          <table:table-cell office:value-type="float" office:value="0" table:style-name="ce1">
            <text:p>0</text:p>
          </table:table-cell>
          <table:table-cell office:value-type="float" office:value="1.3364" table:style-name="ce1">
            <text:p>1.3364</text:p>
          </table:table-cell>
          <table:table-cell office:value-type="float" office:value="15.9" table:style-name="ce1">
            <text:p>15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6.4005461799406875" table:style-name="ce1">
            <text:p>6.40054618</text:p>
          </table:table-cell>
          <table:table-cell office:value-type="float" office:value="-69.339250282690784" table:style-name="ce1">
            <text:p>-69.33925028</text:p>
          </table:table-cell>
          <table:table-cell office:value-type="float" office:value="0" table:style-name="ce1">
            <text:p>0</text:p>
          </table:table-cell>
          <table:table-cell office:value-type="float" office:value="0.73119999999999996" table:style-name="ce1">
            <text:p>0.7312</text:p>
          </table:table-cell>
          <table:table-cell office:value-type="float" office:value="15.9" table:style-name="ce1">
            <text:p>15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4.3309425534819139" table:style-name="ce1">
            <text:p>4.330942553</text:p>
          </table:table-cell>
          <table:table-cell office:value-type="float" office:value="-54.480270465869047" table:style-name="ce1">
            <text:p>-54.48027047</text:p>
          </table:table-cell>
          <table:table-cell office:value-type="float" office:value="0" table:style-name="ce1">
            <text:p>0</text:p>
          </table:table-cell>
          <table:table-cell office:value-type="float" office:value="1.8338000000000001" table:style-name="ce1">
            <text:p>1.833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.4984384759525295" table:style-name="ce1">
            <text:p>2.498438476</text:p>
          </table:table-cell>
          <table:table-cell office:value-type="float" office:value="-99.937539038101193" table:style-name="ce1">
            <text:p>-99.93753904</text:p>
          </table:table-cell>
          <table:table-cell office:value-type="float" office:value="0" table:style-name="ce1">
            <text:p>0</text:p>
          </table:table-cell>
          <table:table-cell office:value-type="float" office:value="0.31719999999999998" table:style-name="ce1">
            <text:p>0.317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9.019607843137258" table:style-name="ce1">
            <text:p>49.01960784</text:p>
          </table:table-cell>
          <table:table-cell office:value-type="float" office:value="-196.07843137254903" table:style-name="ce1">
            <text:p>-196.0784314</text:p>
          </table:table-cell>
          <table:table-cell office:value-type="float" office:value="0" table:style-name="ce1">
            <text:p>0</text:p>
          </table:table-cell>
          <table:table-cell office:value-type="float" office:value="0.88919999999999999" table:style-name="ce1">
            <text:p>0.889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9.019607843137258" table:style-name="ce1">
            <text:p>49.01960784</text:p>
          </table:table-cell>
          <table:table-cell office:value-type="float" office:value="-196.07843137254903" table:style-name="ce1">
            <text:p>-196.0784314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0.587491308241932" table:style-name="ce1">
            <text:p>10.58749131</text:p>
          </table:table-cell>
          <table:table-cell office:value-type="float" office:value="-168.82756410439836" table:style-name="ce1">
            <text:p>-168.8275641</text:p>
          </table:table-cell>
          <table:table-cell office:value-type="float" office:value="0" table:style-name="ce1">
            <text:p>0</text:p>
          </table:table-cell>
          <table:table-cell office:value-type="float" office:value="0.58799999999999997" table:style-name="ce1">
            <text:p>0.588</text:p>
          </table:table-cell>
          <table:table-cell office:value-type="float" office:value="30.3" table:style-name="ce1">
            <text:p>30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0.587491308241932" table:style-name="ce1">
            <text:p>10.58749131</text:p>
          </table:table-cell>
          <table:table-cell office:value-type="float" office:value="-168.82756410439836" table:style-name="ce1">
            <text:p>-168.8275641</text:p>
          </table:table-cell>
          <table:table-cell office:value-type="float" office:value="0" table:style-name="ce1">
            <text:p>0</text:p>
          </table:table-cell>
          <table:table-cell office:value-type="float" office:value="0.59099999999999997" table:style-name="ce1">
            <text:p>0.591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5.953010015772132" table:style-name="ce1">
            <text:p>5.953010016</text:p>
          </table:table-cell>
          <table:table-cell office:value-type="float" office:value="-57.52346756813521" table:style-name="ce1">
            <text:p>-57.52346757</text:p>
          </table:table-cell>
          <table:table-cell office:value-type="float" office:value="0" table:style-name="ce1">
            <text:p>0</text:p>
          </table:table-cell>
          <table:table-cell office:value-type="float" office:value="1.6806000000000001" table:style-name="ce1">
            <text:p>1.68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5.953010015772132" table:style-name="ce1">
            <text:p>5.953010016</text:p>
          </table:table-cell>
          <table:table-cell office:value-type="float" office:value="-57.52346756813521" table:style-name="ce1">
            <text:p>-57.52346757</text:p>
          </table:table-cell>
          <table:table-cell office:value-type="float" office:value="0" table:style-name="ce1">
            <text:p>0</text:p>
          </table:table-cell>
          <table:table-cell office:value-type="float" office:value="1.254" table:style-name="ce1">
            <text:p>1.254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1.832901592621656" table:style-name="ce1">
            <text:p>21.83290159</text:p>
          </table:table-cell>
          <table:table-cell office:value-type="float" office:value="-241.93215278310487" table:style-name="ce1">
            <text:p>-241.9321528</text:p>
          </table:table-cell>
          <table:table-cell office:value-type="float" office:value="0" table:style-name="ce1">
            <text:p>0</text:p>
          </table:table-cell>
          <table:table-cell office:value-type="float" office:value="0.8196" table:style-name="ce1">
            <text:p>0.8196</text:p>
          </table:table-cell>
          <table:table-cell office:value-type="float" office:value="32.75" table:style-name="ce1">
            <text:p>32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0.08791416552441" table:style-name="ce1">
            <text:p>20.08791417</text:p>
          </table:table-cell>
          <table:table-cell office:value-type="float" office:value="-242.23661199602967" table:style-name="ce1">
            <text:p>-242.236612</text:p>
          </table:table-cell>
          <table:table-cell office:value-type="float" office:value="0" table:style-name="ce1">
            <text:p>0</text:p>
          </table:table-cell>
          <table:table-cell office:value-type="float" office:value="0.85799999999999998" table:style-name="ce1">
            <text:p>0.858</text:p>
          </table:table-cell>
          <table:table-cell office:value-type="float" office:value="32.75" table:style-name="ce1">
            <text:p>32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49.8186405929664" table:style-name="ce1">
            <text:p>149.8186406</text:p>
          </table:table-cell>
          <table:table-cell office:value-type="float" office:value="-875.25626872733005" table:style-name="ce1">
            <text:p>-875.2562687</text:p>
          </table:table-cell>
          <table:table-cell office:value-type="float" office:value="0" table:style-name="ce1">
            <text:p>0</text:p>
          </table:table-cell>
          <table:table-cell office:value-type="float" office:value="0.24640000000000001" table:style-name="ce1">
            <text:p>0.246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2.820375850685355" table:style-name="ce1">
            <text:p>12.82037585</text:p>
          </table:table-cell>
          <table:table-cell office:value-type="float" office:value="-162.9256097691264" table:style-name="ce1">
            <text:p>-162.9256098</text:p>
          </table:table-cell>
          <table:table-cell office:value-type="float" office:value="0" table:style-name="ce1">
            <text:p>0</text:p>
          </table:table-cell>
          <table:table-cell office:value-type="float" office:value="0.60819999999999996" table:style-name="ce1">
            <text:p>0.608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.5274632623341144" table:style-name="ce1">
            <text:p>4.527463262</text:p>
          </table:table-cell>
          <table:table-cell office:value-type="float" office:value="-54.569424751311843" table:style-name="ce1">
            <text:p>-54.56942475</text:p>
          </table:table-cell>
          <table:table-cell office:value-type="float" office:value="0" table:style-name="ce1">
            <text:p>0</text:p>
          </table:table-cell>
          <table:table-cell office:value-type="float" office:value="1.06" table:style-name="ce1">
            <text:p>1.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623.36909249057703" table:style-name="ce1">
            <text:p>623.3690925</text:p>
          </table:table-cell>
          <table:table-cell office:value-type="float" office:value="-579.87822557262984" table:style-name="ce1">
            <text:p>-579.8782256</text:p>
          </table:table-cell>
          <table:table-cell office:value-type="float" office:value="0" table:style-name="ce1">
            <text:p>0</text:p>
          </table:table-cell>
          <table:table-cell office:value-type="float" office:value="1.9244000000000001" table:style-name="ce1">
            <text:p>1.924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423.65076441333588" table:style-name="ce1">
            <text:p>423.6507644</text:p>
          </table:table-cell>
          <table:table-cell office:value-type="float" office:value="-1289.3718916927612" table:style-name="ce1">
            <text:p>-1289.371892</text:p>
          </table:table-cell>
          <table:table-cell office:value-type="float" office:value="0" table:style-name="ce1">
            <text:p>0</text:p>
          </table:table-cell>
          <table:table-cell office:value-type="float" office:value="5.6894" table:style-name="ce1">
            <text:p>5.6894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59.123891427035751" table:style-name="ce1">
            <text:p>59.12389143</text:p>
          </table:table-cell>
          <table:table-cell office:value-type="float" office:value="-322.49395323837683" table:style-name="ce1">
            <text:p>-322.4939532</text:p>
          </table:table-cell>
          <table:table-cell office:value-type="float" office:value="0" table:style-name="ce1">
            <text:p>0</text:p>
          </table:table-cell>
          <table:table-cell office:value-type="float" office:value="0.69359999999999999" table:style-name="ce1">
            <text:p>0.6936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42.613170747697247" table:style-name="ce1">
            <text:p>42.61317075</text:p>
          </table:table-cell>
          <table:table-cell office:value-type="float" office:value="-327.79362113613269" table:style-name="ce1">
            <text:p>-327.7936211</text:p>
          </table:table-cell>
          <table:table-cell office:value-type="float" office:value="0" table:style-name="ce1">
            <text:p>0</text:p>
          </table:table-cell>
          <table:table-cell office:value-type="float" office:value="0.49320000000000003" table:style-name="ce1">
            <text:p>0.4932</text:p>
          </table:table-cell>
          <table:table-cell office:value-type="float" office:value="27.7" table:style-name="ce1">
            <text:p>27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.5274632623341144" table:style-name="ce1">
            <text:p>4.527463262</text:p>
          </table:table-cell>
          <table:table-cell office:value-type="float" office:value="-54.569424751311843" table:style-name="ce1">
            <text:p>-54.56942475</text:p>
          </table:table-cell>
          <table:table-cell office:value-type="float" office:value="0" table:style-name="ce1">
            <text:p>0</text:p>
          </table:table-cell>
          <table:table-cell office:value-type="float" office:value="1.06" table:style-name="ce1">
            <text:p>1.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3.747816523258072" table:style-name="ce1">
            <text:p>13.74781652</text:p>
          </table:table-cell>
          <table:table-cell office:value-type="float" office:value="-141.52164068059778" table:style-name="ce1">
            <text:p>-141.5216407</text:p>
          </table:table-cell>
          <table:table-cell office:value-type="float" office:value="0" table:style-name="ce1">
            <text:p>0</text:p>
          </table:table-cell>
          <table:table-cell office:value-type="float" office:value="0.47760000000000002" table:style-name="ce1">
            <text:p>0.4776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12.396950350213846" table:style-name="ce1">
            <text:p>12.39695035</text:p>
          </table:table-cell>
          <table:table-cell office:value-type="float" office:value="-108.47331556437116" table:style-name="ce1">
            <text:p>-108.4733156</text:p>
          </table:table-cell>
          <table:table-cell office:value-type="float" office:value="0" table:style-name="ce1">
            <text:p>0</text:p>
          </table:table-cell>
          <table:table-cell office:value-type="float" office:value="0.58360000000000001" table:style-name="ce1">
            <text:p>0.583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3.747816523258072" table:style-name="ce1">
            <text:p>13.74781652</text:p>
          </table:table-cell>
          <table:table-cell office:value-type="float" office:value="-141.52164068059778" table:style-name="ce1">
            <text:p>-141.5216407</text:p>
          </table:table-cell>
          <table:table-cell office:value-type="float" office:value="0" table:style-name="ce1">
            <text:p>0</text:p>
          </table:table-cell>
          <table:table-cell office:value-type="float" office:value="0.47760000000000002" table:style-name="ce1">
            <text:p>0.4776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1481709191515526" table:style-name="ce1">
            <text:p>6.148170919</text:p>
          </table:table-cell>
          <table:table-cell office:value-type="float" office:value="-175.22287119581924" table:style-name="ce1">
            <text:p>-175.2228712</text:p>
          </table:table-cell>
          <table:table-cell office:value-type="float" office:value="0" table:style-name="ce1">
            <text:p>0</text:p>
          </table:table-cell>
          <table:table-cell office:value-type="float" office:value="1.0640000000000001" table:style-name="ce1">
            <text:p>1.064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1481709191515526" table:style-name="ce1">
            <text:p>6.148170919</text:p>
          </table:table-cell>
          <table:table-cell office:value-type="float" office:value="-175.22287119581924" table:style-name="ce1">
            <text:p>-175.2228712</text:p>
          </table:table-cell>
          <table:table-cell office:value-type="float" office:value="0" table:style-name="ce1">
            <text:p>0</text:p>
          </table:table-cell>
          <table:table-cell office:value-type="float" office:value="1.0640000000000001" table:style-name="ce1">
            <text:p>1.064</text:p>
          </table:table-cell>
          <table:table-cell office:value-type="float" office:value="55.4" table:style-name="ce1">
            <text:p>55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7.8923795129612619" table:style-name="ce1">
            <text:p>7.892379513</text:p>
          </table:table-cell>
          <table:table-cell office:value-type="float" office:value="-198.49334475097572" table:style-name="ce1">
            <text:p>-198.4933448</text:p>
          </table:table-cell>
          <table:table-cell office:value-type="float" office:value="0" table:style-name="ce1">
            <text:p>0</text:p>
          </table:table-cell>
          <table:table-cell office:value-type="float" office:value="0.3594" table:style-name="ce1">
            <text:p>0.3594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7.4955864803290178" table:style-name="ce1">
            <text:p>7.49558648</text:p>
          </table:table-cell>
          <table:table-cell office:value-type="float" office:value="-140.24636809247187" table:style-name="ce1">
            <text:p>-140.2463681</text:p>
          </table:table-cell>
          <table:table-cell office:value-type="float" office:value="0" table:style-name="ce1">
            <text:p>0</text:p>
          </table:table-cell>
          <table:table-cell office:value-type="float" office:value="0.59960000000000002" table:style-name="ce1">
            <text:p>0.5996</text:p>
          </table:table-cell>
          <table:table-cell office:value-type="float" office:value="30.7" table:style-name="ce1">
            <text:p>30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8.0161328603291011" table:style-name="ce1">
            <text:p>8.01613286</text:p>
          </table:table-cell>
          <table:table-cell office:value-type="float" office:value="-125.11454425141108" table:style-name="ce1">
            <text:p>-125.1145443</text:p>
          </table:table-cell>
          <table:table-cell office:value-type="float" office:value="0" table:style-name="ce1">
            <text:p>0</text:p>
          </table:table-cell>
          <table:table-cell office:value-type="float" office:value="0.68" table:style-name="ce1">
            <text:p>0.6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.7751479289940828" table:style-name="ce1">
            <text:p>1.775147929</text:p>
          </table:table-cell>
          <table:table-cell office:value-type="float" office:value="-24.260355029585799" table:style-name="ce1">
            <text:p>-24.26035503</text:p>
          </table:table-cell>
          <table:table-cell office:value-type="float" office:value="0" table:style-name="ce1">
            <text:p>0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.7751479289940828" table:style-name="ce1">
            <text:p>1.775147929</text:p>
          </table:table-cell>
          <table:table-cell office:value-type="float" office:value="-24.260355029585799" table:style-name="ce1">
            <text:p>-24.26035503</text:p>
          </table:table-cell>
          <table:table-cell office:value-type="float" office:value="0" table:style-name="ce1">
            <text:p>0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.3973406570036815" table:style-name="ce1">
            <text:p>4.397340657</text:p>
          </table:table-cell>
          <table:table-cell office:value-type="float" office:value="-11.271479047579342" table:style-name="ce1">
            <text:p>-11.27147905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6.52" table:style-name="ce1">
            <text:p>6.5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4.3973406570036815" table:style-name="ce1">
            <text:p>4.397340657</text:p>
          </table:table-cell>
          <table:table-cell office:value-type="float" office:value="-11.271479047579342" table:style-name="ce1">
            <text:p>-11.27147905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6.52" table:style-name="ce1">
            <text:p>6.5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475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9676999999999998" table:style-name="ce1">
            <text:p>3.9677</text:p>
          </table:table-cell>
          <table:table-cell office:value-type="float" office:value="-0.49180000000000001" table:style-name="ce1">
            <text:p>-0.4918</text:p>
          </table:table-cell>
          <table:table-cell office:value-type="float" office:value="1.39" table:style-name="ce1">
            <text:p>1.39</text:p>
          </table:table-cell>
          <table:table-cell office:value-type="float" office:value="1.88" table:style-name="ce1">
            <text:p>1.88</text:p>
          </table:table-cell>
          <table:table-cell office:value-type="float" office:value="1" table:style-name="ce1">
            <text:p>1</text:p>
          </table:table-cell>
          <table:table-cell office:value-type="float" office:value="4.9349999999999996" table:style-name="ce1">
            <text:p>4.9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4186231999999999" table:style-name="ce1">
            <text:p>4.4186232</text:p>
          </table:table-cell>
          <table:table-cell office:value-type="float" office:value="0" table:style-name="ce1">
            <text:p>0</text:p>
          </table:table-cell>
          <table:table-cell office:value-type="float" office:value="1.0522927289999999" table:style-name="ce1">
            <text:p>1.052292729</text:p>
          </table:table-cell>
          <table:table-cell office:value-type="float" office:value="-0.66296666439999996" table:style-name="ce1">
            <text:p>-0.662966664</text:p>
          </table:table-cell>
          <table:table-cell office:value-type="float" office:value="1" table:style-name="ce1">
            <text:p>1</text:p>
          </table:table-cell>
          <table:table-cell office:value-type="float" office:value="5.4958" table:style-name="ce1">
            <text:p>5.49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505088" table:style-name="ce1">
            <text:p>0.1505088</text:p>
          </table:table-cell>
          <table:table-cell office:value-type="float" office:value="0" table:style-name="ce1">
            <text:p>0</text:p>
          </table:table-cell>
          <table:table-cell office:value-type="float" office:value="7.8E-2" table:style-name="ce1">
            <text:p>0.078</text:p>
          </table:table-cell>
          <table:table-cell office:value-type="float" office:value="-8.9900000000000008E-2" table:style-name="ce1">
            <text:p>-0.0899</text:p>
          </table:table-cell>
          <table:table-cell office:value-type="float" office:value="1" table:style-name="ce1">
            <text:p>1</text:p>
          </table:table-cell>
          <table:table-cell office:value-type="float" office:value="0.18719999999999998" table:style-name="ce1">
            <text:p>0.18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9289719999999997" table:style-name="ce1">
            <text:p>0.2928972</text:p>
          </table:table-cell>
          <table:table-cell office:value-type="float" office:value="0" table:style-name="ce1">
            <text:p>0</text:p>
          </table:table-cell>
          <table:table-cell office:value-type="float" office:value="0.14328265000000001" table:style-name="ce1">
            <text:p>0.14328265</text:p>
          </table:table-cell>
          <table:table-cell office:value-type="float" office:value="-0.17671735000000002" table:style-name="ce1">
            <text:p>-0.17671735</text:p>
          </table:table-cell>
          <table:table-cell office:value-type="float" office:value="1" table:style-name="ce1">
            <text:p>1</text:p>
          </table:table-cell>
          <table:table-cell office:value-type="float" office:value="0.36430000000000001" table:style-name="ce1">
            <text:p>0.36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.25296" table:style-name="ce1">
            <text:p>12.25296</text:p>
          </table:table-cell>
          <table:table-cell office:value-type="float" office:value="2.6704000000000003" table:style-name="ce1">
            <text:p>2.6704</text:p>
          </table:table-cell>
          <table:table-cell office:value-type="float" office:value="11.08510424" table:style-name="ce1">
            <text:p>11.08510424</text:p>
          </table:table-cell>
          <table:table-cell office:value-type="float" office:value="-4.7335650779999998" table:style-name="ce1">
            <text:p>-4.733565078</text:p>
          </table:table-cell>
          <table:table-cell office:value-type="float" office:value="1" table:style-name="ce1">
            <text:p>1</text:p>
          </table:table-cell>
          <table:table-cell office:value-type="float" office:value="15.24" table:style-name="ce1">
            <text:p>15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.6479999999999996E-2" table:style-name="ce1">
            <text:p>0.09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118716" table:style-name="ce1">
            <text:p>3.118716</text:p>
          </table:table-cell>
          <table:table-cell office:value-type="float" office:value="1.2833639999999999" table:style-name="ce1">
            <text:p>1.283364</text:p>
          </table:table-cell>
          <table:table-cell office:value-type="float" office:value="1.2833642169999999" table:style-name="ce1">
            <text:p>1.283364217</text:p>
          </table:table-cell>
          <table:table-cell office:value-type="float" office:value="-1.581387783" table:style-name="ce1">
            <text:p>-1.581387783</text:p>
          </table:table-cell>
          <table:table-cell office:value-type="float" office:value="1" table:style-name="ce1">
            <text:p>1</text:p>
          </table:table-cell>
          <table:table-cell office:value-type="float" office:value="3.8789999999999996" table:style-name="ce1">
            <text:p>3.8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088616" table:style-name="ce1">
            <text:p>0.1088616</text:p>
          </table:table-cell>
          <table:table-cell office:value-type="float" office:value="0" table:style-name="ce1">
            <text:p>0</text:p>
          </table:table-cell>
          <table:table-cell office:value-type="float" office:value="-3.5112400000000002E-2" table:style-name="ce1">
            <text:p>-0.0351124</text:p>
          </table:table-cell>
          <table:table-cell office:value-type="float" office:value="-3.5112400000000002E-2" table:style-name="ce1">
            <text:p>-0.0351124</text:p>
          </table:table-cell>
          <table:table-cell office:value-type="float" office:value="1" table:style-name="ce1">
            <text:p>1</text:p>
          </table:table-cell>
          <table:table-cell office:value-type="float" office:value="0.13539999999999999" table:style-name="ce1">
            <text:p>0.13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4461200000000005" table:style-name="ce1">
            <text:p>4.44612</text:p>
          </table:table-cell>
          <table:table-cell office:value-type="float" office:value="1.2429999999999999" table:style-name="ce1">
            <text:p>1.243</text:p>
          </table:table-cell>
          <table:table-cell office:value-type="float" office:value="1.447939487" table:style-name="ce1">
            <text:p>1.447939487</text:p>
          </table:table-cell>
          <table:table-cell office:value-type="float" office:value="-0.66169873339999996" table:style-name="ce1">
            <text:p>-0.661698733</text:p>
          </table:table-cell>
          <table:table-cell office:value-type="float" office:value="1" table:style-name="ce1">
            <text:p>1</text:p>
          </table:table-cell>
          <table:table-cell office:value-type="float" office:value="5.53" table:style-name="ce1">
            <text:p>5.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215648" table:style-name="ce1">
            <text:p>0.1215648</text:p>
          </table:table-cell>
          <table:table-cell office:value-type="float" office:value="0" table:style-name="ce1">
            <text:p>0</text:p>
          </table:table-cell>
          <table:table-cell office:value-type="float" office:value="6.5071000000000004E-2" table:style-name="ce1">
            <text:p>0.065071</text:p>
          </table:table-cell>
          <table:table-cell office:value-type="float" office:value="-7.2929000000000008E-2" table:style-name="ce1">
            <text:p>-0.072929</text:p>
          </table:table-cell>
          <table:table-cell office:value-type="float" office:value="1" table:style-name="ce1">
            <text:p>1</text:p>
          </table:table-cell>
          <table:table-cell office:value-type="float" office:value="0.1512" table:style-name="ce1">
            <text:p>0.15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0260800000000001" table:style-name="ce1">
            <text:p>0.202608</text:p>
          </table:table-cell>
          <table:table-cell office:value-type="float" office:value="0" table:style-name="ce1">
            <text:p>0</text:p>
          </table:table-cell>
          <table:table-cell office:value-type="float" office:value="0.1065561979" table:style-name="ce1">
            <text:p>0.106556198</text:p>
          </table:table-cell>
          <table:table-cell office:value-type="float" office:value="-0.1234438021" table:style-name="ce1">
            <text:p>-0.123443802</text:p>
          </table:table-cell>
          <table:table-cell office:value-type="float" office:value="1" table:style-name="ce1">
            <text:p>1</text:p>
          </table:table-cell>
          <table:table-cell office:value-type="float" office:value="0.252" table:style-name="ce1">
            <text:p>0.2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.36336" table:style-name="ce1">
            <text:p>18.36336</text:p>
          </table:table-cell>
          <table:table-cell office:value-type="float" office:value="5.9714" table:style-name="ce1">
            <text:p>5.9714</text:p>
          </table:table-cell>
          <table:table-cell office:value-type="float" office:value="6.4146831180000001" table:style-name="ce1">
            <text:p>6.414683118</text:p>
          </table:table-cell>
          <table:table-cell office:value-type="float" office:value="-6.7900375859999995" table:style-name="ce1">
            <text:p>-6.790037586</text:p>
          </table:table-cell>
          <table:table-cell office:value-type="float" office:value="1" table:style-name="ce1">
            <text:p>1</text:p>
          </table:table-cell>
          <table:table-cell office:value-type="float" office:value="22.84" table:style-name="ce1">
            <text:p>22.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7336" table:style-name="ce1">
            <text:p>2.7336</text:p>
          </table:table-cell>
          <table:table-cell office:value-type="float" office:value="0" table:style-name="ce1">
            <text:p>0</text:p>
          </table:table-cell>
          <table:table-cell office:value-type="float" office:value="1.5034000000000001" table:style-name="ce1">
            <text:p>1.5034</text:p>
          </table:table-cell>
          <table:table-cell office:value-type="float" office:value="-1.378599087" table:style-name="ce1">
            <text:p>-1.378599087</text:p>
          </table:table-cell>
          <table:table-cell office:value-type="float" office:value="1" table:style-name="ce1">
            <text:p>1</text:p>
          </table:table-cell>
          <table:table-cell office:value-type="float" office:value="3.4" table:style-name="ce1">
            <text:p>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08236" table:style-name="ce1">
            <text:p>2.08236</text:p>
          </table:table-cell>
          <table:table-cell office:value-type="float" office:value="0" table:style-name="ce1">
            <text:p>0</text:p>
          </table:table-cell>
          <table:table-cell office:value-type="float" office:value="1.3727" table:style-name="ce1">
            <text:p>1.3727</text:p>
          </table:table-cell>
          <table:table-cell office:value-type="float" office:value="-1.2295" table:style-name="ce1">
            <text:p>-1.2295</text:p>
          </table:table-cell>
          <table:table-cell office:value-type="float" office:value="1" table:style-name="ce1">
            <text:p>1</text:p>
          </table:table-cell>
          <table:table-cell office:value-type="float" office:value="2.59" table:style-name="ce1">
            <text:p>2.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.6349599999999995" table:style-name="ce1">
            <text:p>8.63496</text:p>
          </table:table-cell>
          <table:table-cell office:value-type="float" office:value="-0.28899999999999998" table:style-name="ce1">
            <text:p>-0.289</text:p>
          </table:table-cell>
          <table:table-cell office:value-type="float" office:value="4.1647256320000006" table:style-name="ce1">
            <text:p>4.164725632</text:p>
          </table:table-cell>
          <table:table-cell office:value-type="float" office:value="-4.2977315779999996" table:style-name="ce1">
            <text:p>-4.297731578</text:p>
          </table:table-cell>
          <table:table-cell office:value-type="float" office:value="1" table:style-name="ce1">
            <text:p>1</text:p>
          </table:table-cell>
          <table:table-cell office:value-type="float" office:value="10.74" table:style-name="ce1">
            <text:p>10.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86528" table:style-name="ce1">
            <text:p>0.186528</text:p>
          </table:table-cell>
          <table:table-cell office:value-type="float" office:value="0" table:style-name="ce1">
            <text:p>0</text:p>
          </table:table-cell>
          <table:table-cell office:value-type="float" office:value="0.1538765205" table:style-name="ce1">
            <text:p>0.153876521</text:p>
          </table:table-cell>
          <table:table-cell office:value-type="float" office:value="-9.9377775859999989E-2" table:style-name="ce1">
            <text:p>-0.099377776</text:p>
          </table:table-cell>
          <table:table-cell office:value-type="float" office:value="1" table:style-name="ce1">
            <text:p>1</text:p>
          </table:table-cell>
          <table:table-cell office:value-type="float" office:value="0.23199999999999998" table:style-name="ce1">
            <text:p>0.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.0522208000000006" table:style-name="ce1">
            <text:p>8.0522208</text:p>
          </table:table-cell>
          <table:table-cell office:value-type="float" office:value="2.4483999999999999" table:style-name="ce1">
            <text:p>2.4484</text:p>
          </table:table-cell>
          <table:table-cell office:value-type="float" office:value="4.3966181999999998" table:style-name="ce1">
            <text:p>4.3966182</text:p>
          </table:table-cell>
          <table:table-cell office:value-type="float" office:value="-4.8480304890000001" table:style-name="ce1">
            <text:p>-4.848030489</text:p>
          </table:table-cell>
          <table:table-cell office:value-type="float" office:value="1" table:style-name="ce1">
            <text:p>1</text:p>
          </table:table-cell>
          <table:table-cell office:value-type="float" office:value="10.0152" table:style-name="ce1">
            <text:p>10.0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6532" table:style-name="ce1">
            <text:p>0.26532</text:p>
          </table:table-cell>
          <table:table-cell office:value-type="float" office:value="0" table:style-name="ce1">
            <text:p>0</text:p>
          </table:table-cell>
          <table:table-cell office:value-type="float" office:value="0.248" table:style-name="ce1">
            <text:p>0.248</text:p>
          </table:table-cell>
          <table:table-cell office:value-type="float" office:value="-0.255" table:style-name="ce1">
            <text:p>-0.255</text:p>
          </table:table-cell>
          <table:table-cell office:value-type="float" office:value="1" table:style-name="ce1">
            <text:p>1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9717599999999997" table:style-name="ce1">
            <text:p>0.397176</text:p>
          </table:table-cell>
          <table:table-cell office:value-type="float" office:value="0" table:style-name="ce1">
            <text:p>0</text:p>
          </table:table-cell>
          <table:table-cell office:value-type="float" office:value="0.12090137699999999" table:style-name="ce1">
            <text:p>0.120901377</text:p>
          </table:table-cell>
          <table:table-cell office:value-type="float" office:value="-0.17489862299999998" table:style-name="ce1">
            <text:p>-0.174898623</text:p>
          </table:table-cell>
          <table:table-cell office:value-type="float" office:value="1" table:style-name="ce1">
            <text:p>1</text:p>
          </table:table-cell>
          <table:table-cell office:value-type="float" office:value="0.49399999999999999" table:style-name="ce1">
            <text:p>0.4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8234719999999998" table:style-name="ce1">
            <text:p>1.823472</text:p>
          </table:table-cell>
          <table:table-cell office:value-type="float" office:value="-1.1107" table:style-name="ce1">
            <text:p>-1.1107</text:p>
          </table:table-cell>
          <table:table-cell office:value-type="float" office:value="1.2575598080000001" table:style-name="ce1">
            <text:p>1.257559808</text:p>
          </table:table-cell>
          <table:table-cell office:value-type="float" office:value="-1.310176558" table:style-name="ce1">
            <text:p>-1.310176558</text:p>
          </table:table-cell>
          <table:table-cell office:value-type="float" office:value="1" table:style-name="ce1">
            <text:p>1</text:p>
          </table:table-cell>
          <table:table-cell office:value-type="float" office:value="2.2680000000000002" table:style-name="ce1">
            <text:p>2.2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.7766400000000004" table:style-name="ce1">
            <text:p>9.77664</text:p>
          </table:table-cell>
          <table:table-cell office:value-type="float" office:value="0" table:style-name="ce1">
            <text:p>0</text:p>
          </table:table-cell>
          <table:table-cell office:value-type="float" office:value="6.8134072310000002" table:style-name="ce1">
            <text:p>6.813407231</text:p>
          </table:table-cell>
          <table:table-cell office:value-type="float" office:value="-4.6907282690000001" table:style-name="ce1">
            <text:p>-4.690728269</text:p>
          </table:table-cell>
          <table:table-cell office:value-type="float" office:value="1" table:style-name="ce1">
            <text:p>1</text:p>
          </table:table-cell>
          <table:table-cell office:value-type="float" office:value="12.16" table:style-name="ce1">
            <text:p>12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.8761600000000005" table:style-name="ce1">
            <text:p>8.87616</text:p>
          </table:table-cell>
          <table:table-cell office:value-type="float" office:value="0" table:style-name="ce1">
            <text:p>0</text:p>
          </table:table-cell>
          <table:table-cell office:value-type="float" office:value="2.2034389210000001" table:style-name="ce1">
            <text:p>2.203438921</text:p>
          </table:table-cell>
          <table:table-cell office:value-type="float" office:value="-2.0524054309999999" table:style-name="ce1">
            <text:p>-2.052405431</text:p>
          </table:table-cell>
          <table:table-cell office:value-type="float" office:value="1" table:style-name="ce1">
            <text:p>1</text:p>
          </table:table-cell>
          <table:table-cell office:value-type="float" office:value="11.04" table:style-name="ce1">
            <text:p>11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.7123200000000001" table:style-name="ce1">
            <text:p>9.71232</text:p>
          </table:table-cell>
          <table:table-cell office:value-type="float" office:value="2.3367" table:style-name="ce1">
            <text:p>2.3367</text:p>
          </table:table-cell>
          <table:table-cell office:value-type="float" office:value="5.5919411749999997" table:style-name="ce1">
            <text:p>5.591941175</text:p>
          </table:table-cell>
          <table:table-cell office:value-type="float" office:value="-5.3968407760000003" table:style-name="ce1">
            <text:p>-5.396840776</text:p>
          </table:table-cell>
          <table:table-cell office:value-type="float" office:value="1" table:style-name="ce1">
            <text:p>1</text:p>
          </table:table-cell>
          <table:table-cell office:value-type="float" office:value="12.08" table:style-name="ce1">
            <text:p>12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.074999999999999" table:style-name="ce1">
            <text:p>15.075</text:p>
          </table:table-cell>
          <table:table-cell office:value-type="float" office:value="0" table:style-name="ce1">
            <text:p>0</text:p>
          </table:table-cell>
          <table:table-cell office:value-type="float" office:value="6.9717126819999997" table:style-name="ce1">
            <text:p>6.971712682</text:p>
          </table:table-cell>
          <table:table-cell office:value-type="float" office:value="-8.2962668540000006" table:style-name="ce1">
            <text:p>-8.296266854</text:p>
          </table:table-cell>
          <table:table-cell office:value-type="float" office:value="1" table:style-name="ce1">
            <text:p>1</text:p>
          </table:table-cell>
          <table:table-cell office:value-type="float" office:value="18.75" table:style-name="ce1">
            <text:p>18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.3768000000000002" table:style-name="ce1">
            <text:p>3.3768</text:p>
          </table:table-cell>
          <table:table-cell office:value-type="float" office:value="0" table:style-name="ce1">
            <text:p>0</text:p>
          </table:table-cell>
          <table:table-cell office:value-type="float" office:value="1.679526233" table:style-name="ce1">
            <text:p>1.679526233</text:p>
          </table:table-cell>
          <table:table-cell office:value-type="float" office:value="-1.380443168" table:style-name="ce1">
            <text:p>-1.380443168</text:p>
          </table:table-cell>
          <table:table-cell office:value-type="float" office:value="1" table:style-name="ce1">
            <text:p>1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0477727999999999" table:style-name="ce1">
            <text:p>1.0477728</text:p>
          </table:table-cell>
          <table:table-cell office:value-type="float" office:value="0" table:style-name="ce1">
            <text:p>0</text:p>
          </table:table-cell>
          <table:table-cell office:value-type="float" office:value="-0.57600000000000007" table:style-name="ce1">
            <text:p>-0.576</text:p>
          </table:table-cell>
          <table:table-cell office:value-type="float" office:value="-0.57600000000000007" table:style-name="ce1">
            <text:p>-0.576</text:p>
          </table:table-cell>
          <table:table-cell office:value-type="float" office:value="1" table:style-name="ce1">
            <text:p>1</text:p>
          </table:table-cell>
          <table:table-cell office:value-type="float" office:value="1.3031999999999999" table:style-name="ce1">
            <text:p>1.3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.344239999999999" table:style-name="ce1">
            <text:p>19.34424</text:p>
          </table:table-cell>
          <table:table-cell office:value-type="float" office:value="11.8927" table:style-name="ce1">
            <text:p>11.8927</text:p>
          </table:table-cell>
          <table:table-cell office:value-type="float" office:value="12.160950809999999" table:style-name="ce1">
            <text:p>12.16095081</text:p>
          </table:table-cell>
          <table:table-cell office:value-type="float" office:value="-10.0632167" table:style-name="ce1">
            <text:p>-10.0632167</text:p>
          </table:table-cell>
          <table:table-cell office:value-type="float" office:value="1" table:style-name="ce1">
            <text:p>1</text:p>
          </table:table-cell>
          <table:table-cell office:value-type="float" office:value="24.06" table:style-name="ce1">
            <text:p>24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.766439999999999" table:style-name="ce1">
            <text:p>15.76644</text:p>
          </table:table-cell>
          <table:table-cell office:value-type="float" office:value="0" table:style-name="ce1">
            <text:p>0</text:p>
          </table:table-cell>
          <table:table-cell office:value-type="float" office:value="8.7321601629999996" table:style-name="ce1">
            <text:p>8.732160163</text:p>
          </table:table-cell>
          <table:table-cell office:value-type="float" office:value="-5.7146171350000001" table:style-name="ce1">
            <text:p>-5.714617135</text:p>
          </table:table-cell>
          <table:table-cell office:value-type="float" office:value="1" table:style-name="ce1">
            <text:p>1</text:p>
          </table:table-cell>
          <table:table-cell office:value-type="float" office:value="19.61" table:style-name="ce1">
            <text:p>19.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2462" table:style-name="ce1">
            <text:p>1.2462</text:p>
          </table:table-cell>
          <table:table-cell office:value-type="float" office:value="0" table:style-name="ce1">
            <text:p>0</text:p>
          </table:table-cell>
          <table:table-cell office:value-type="float" office:value="0.94224833039999989" table:style-name="ce1">
            <text:p>0.94224833</text:p>
          </table:table-cell>
          <table:table-cell office:value-type="float" office:value="-0.75208609420000005" table:style-name="ce1">
            <text:p>-0.752086094</text:p>
          </table:table-cell>
          <table:table-cell office:value-type="float" office:value="1" table:style-name="ce1">
            <text:p>1</text:p>
          </table:table-cell>
          <table:table-cell office:value-type="float" office:value="1.55" table:style-name="ce1">
            <text:p>1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.3535599999999999" table:style-name="ce1">
            <text:p>8.35356</text:p>
          </table:table-cell>
          <table:table-cell office:value-type="float" office:value="0" table:style-name="ce1">
            <text:p>0</text:p>
          </table:table-cell>
          <table:table-cell office:value-type="float" office:value="6.7031589489999996" table:style-name="ce1">
            <text:p>6.703158949</text:p>
          </table:table-cell>
          <table:table-cell office:value-type="float" office:value="-5.3907053169999992" table:style-name="ce1">
            <text:p>-5.390705317</text:p>
          </table:table-cell>
          <table:table-cell office:value-type="float" office:value="1" table:style-name="ce1">
            <text:p>1</text:p>
          </table:table-cell>
          <table:table-cell office:value-type="float" office:value="10.39" table:style-name="ce1">
            <text:p>10.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.8792" table:style-name="ce1">
            <text:p>7.8792</text:p>
          </table:table-cell>
          <table:table-cell office:value-type="float" office:value="3.5762" table:style-name="ce1">
            <text:p>3.5762</text:p>
          </table:table-cell>
          <table:table-cell office:value-type="float" office:value="5.7998399770000004" table:style-name="ce1">
            <text:p>5.799839977</text:p>
          </table:table-cell>
          <table:table-cell office:value-type="float" office:value="-4.1811790499999999" table:style-name="ce1">
            <text:p>-4.18117905</text:p>
          </table:table-cell>
          <table:table-cell office:value-type="float" office:value="1" table:style-name="ce1">
            <text:p>1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.1554" table:style-name="ce1">
            <text:p>15.1554</text:p>
          </table:table-cell>
          <table:table-cell office:value-type="float" office:value="0" table:style-name="ce1">
            <text:p>0</text:p>
          </table:table-cell>
          <table:table-cell office:value-type="float" office:value="9.6004939910000004" table:style-name="ce1">
            <text:p>9.600493991</text:p>
          </table:table-cell>
          <table:table-cell office:value-type="float" office:value="-8.5305988389999996" table:style-name="ce1">
            <text:p>-8.530598839</text:p>
          </table:table-cell>
          <table:table-cell office:value-type="float" office:value="1" table:style-name="ce1">
            <text:p>1</text:p>
          </table:table-cell>
          <table:table-cell office:value-type="float" office:value="18.850000000000001" table:style-name="ce1">
            <text:p>18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6884000000000001" table:style-name="ce1">
            <text:p>1.6884</text:p>
          </table:table-cell>
          <table:table-cell office:value-type="float" office:value="0" table:style-name="ce1">
            <text:p>0</text:p>
          </table:table-cell>
          <table:table-cell office:value-type="float" office:value="1.1641821720000001" table:style-name="ce1">
            <text:p>1.164182172</text:p>
          </table:table-cell>
          <table:table-cell office:value-type="float" office:value="-0.94965199909999998" table:style-name="ce1">
            <text:p>-0.949651999</text:p>
          </table:table-cell>
          <table:table-cell office:value-type="float" office:value="1" table:style-name="ce1">
            <text:p>1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.8118400000000001" table:style-name="ce1">
            <text:p>8.81184</text:p>
          </table:table-cell>
          <table:table-cell office:value-type="float" office:value="0" table:style-name="ce1">
            <text:p>0</text:p>
          </table:table-cell>
          <table:table-cell office:value-type="float" office:value="3.4447718739999997" table:style-name="ce1">
            <text:p>3.444771874</text:p>
          </table:table-cell>
          <table:table-cell office:value-type="float" office:value="-5.7552281259999996" table:style-name="ce1">
            <text:p>-5.755228126</text:p>
          </table:table-cell>
          <table:table-cell office:value-type="float" office:value="1" table:style-name="ce1">
            <text:p>1</text:p>
          </table:table-cell>
          <table:table-cell office:value-type="float" office:value="10.96" table:style-name="ce1">
            <text:p>10.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2.711999999999996" table:style-name="ce1">
            <text:p>62.712</text:p>
          </table:table-cell>
          <table:table-cell office:value-type="float" office:value="12.433699999999998" table:style-name="ce1">
            <text:p>12.4337</text:p>
          </table:table-cell>
          <table:table-cell office:value-type="float" office:value="35.350318829999999" table:style-name="ce1">
            <text:p>35.35031883</text:p>
          </table:table-cell>
          <table:table-cell office:value-type="float" office:value="-25.27871669" table:style-name="ce1">
            <text:p>-25.27871669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1.93488" table:style-name="ce1">
            <text:p>31.93488</text:p>
          </table:table-cell>
          <table:table-cell office:value-type="float" office:value="0" table:style-name="ce1">
            <text:p>0</text:p>
          </table:table-cell>
          <table:table-cell office:value-type="float" office:value="15.870560170000001" table:style-name="ce1">
            <text:p>15.87056017</text:p>
          </table:table-cell>
          <table:table-cell office:value-type="float" office:value="-12.89624064" table:style-name="ce1">
            <text:p>-12.89624064</text:p>
          </table:table-cell>
          <table:table-cell office:value-type="float" office:value="1" table:style-name="ce1">
            <text:p>1</text:p>
          </table:table-cell>
          <table:table-cell office:value-type="float" office:value="39.72" table:style-name="ce1">
            <text:p>39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6.609639999999999" table:style-name="ce1">
            <text:p>56.60964</text:p>
          </table:table-cell>
          <table:table-cell office:value-type="float" office:value="31.189" table:style-name="ce1">
            <text:p>31.189</text:p>
          </table:table-cell>
          <table:table-cell office:value-type="float" office:value="36.532342020000002" table:style-name="ce1">
            <text:p>36.53234202</text:p>
          </table:table-cell>
          <table:table-cell office:value-type="float" office:value="-33.545781810000001" table:style-name="ce1">
            <text:p>-33.54578181</text:p>
          </table:table-cell>
          <table:table-cell office:value-type="float" office:value="1" table:style-name="ce1">
            <text:p>1</text:p>
          </table:table-cell>
          <table:table-cell office:value-type="float" office:value="70.41" table:style-name="ce1">
            <text:p>70.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.792720000000001" table:style-name="ce1">
            <text:p>9.79272</text:p>
          </table:table-cell>
          <table:table-cell office:value-type="float" office:value="0" table:style-name="ce1">
            <text:p>0</text:p>
          </table:table-cell>
          <table:table-cell office:value-type="float" office:value="7.6732652759999995" table:style-name="ce1">
            <text:p>7.673265276</text:p>
          </table:table-cell>
          <table:table-cell office:value-type="float" office:value="-5.6284910749999995" table:style-name="ce1">
            <text:p>-5.628491075</text:p>
          </table:table-cell>
          <table:table-cell office:value-type="float" office:value="1" table:style-name="ce1">
            <text:p>1</text:p>
          </table:table-cell>
          <table:table-cell office:value-type="float" office:value="12.18" table:style-name="ce1">
            <text:p>12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.079999999999998" table:style-name="ce1">
            <text:p>16.08</text:p>
          </table:table-cell>
          <table:table-cell office:value-type="float" office:value="3.5617999999999999" table:style-name="ce1">
            <text:p>3.5618</text:p>
          </table:table-cell>
          <table:table-cell office:value-type="float" office:value="8.1423219949999996" table:style-name="ce1">
            <text:p>8.142321995</text:p>
          </table:table-cell>
          <table:table-cell office:value-type="float" office:value="-4.0594159339999996" table:style-name="ce1">
            <text:p>-4.059415934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.7584" table:style-name="ce1">
            <text:p>15.7584</text:p>
          </table:table-cell>
          <table:table-cell office:value-type="float" office:value="-0.45329999999999998" table:style-name="ce1">
            <text:p>-0.4533</text:p>
          </table:table-cell>
          <table:table-cell office:value-type="float" office:value="8.8497149769999996" table:style-name="ce1">
            <text:p>8.849714977</text:p>
          </table:table-cell>
          <table:table-cell office:value-type="float" office:value="-5.3417123200000001" table:style-name="ce1">
            <text:p>-5.34171232</text:p>
          </table:table-cell>
          <table:table-cell office:value-type="float" office:value="1" table:style-name="ce1">
            <text:p>1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8331200000000001" table:style-name="ce1">
            <text:p>1.83312</text:p>
          </table:table-cell>
          <table:table-cell office:value-type="float" office:value="0" table:style-name="ce1">
            <text:p>0</text:p>
          </table:table-cell>
          <table:table-cell office:value-type="float" office:value="0.4002176281" table:style-name="ce1">
            <text:p>0.400217628</text:p>
          </table:table-cell>
          <table:table-cell office:value-type="float" office:value="-0.73578237189999995" table:style-name="ce1">
            <text:p>-0.735782372</text:p>
          </table:table-cell>
          <table:table-cell office:value-type="float" office:value="1" table:style-name="ce1">
            <text:p>1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.873800000000003" table:style-name="ce1">
            <text:p>22.8738</text:p>
          </table:table-cell>
          <table:table-cell office:value-type="float" office:value="12.0113" table:style-name="ce1">
            <text:p>12.0113</text:p>
          </table:table-cell>
          <table:table-cell office:value-type="float" office:value="13.36631772" table:style-name="ce1">
            <text:p>13.36631772</text:p>
          </table:table-cell>
          <table:table-cell office:value-type="float" office:value="-14.689819030000001" table:style-name="ce1">
            <text:p>-14.68981903</text:p>
          </table:table-cell>
          <table:table-cell office:value-type="float" office:value="1" table:style-name="ce1">
            <text:p>1</text:p>
          </table:table-cell>
          <table:table-cell office:value-type="float" office:value="28.45" table:style-name="ce1">
            <text:p>28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2706720000000002" table:style-name="ce1">
            <text:p>3.270672</text:p>
          </table:table-cell>
          <table:table-cell office:value-type="float" office:value="0" table:style-name="ce1">
            <text:p>0</text:p>
          </table:table-cell>
          <table:table-cell office:value-type="float" office:value="1.6269999999999998" table:style-name="ce1">
            <text:p>1.627</text:p>
          </table:table-cell>
          <table:table-cell office:value-type="float" office:value="-1.6269999999999998" table:style-name="ce1">
            <text:p>-1.627</text:p>
          </table:table-cell>
          <table:table-cell office:value-type="float" office:value="1" table:style-name="ce1">
            <text:p>1</text:p>
          </table:table-cell>
          <table:table-cell office:value-type="float" office:value="4.0680000000000005" table:style-name="ce1">
            <text:p>4.0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6479999999999997" table:style-name="ce1">
            <text:p>9.648</text:p>
          </table:table-cell>
          <table:table-cell office:value-type="float" office:value="3.0442" table:style-name="ce1">
            <text:p>3.0442</text:p>
          </table:table-cell>
          <table:table-cell office:value-type="float" office:value="6.2114133059999999" table:style-name="ce1">
            <text:p>6.211413306</text:p>
          </table:table-cell>
          <table:table-cell office:value-type="float" office:value="-5.2338012990000005" table:style-name="ce1">
            <text:p>-5.23380129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.8944000000000001" table:style-name="ce1">
            <text:p>2.8944</text:p>
          </table:table-cell>
          <table:table-cell office:value-type="float" office:value="0" table:style-name="ce1">
            <text:p>0</text:p>
          </table:table-cell>
          <table:table-cell office:value-type="float" office:value="2.3664000000000001" table:style-name="ce1">
            <text:p>2.3664</text:p>
          </table:table-cell>
          <table:table-cell office:value-type="float" office:value="2.3664000000000001" table:style-name="ce1">
            <text:p>2.3664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.3465999999999996" table:style-name="ce1">
            <text:p>5.3466</text:p>
          </table:table-cell>
          <table:table-cell office:value-type="float" office:value="3.26" table:style-name="ce1">
            <text:p>3.26</text:p>
          </table:table-cell>
          <table:table-cell office:value-type="float" office:value="3.2614991730000003" table:style-name="ce1">
            <text:p>3.261499173</text:p>
          </table:table-cell>
          <table:table-cell office:value-type="float" office:value="-3.0606988260000003" table:style-name="ce1">
            <text:p>-3.060698826</text:p>
          </table:table-cell>
          <table:table-cell office:value-type="float" office:value="1" table:style-name="ce1">
            <text:p>1</text:p>
          </table:table-cell>
          <table:table-cell office:value-type="float" office:value="6.65" table:style-name="ce1">
            <text:p>6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224844" table:style-name="ce1">
            <text:p>3.224844</text:p>
          </table:table-cell>
          <table:table-cell office:value-type="float" office:value="1.3003" table:style-name="ce1">
            <text:p>1.3003</text:p>
          </table:table-cell>
          <table:table-cell office:value-type="float" office:value="1.8971900439999998" table:style-name="ce1">
            <text:p>1.897190044</text:p>
          </table:table-cell>
          <table:table-cell office:value-type="float" office:value="-2.3268100309999999" table:style-name="ce1">
            <text:p>-2.326810031</text:p>
          </table:table-cell>
          <table:table-cell office:value-type="float" office:value="1" table:style-name="ce1">
            <text:p>1</text:p>
          </table:table-cell>
          <table:table-cell office:value-type="float" office:value="4.0110000000000001" table:style-name="ce1">
            <text:p>4.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0.326880000000003" table:style-name="ce1">
            <text:p>30.32688</text:p>
          </table:table-cell>
          <table:table-cell office:value-type="float" office:value="12.544" table:style-name="ce1">
            <text:p>12.544</text:p>
          </table:table-cell>
          <table:table-cell office:value-type="float" office:value="15.896653300000001" table:style-name="ce1">
            <text:p>15.8966533</text:p>
          </table:table-cell>
          <table:table-cell office:value-type="float" office:value="-13.88267098" table:style-name="ce1">
            <text:p>-13.88267098</text:p>
          </table:table-cell>
          <table:table-cell office:value-type="float" office:value="1" table:style-name="ce1">
            <text:p>1</text:p>
          </table:table-cell>
          <table:table-cell office:value-type="float" office:value="37.72" table:style-name="ce1">
            <text:p>37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.9185199999999996" table:style-name="ce1">
            <text:p>2.91852</text:p>
          </table:table-cell>
          <table:table-cell office:value-type="float" office:value="0" table:style-name="ce1">
            <text:p>0</text:p>
          </table:table-cell>
          <table:table-cell office:value-type="float" office:value="0.84805800669999998" table:style-name="ce1">
            <text:p>0.848058007</text:p>
          </table:table-cell>
          <table:table-cell office:value-type="float" office:value="-1.539941993" table:style-name="ce1">
            <text:p>-1.539941993</text:p>
          </table:table-cell>
          <table:table-cell office:value-type="float" office:value="1" table:style-name="ce1">
            <text:p>1</text:p>
          </table:table-cell>
          <table:table-cell office:value-type="float" office:value="3.63" table:style-name="ce1">
            <text:p>3.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.7787999999999999" table:style-name="ce1">
            <text:p>3.7788</text:p>
          </table:table-cell>
          <table:table-cell office:value-type="float" office:value="0" table:style-name="ce1">
            <text:p>0</text:p>
          </table:table-cell>
          <table:table-cell office:value-type="float" office:value="3.1775764729999998" table:style-name="ce1">
            <text:p>3.177576473</text:p>
          </table:table-cell>
          <table:table-cell office:value-type="float" office:value="-2.1142910860000002" table:style-name="ce1">
            <text:p>-2.114291086</text:p>
          </table:table-cell>
          <table:table-cell office:value-type="float" office:value="1" table:style-name="ce1">
            <text:p>1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.7713204" table:style-name="ce1">
            <text:p>24.7713204</text:p>
          </table:table-cell>
          <table:table-cell office:value-type="float" office:value="0" table:style-name="ce1">
            <text:p>0</text:p>
          </table:table-cell>
          <table:table-cell office:value-type="float" office:value="12.008135709999999" table:style-name="ce1">
            <text:p>12.00813571</text:p>
          </table:table-cell>
          <table:table-cell office:value-type="float" office:value="-12.62242187" table:style-name="ce1">
            <text:p>-12.62242187</text:p>
          </table:table-cell>
          <table:table-cell office:value-type="float" office:value="1" table:style-name="ce1">
            <text:p>1</text:p>
          </table:table-cell>
          <table:table-cell office:value-type="float" office:value="30.810100000000002" table:style-name="ce1">
            <text:p>30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7.068920000000002" table:style-name="ce1">
            <text:p>17.06892</text:p>
          </table:table-cell>
          <table:table-cell office:value-type="float" office:value="9.41" table:style-name="ce1">
            <text:p>9.41</text:p>
          </table:table-cell>
          <table:table-cell office:value-type="float" office:value="9.4937837569999992" table:style-name="ce1">
            <text:p>9.493783757</text:p>
          </table:table-cell>
          <table:table-cell office:value-type="float" office:value="-9.474163171999999" table:style-name="ce1">
            <text:p>-9.474163172</text:p>
          </table:table-cell>
          <table:table-cell office:value-type="float" office:value="1" table:style-name="ce1">
            <text:p>1</text:p>
          </table:table-cell>
          <table:table-cell office:value-type="float" office:value="21.23" table:style-name="ce1">
            <text:p>21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.5976" table:style-name="ce1">
            <text:p>15.5976</text:p>
          </table:table-cell>
          <table:table-cell office:value-type="float" office:value="4.3493000000000004" table:style-name="ce1">
            <text:p>4.3493</text:p>
          </table:table-cell>
          <table:table-cell office:value-type="float" office:value="8.8144399959999991" table:style-name="ce1">
            <text:p>8.814439996</text:p>
          </table:table-cell>
          <table:table-cell office:value-type="float" office:value="-4.3135018240000003" table:style-name="ce1">
            <text:p>-4.313501824</text:p>
          </table:table-cell>
          <table:table-cell office:value-type="float" office:value="1" table:style-name="ce1">
            <text:p>1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.8761600000000005" table:style-name="ce1">
            <text:p>8.87616</text:p>
          </table:table-cell>
          <table:table-cell office:value-type="float" office:value="0" table:style-name="ce1">
            <text:p>0</text:p>
          </table:table-cell>
          <table:table-cell office:value-type="float" office:value="3.8410988210000001" table:style-name="ce1">
            <text:p>3.841098821</text:p>
          </table:table-cell>
          <table:table-cell office:value-type="float" office:value="-2.9462189360000002" table:style-name="ce1">
            <text:p>-2.946218936</text:p>
          </table:table-cell>
          <table:table-cell office:value-type="float" office:value="1" table:style-name="ce1">
            <text:p>1</text:p>
          </table:table-cell>
          <table:table-cell office:value-type="float" office:value="11.04" table:style-name="ce1">
            <text:p>11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9.8186" table:style-name="ce1">
            <text:p>19.8186</text:p>
          </table:table-cell>
          <table:table-cell office:value-type="float" office:value="0" table:style-name="ce1">
            <text:p>0</text:p>
          </table:table-cell>
          <table:table-cell office:value-type="float" office:value="12.54526922" table:style-name="ce1">
            <text:p>12.54526922</text:p>
          </table:table-cell>
          <table:table-cell office:value-type="float" office:value="-11.146380150000001" table:style-name="ce1">
            <text:p>-11.14638015</text:p>
          </table:table-cell>
          <table:table-cell office:value-type="float" office:value="1" table:style-name="ce1">
            <text:p>1</text:p>
          </table:table-cell>
          <table:table-cell office:value-type="float" office:value="24.65" table:style-name="ce1">
            <text:p>24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.6992799999999999" table:style-name="ce1">
            <text:p>8.69928</text:p>
          </table:table-cell>
          <table:table-cell office:value-type="float" office:value="4.1622000000000003" table:style-name="ce1">
            <text:p>4.1622</text:p>
          </table:table-cell>
          <table:table-cell office:value-type="float" office:value="6.6603152589999999" table:style-name="ce1">
            <text:p>6.660315259</text:p>
          </table:table-cell>
          <table:table-cell office:value-type="float" office:value="-5.4179213990000008" table:style-name="ce1">
            <text:p>-5.417921399</text:p>
          </table:table-cell>
          <table:table-cell office:value-type="float" office:value="1" table:style-name="ce1">
            <text:p>1</text:p>
          </table:table-cell>
          <table:table-cell office:value-type="float" office:value="10.82" table:style-name="ce1">
            <text:p>10.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73664" table:style-name="ce1">
            <text:p>1.73664</text:p>
          </table:table-cell>
          <table:table-cell office:value-type="float" office:value="0" table:style-name="ce1">
            <text:p>0</text:p>
          </table:table-cell>
          <table:table-cell office:value-type="float" office:value="0.71" table:style-name="ce1">
            <text:p>0.7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16" table:style-name="ce1">
            <text:p>2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.6128" table:style-name="ce1">
            <text:p>10.6128</text:p>
          </table:table-cell>
          <table:table-cell office:value-type="float" office:value="2.4830999999999999" table:style-name="ce1">
            <text:p>2.4831</text:p>
          </table:table-cell>
          <table:table-cell office:value-type="float" office:value="6.5782430729999994" table:style-name="ce1">
            <text:p>6.578243073</text:p>
          </table:table-cell>
          <table:table-cell office:value-type="float" office:value="-5.7970193510000003" table:style-name="ce1">
            <text:p>-5.797019351</text:p>
          </table:table-cell>
          <table:table-cell office:value-type="float" office:value="1" table:style-name="ce1">
            <text:p>1</text:p>
          </table:table-cell>
          <table:table-cell office:value-type="float" office:value="13.2" table:style-name="ce1">
            <text:p>1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67232" table:style-name="ce1">
            <text:p>1.67232</text:p>
          </table:table-cell>
          <table:table-cell office:value-type="float" office:value="0" table:style-name="ce1">
            <text:p>0</text:p>
          </table:table-cell>
          <table:table-cell office:value-type="float" office:value="0.60793576280000006" table:style-name="ce1">
            <text:p>0.607935763</text:p>
          </table:table-cell>
          <table:table-cell office:value-type="float" office:value="-0.71206423720000001" table:style-name="ce1">
            <text:p>-0.712064237</text:p>
          </table:table-cell>
          <table:table-cell office:value-type="float" office:value="1" table:style-name="ce1">
            <text:p>1</text:p>
          </table:table-cell>
          <table:table-cell office:value-type="float" office:value="2.08" table:style-name="ce1">
            <text:p>2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.138440000000001" table:style-name="ce1">
            <text:p>10.13844</text:p>
          </table:table-cell>
          <table:table-cell office:value-type="float" office:value="-4.8041999999999998" table:style-name="ce1">
            <text:p>-4.8042</text:p>
          </table:table-cell>
          <table:table-cell office:value-type="float" office:value="4.5531719920000002" table:style-name="ce1">
            <text:p>4.553171992</text:p>
          </table:table-cell>
          <table:table-cell office:value-type="float" office:value="-4.8042881829999997" table:style-name="ce1">
            <text:p>-4.804288183</text:p>
          </table:table-cell>
          <table:table-cell office:value-type="float" office:value="1" table:style-name="ce1">
            <text:p>1</text:p>
          </table:table-cell>
          <table:table-cell office:value-type="float" office:value="12.61" table:style-name="ce1">
            <text:p>12.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4.0335435439999996" table:style-name="ce1">
            <text:p>4.033543544</text:p>
          </table:table-cell>
          <table:table-cell office:value-type="float" office:value="-4.1202643730000004" table:style-name="ce1">
            <text:p>-4.120264373</text:p>
          </table:table-cell>
          <table:table-cell office:value-type="float" office:value="1" table:style-name="ce1">
            <text:p>1</text:p>
          </table:table-cell>
          <table:table-cell office:value-type="float" office:value="9.0500000000000007" table:style-name="ce1">
            <text:p>9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4.0335435439999996" table:style-name="ce1">
            <text:p>4.033543544</text:p>
          </table:table-cell>
          <table:table-cell office:value-type="float" office:value="-4.1202643730000004" table:style-name="ce1">
            <text:p>-4.120264373</text:p>
          </table:table-cell>
          <table:table-cell office:value-type="float" office:value="1" table:style-name="ce1">
            <text:p>1</text:p>
          </table:table-cell>
          <table:table-cell office:value-type="float" office:value="9.0500000000000007" table:style-name="ce1">
            <text:p>9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.66" table:style-name="ce1">
            <text:p>53.6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10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2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4672960000000002" table:style-name="ce1">
            <text:p>2.467296</text:p>
          </table:table-cell>
          <table:table-cell office:value-type="float" office:value="2.5838279999999996" table:style-name="ce1">
            <text:p>2.583828</text:p>
          </table:table-cell>
          <table:table-cell office:value-type="float" office:value="2.3755679999999999" table:style-name="ce1">
            <text:p>2.375568</text:p>
          </table:table-cell>
          <table:table-cell office:value-type="float" office:value="2.14344" table:style-name="ce1">
            <text:p>2.14344</text:p>
          </table:table-cell>
          <table:table-cell office:value-type="float" office:value="1.9768319999999999" table:style-name="ce1">
            <text:p>1.976832</text:p>
          </table:table-cell>
          <table:table-cell office:value-type="float" office:value="1.8996119999999999" table:style-name="ce1">
            <text:p>1.899612</text:p>
          </table:table-cell>
          <table:table-cell office:value-type="float" office:value="2.044692" table:style-name="ce1">
            <text:p>2.044692</text:p>
          </table:table-cell>
          <table:table-cell office:value-type="float" office:value="2.3058359999999998" table:style-name="ce1">
            <text:p>2.305836</text:p>
          </table:table-cell>
          <table:table-cell office:value-type="float" office:value="2.716272" table:style-name="ce1">
            <text:p>2.716272</text:p>
          </table:table-cell>
          <table:table-cell office:value-type="float" office:value="3.1346640000000003" table:style-name="ce1">
            <text:p>3.134664</text:p>
          </table:table-cell>
          <table:table-cell office:value-type="float" office:value="3.3447960000000001" table:style-name="ce1">
            <text:p>3.344796</text:p>
          </table:table-cell>
          <table:table-cell office:value-type="float" office:value="3.4220159999999997" table:style-name="ce1">
            <text:p>3.422016</text:p>
          </table:table-cell>
          <table:table-cell office:value-type="float" office:value="3.4931520000000003" table:style-name="ce1">
            <text:p>3.493152</text:p>
          </table:table-cell>
          <table:table-cell office:value-type="float" office:value="3.2385600000000001" table:style-name="ce1">
            <text:p>3.23856</text:p>
          </table:table-cell>
          <table:table-cell office:value-type="float" office:value="2.9788200000000002" table:style-name="ce1">
            <text:p>2.97882</text:p>
          </table:table-cell>
          <table:table-cell office:value-type="float" office:value="3.0302999999999995" table:style-name="ce1">
            <text:p>3.0303</text:p>
          </table:table-cell>
          <table:table-cell office:value-type="float" office:value="3.5081279999999997" table:style-name="ce1">
            <text:p>3.508128</text:p>
          </table:table-cell>
          <table:table-cell office:value-type="float" office:value="4.066452" table:style-name="ce1">
            <text:p>4.066452</text:p>
          </table:table-cell>
          <table:table-cell office:value-type="float" office:value="4.1436720000000005" table:style-name="ce1">
            <text:p>4.143672</text:p>
          </table:table-cell>
          <table:table-cell office:value-type="float" office:value="3.9410280000000002" table:style-name="ce1">
            <text:p>3.941028</text:p>
          </table:table-cell>
          <table:table-cell office:value-type="float" office:value="3.5918999999999999" table:style-name="ce1">
            <text:p>3.5919</text:p>
          </table:table-cell>
          <table:table-cell office:value-type="float" office:value="3.3452640000000002" table:style-name="ce1">
            <text:p>3.345264</text:p>
          </table:table-cell>
          <table:table-cell office:value-type="float" office:value="2.936232" table:style-name="ce1">
            <text:p>2.936232</text:p>
          </table:table-cell>
          <table:table-cell office:value-type="float" office:value="2.3938199999999998" table:style-name="ce1">
            <text:p>2.39382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7045360000000001" table:style-name="ce1">
            <text:p>2.704536</text:p>
          </table:table-cell>
          <table:table-cell office:value-type="float" office:value="2.8322730000000003" table:style-name="ce1">
            <text:p>2.832273</text:p>
          </table:table-cell>
          <table:table-cell office:value-type="float" office:value="2.6039879999999997" table:style-name="ce1">
            <text:p>2.603988</text:p>
          </table:table-cell>
          <table:table-cell office:value-type="float" office:value="2.3495400000000002" table:style-name="ce1">
            <text:p>2.34954</text:p>
          </table:table-cell>
          <table:table-cell office:value-type="float" office:value="2.1669119999999999" table:style-name="ce1">
            <text:p>2.166912</text:p>
          </table:table-cell>
          <table:table-cell office:value-type="float" office:value="2.0822669999999999" table:style-name="ce1">
            <text:p>2.082267</text:p>
          </table:table-cell>
          <table:table-cell office:value-type="float" office:value="2.2412970000000003" table:style-name="ce1">
            <text:p>2.241297</text:p>
          </table:table-cell>
          <table:table-cell office:value-type="float" office:value="2.5275509999999999" table:style-name="ce1">
            <text:p>2.527551</text:p>
          </table:table-cell>
          <table:table-cell office:value-type="float" office:value="2.977452" table:style-name="ce1">
            <text:p>2.977452</text:p>
          </table:table-cell>
          <table:table-cell office:value-type="float" office:value="3.4360739999999996" table:style-name="ce1">
            <text:p>3.436074</text:p>
          </table:table-cell>
          <table:table-cell office:value-type="float" office:value="3.6664110000000001" table:style-name="ce1">
            <text:p>3.666411</text:p>
          </table:table-cell>
          <table:table-cell office:value-type="float" office:value="3.7510559999999997" table:style-name="ce1">
            <text:p>3.751056</text:p>
          </table:table-cell>
          <table:table-cell office:value-type="float" office:value="3.8290320000000002" table:style-name="ce1">
            <text:p>3.829032</text:p>
          </table:table-cell>
          <table:table-cell office:value-type="float" office:value="3.54996" table:style-name="ce1">
            <text:p>3.54996</text:p>
          </table:table-cell>
          <table:table-cell office:value-type="float" office:value="3.2652449999999997" table:style-name="ce1">
            <text:p>3.265245</text:p>
          </table:table-cell>
          <table:table-cell office:value-type="float" office:value="3.3216750000000004" table:style-name="ce1">
            <text:p>3.321675</text:p>
          </table:table-cell>
          <table:table-cell office:value-type="float" office:value="3.8454480000000002" table:style-name="ce1">
            <text:p>3.845448</text:p>
          </table:table-cell>
          <table:table-cell office:value-type="float" office:value="4.4574569999999998" table:style-name="ce1">
            <text:p>4.457457</text:p>
          </table:table-cell>
          <table:table-cell office:value-type="float" office:value="4.5421019999999999" table:style-name="ce1">
            <text:p>4.542102</text:p>
          </table:table-cell>
          <table:table-cell office:value-type="float" office:value="4.3199730000000001" table:style-name="ce1">
            <text:p>4.319973</text:p>
          </table:table-cell>
          <table:table-cell office:value-type="float" office:value="3.9372750000000001" table:style-name="ce1">
            <text:p>3.937275</text:p>
          </table:table-cell>
          <table:table-cell office:value-type="float" office:value="3.6669240000000003" table:style-name="ce1">
            <text:p>3.666924</text:p>
          </table:table-cell>
          <table:table-cell office:value-type="float" office:value="3.2185619999999999" table:style-name="ce1">
            <text:p>3.218562</text:p>
          </table:table-cell>
          <table:table-cell office:value-type="float" office:value="2.6239949999999999" table:style-name="ce1">
            <text:p>2.623995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9259599999999999" table:style-name="ce1">
            <text:p>2.92596</text:p>
          </table:table-cell>
          <table:table-cell office:value-type="float" office:value="3.064155" table:style-name="ce1">
            <text:p>3.064155</text:p>
          </table:table-cell>
          <table:table-cell office:value-type="float" office:value="2.81718" table:style-name="ce1">
            <text:p>2.81718</text:p>
          </table:table-cell>
          <table:table-cell office:value-type="float" office:value="2.5419" table:style-name="ce1">
            <text:p>2.5419</text:p>
          </table:table-cell>
          <table:table-cell office:value-type="float" office:value="2.3443199999999997" table:style-name="ce1">
            <text:p>2.34432</text:p>
          </table:table-cell>
          <table:table-cell office:value-type="float" office:value="2.252745" table:style-name="ce1">
            <text:p>2.252745</text:p>
          </table:table-cell>
          <table:table-cell office:value-type="float" office:value="2.424795" table:style-name="ce1">
            <text:p>2.424795</text:p>
          </table:table-cell>
          <table:table-cell office:value-type="float" office:value="2.7344850000000003" table:style-name="ce1">
            <text:p>2.734485</text:p>
          </table:table-cell>
          <table:table-cell office:value-type="float" office:value="3.2212200000000002" table:style-name="ce1">
            <text:p>3.22122</text:p>
          </table:table-cell>
          <table:table-cell office:value-type="float" office:value="3.71739" table:style-name="ce1">
            <text:p>3.71739</text:p>
          </table:table-cell>
          <table:table-cell office:value-type="float" office:value="3.9665850000000002" table:style-name="ce1">
            <text:p>3.966585</text:p>
          </table:table-cell>
          <table:table-cell office:value-type="float" office:value="4.05816" table:style-name="ce1">
            <text:p>4.05816</text:p>
          </table:table-cell>
          <table:table-cell office:value-type="float" office:value="4.1425200000000002" table:style-name="ce1">
            <text:p>4.14252</text:p>
          </table:table-cell>
          <table:table-cell office:value-type="float" office:value="3.8406000000000002" table:style-name="ce1">
            <text:p>3.8406</text:p>
          </table:table-cell>
          <table:table-cell office:value-type="float" office:value="3.532575" table:style-name="ce1">
            <text:p>3.532575</text:p>
          </table:table-cell>
          <table:table-cell office:value-type="float" office:value="3.5936250000000003" table:style-name="ce1">
            <text:p>3.593625</text:p>
          </table:table-cell>
          <table:table-cell office:value-type="float" office:value="4.1602800000000002" table:style-name="ce1">
            <text:p>4.16028</text:p>
          </table:table-cell>
          <table:table-cell office:value-type="float" office:value="4.8223950000000002" table:style-name="ce1">
            <text:p>4.822395</text:p>
          </table:table-cell>
          <table:table-cell office:value-type="float" office:value="4.9139699999999999" table:style-name="ce1">
            <text:p>4.91397</text:p>
          </table:table-cell>
          <table:table-cell office:value-type="float" office:value="4.6736550000000001" table:style-name="ce1">
            <text:p>4.673655</text:p>
          </table:table-cell>
          <table:table-cell office:value-type="float" office:value="4.2596249999999998" table:style-name="ce1">
            <text:p>4.259625</text:p>
          </table:table-cell>
          <table:table-cell office:value-type="float" office:value="3.9671400000000001" table:style-name="ce1">
            <text:p>3.96714</text:p>
          </table:table-cell>
          <table:table-cell office:value-type="float" office:value="3.4820699999999998" table:style-name="ce1">
            <text:p>3.48207</text:p>
          </table:table-cell>
          <table:table-cell office:value-type="float" office:value="2.8388249999999999" table:style-name="ce1">
            <text:p>2.838825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.8957759999999997" table:style-name="ce1">
            <text:p>6.895776</text:p>
          </table:table-cell>
          <table:table-cell office:value-type="float" office:value="7.2214679999999998" table:style-name="ce1">
            <text:p>7.221468</text:p>
          </table:table-cell>
          <table:table-cell office:value-type="float" office:value="6.6394079999999995" table:style-name="ce1">
            <text:p>6.639408</text:p>
          </table:table-cell>
          <table:table-cell office:value-type="float" office:value="5.99064" table:style-name="ce1">
            <text:p>5.99064</text:p>
          </table:table-cell>
          <table:table-cell office:value-type="float" office:value="5.5249920000000001" table:style-name="ce1">
            <text:p>5.524992</text:p>
          </table:table-cell>
          <table:table-cell office:value-type="float" office:value="5.3091720000000002" table:style-name="ce1">
            <text:p>5.309172</text:p>
          </table:table-cell>
          <table:table-cell office:value-type="float" office:value="5.7146520000000001" table:style-name="ce1">
            <text:p>5.714652</text:p>
          </table:table-cell>
          <table:table-cell office:value-type="float" office:value="6.4445160000000001" table:style-name="ce1">
            <text:p>6.444516</text:p>
          </table:table-cell>
          <table:table-cell office:value-type="float" office:value="7.5916319999999997" table:style-name="ce1">
            <text:p>7.591632</text:p>
          </table:table-cell>
          <table:table-cell office:value-type="float" office:value="8.7609840000000005" table:style-name="ce1">
            <text:p>8.760984</text:p>
          </table:table-cell>
          <table:table-cell office:value-type="float" office:value="9.3482760000000003" table:style-name="ce1">
            <text:p>9.348276</text:p>
          </table:table-cell>
          <table:table-cell office:value-type="float" office:value="9.5640959999999993" table:style-name="ce1">
            <text:p>9.564096</text:p>
          </table:table-cell>
          <table:table-cell office:value-type="float" office:value="9.762912" table:style-name="ce1">
            <text:p>9.762912</text:p>
          </table:table-cell>
          <table:table-cell office:value-type="float" office:value="9.051359999999999" table:style-name="ce1">
            <text:p>9.05136</text:p>
          </table:table-cell>
          <table:table-cell office:value-type="float" office:value="8.3254200000000012" table:style-name="ce1">
            <text:p>8.32542</text:p>
          </table:table-cell>
          <table:table-cell office:value-type="float" office:value="8.4692999999999987" table:style-name="ce1">
            <text:p>8.4693</text:p>
          </table:table-cell>
          <table:table-cell office:value-type="float" office:value="9.804768000000001" table:style-name="ce1">
            <text:p>9.804768</text:p>
          </table:table-cell>
          <table:table-cell office:value-type="float" office:value="11.365212" table:style-name="ce1">
            <text:p>11.365212</text:p>
          </table:table-cell>
          <table:table-cell office:value-type="float" office:value="11.581032" table:style-name="ce1">
            <text:p>11.581032</text:p>
          </table:table-cell>
          <table:table-cell office:value-type="float" office:value="11.014667999999999" table:style-name="ce1">
            <text:p>11.014668</text:p>
          </table:table-cell>
          <table:table-cell office:value-type="float" office:value="10.0389" table:style-name="ce1">
            <text:p>10.0389</text:p>
          </table:table-cell>
          <table:table-cell office:value-type="float" office:value="9.3495840000000001" table:style-name="ce1">
            <text:p>9.349584</text:p>
          </table:table-cell>
          <table:table-cell office:value-type="float" office:value="8.2063919999999992" table:style-name="ce1">
            <text:p>8.206392</text:p>
          </table:table-cell>
          <table:table-cell office:value-type="float" office:value="6.6904200000000005" table:style-name="ce1">
            <text:p>6.69042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646544" table:style-name="ce1">
            <text:p>2.646544</text:p>
          </table:table-cell>
          <table:table-cell office:value-type="float" office:value="2.7715420000000002" table:style-name="ce1">
            <text:p>2.771542</text:p>
          </table:table-cell>
          <table:table-cell office:value-type="float" office:value="2.548152" table:style-name="ce1">
            <text:p>2.548152</text:p>
          </table:table-cell>
          <table:table-cell office:value-type="float" office:value="2.2991600000000001" table:style-name="ce1">
            <text:p>2.29916</text:p>
          </table:table-cell>
          <table:table-cell office:value-type="float" office:value="2.1204480000000001" table:style-name="ce1">
            <text:p>2.120448</text:p>
          </table:table-cell>
          <table:table-cell office:value-type="float" office:value="2.0376180000000002" table:style-name="ce1">
            <text:p>2.037618</text:p>
          </table:table-cell>
          <table:table-cell office:value-type="float" office:value="2.193238" table:style-name="ce1">
            <text:p>2.193238</text:p>
          </table:table-cell>
          <table:table-cell office:value-type="float" office:value="2.4733540000000001" table:style-name="ce1">
            <text:p>2.473354</text:p>
          </table:table-cell>
          <table:table-cell office:value-type="float" office:value="2.913608" table:style-name="ce1">
            <text:p>2.913608</text:p>
          </table:table-cell>
          <table:table-cell office:value-type="float" office:value="3.3623959999999999" table:style-name="ce1">
            <text:p>3.362396</text:p>
          </table:table-cell>
          <table:table-cell office:value-type="float" office:value="3.5877940000000001" table:style-name="ce1">
            <text:p>3.587794</text:p>
          </table:table-cell>
          <table:table-cell office:value-type="float" office:value="3.6706240000000001" table:style-name="ce1">
            <text:p>3.670624</text:p>
          </table:table-cell>
          <table:table-cell office:value-type="float" office:value="3.7469279999999996" table:style-name="ce1">
            <text:p>3.746928</text:p>
          </table:table-cell>
          <table:table-cell office:value-type="float" office:value="3.47384" table:style-name="ce1">
            <text:p>3.47384</text:p>
          </table:table-cell>
          <table:table-cell office:value-type="float" office:value="3.1952300000000005" table:style-name="ce1">
            <text:p>3.19523</text:p>
          </table:table-cell>
          <table:table-cell office:value-type="float" office:value="3.2504500000000003" table:style-name="ce1">
            <text:p>3.25045</text:p>
          </table:table-cell>
          <table:table-cell office:value-type="float" office:value="3.7629919999999997" table:style-name="ce1">
            <text:p>3.762992</text:p>
          </table:table-cell>
          <table:table-cell office:value-type="float" office:value="4.3618779999999999" table:style-name="ce1">
            <text:p>4.361878</text:p>
          </table:table-cell>
          <table:table-cell office:value-type="float" office:value="4.4447080000000003" table:style-name="ce1">
            <text:p>4.444708</text:p>
          </table:table-cell>
          <table:table-cell office:value-type="float" office:value="4.2273420000000002" table:style-name="ce1">
            <text:p>4.227342</text:p>
          </table:table-cell>
          <table:table-cell office:value-type="float" office:value="3.8528500000000001" table:style-name="ce1">
            <text:p>3.85285</text:p>
          </table:table-cell>
          <table:table-cell office:value-type="float" office:value="3.5882960000000002" table:style-name="ce1">
            <text:p>3.588296</text:p>
          </table:table-cell>
          <table:table-cell office:value-type="float" office:value="3.1495479999999998" table:style-name="ce1">
            <text:p>3.149548</text:p>
          </table:table-cell>
          <table:table-cell office:value-type="float" office:value="2.5677300000000001" table:style-name="ce1">
            <text:p>2.56773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.199872" table:style-name="ce1">
            <text:p>6.199872</text:p>
          </table:table-cell>
          <table:table-cell office:value-type="float" office:value="6.4926959999999996" table:style-name="ce1">
            <text:p>6.492696</text:p>
          </table:table-cell>
          <table:table-cell office:value-type="float" office:value="5.9693759999999996" table:style-name="ce1">
            <text:p>5.969376</text:p>
          </table:table-cell>
          <table:table-cell office:value-type="float" office:value="5.3860799999999998" table:style-name="ce1">
            <text:p>5.38608</text:p>
          </table:table-cell>
          <table:table-cell office:value-type="float" office:value="4.9674239999999994" table:style-name="ce1">
            <text:p>4.967424</text:p>
          </table:table-cell>
          <table:table-cell office:value-type="float" office:value="4.7733840000000001" table:style-name="ce1">
            <text:p>4.773384</text:p>
          </table:table-cell>
          <table:table-cell office:value-type="float" office:value="5.1379440000000001" table:style-name="ce1">
            <text:p>5.137944</text:p>
          </table:table-cell>
          <table:table-cell office:value-type="float" office:value="5.7941520000000004" table:style-name="ce1">
            <text:p>5.794152</text:p>
          </table:table-cell>
          <table:table-cell office:value-type="float" office:value="6.8255039999999996" table:style-name="ce1">
            <text:p>6.825504</text:p>
          </table:table-cell>
          <table:table-cell office:value-type="float" office:value="7.8768479999999998" table:style-name="ce1">
            <text:p>7.876848</text:p>
          </table:table-cell>
          <table:table-cell office:value-type="float" office:value="8.404872000000001" table:style-name="ce1">
            <text:p>8.404872</text:p>
          </table:table-cell>
          <table:table-cell office:value-type="float" office:value="8.5989120000000003" table:style-name="ce1">
            <text:p>8.598912</text:p>
          </table:table-cell>
          <table:table-cell office:value-type="float" office:value="8.7776639999999997" table:style-name="ce1">
            <text:p>8.777664</text:p>
          </table:table-cell>
          <table:table-cell office:value-type="float" office:value="8.1379200000000012" table:style-name="ce1">
            <text:p>8.13792</text:p>
          </table:table-cell>
          <table:table-cell office:value-type="float" office:value="7.4852400000000001" table:style-name="ce1">
            <text:p>7.48524</text:p>
          </table:table-cell>
          <table:table-cell office:value-type="float" office:value="7.6146000000000003" table:style-name="ce1">
            <text:p>7.6146</text:p>
          </table:table-cell>
          <table:table-cell office:value-type="float" office:value="8.815296" table:style-name="ce1">
            <text:p>8.815296</text:p>
          </table:table-cell>
          <table:table-cell office:value-type="float" office:value="10.218264" table:style-name="ce1">
            <text:p>10.218264</text:p>
          </table:table-cell>
          <table:table-cell office:value-type="float" office:value="10.412303999999999" table:style-name="ce1">
            <text:p>10.412304</text:p>
          </table:table-cell>
          <table:table-cell office:value-type="float" office:value="9.9030959999999997" table:style-name="ce1">
            <text:p>9.903096</text:p>
          </table:table-cell>
          <table:table-cell office:value-type="float" office:value="9.0258000000000003" table:style-name="ce1">
            <text:p>9.0258</text:p>
          </table:table-cell>
          <table:table-cell office:value-type="float" office:value="8.4060480000000002" table:style-name="ce1">
            <text:p>8.406048</text:p>
          </table:table-cell>
          <table:table-cell office:value-type="float" office:value="7.3782240000000003" table:style-name="ce1">
            <text:p>7.378224</text:p>
          </table:table-cell>
          <table:table-cell office:value-type="float" office:value="6.0152400000000004" table:style-name="ce1">
            <text:p>6.01524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9276400000000002" table:style-name="ce1">
            <text:p>3.92764</text:p>
          </table:table-cell>
          <table:table-cell office:value-type="float" office:value="4.1131450000000003" table:style-name="ce1">
            <text:p>4.113145</text:p>
          </table:table-cell>
          <table:table-cell office:value-type="float" office:value="3.7816199999999998" table:style-name="ce1">
            <text:p>3.78162</text:p>
          </table:table-cell>
          <table:table-cell office:value-type="float" office:value="3.4120999999999997" table:style-name="ce1">
            <text:p>3.4121</text:p>
          </table:table-cell>
          <table:table-cell office:value-type="float" office:value="3.1468799999999999" table:style-name="ce1">
            <text:p>3.14688</text:p>
          </table:table-cell>
          <table:table-cell office:value-type="float" office:value="3.0239550000000004" table:style-name="ce1">
            <text:p>3.023955</text:p>
          </table:table-cell>
          <table:table-cell office:value-type="float" office:value="3.2549049999999999" table:style-name="ce1">
            <text:p>3.254905</text:p>
          </table:table-cell>
          <table:table-cell office:value-type="float" office:value="3.6706150000000002" table:style-name="ce1">
            <text:p>3.670615</text:p>
          </table:table-cell>
          <table:table-cell office:value-type="float" office:value="4.3239800000000006" table:style-name="ce1">
            <text:p>4.32398</text:p>
          </table:table-cell>
          <table:table-cell office:value-type="float" office:value="4.9900099999999998" table:style-name="ce1">
            <text:p>4.99001</text:p>
          </table:table-cell>
          <table:table-cell office:value-type="float" office:value="5.3245149999999999" table:style-name="ce1">
            <text:p>5.324515</text:p>
          </table:table-cell>
          <table:table-cell office:value-type="float" office:value="5.4474400000000003" table:style-name="ce1">
            <text:p>5.44744</text:p>
          </table:table-cell>
          <table:table-cell office:value-type="float" office:value="5.5606799999999996" table:style-name="ce1">
            <text:p>5.56068</text:p>
          </table:table-cell>
          <table:table-cell office:value-type="float" office:value="5.1553999999999993" table:style-name="ce1">
            <text:p>5.1554</text:p>
          </table:table-cell>
          <table:table-cell office:value-type="float" office:value="4.7419250000000002" table:style-name="ce1">
            <text:p>4.741925</text:p>
          </table:table-cell>
          <table:table-cell office:value-type="float" office:value="4.8238750000000001" table:style-name="ce1">
            <text:p>4.823875</text:p>
          </table:table-cell>
          <table:table-cell office:value-type="float" office:value="5.5845200000000004" table:style-name="ce1">
            <text:p>5.58452</text:p>
          </table:table-cell>
          <table:table-cell office:value-type="float" office:value="6.4733049999999999" table:style-name="ce1">
            <text:p>6.473305</text:p>
          </table:table-cell>
          <table:table-cell office:value-type="float" office:value="6.5962300000000003" table:style-name="ce1">
            <text:p>6.59623</text:p>
          </table:table-cell>
          <table:table-cell office:value-type="float" office:value="6.2736450000000001" table:style-name="ce1">
            <text:p>6.273645</text:p>
          </table:table-cell>
          <table:table-cell office:value-type="float" office:value="5.7178750000000003" table:style-name="ce1">
            <text:p>5.717875</text:p>
          </table:table-cell>
          <table:table-cell office:value-type="float" office:value="5.3252599999999992" table:style-name="ce1">
            <text:p>5.32526</text:p>
          </table:table-cell>
          <table:table-cell office:value-type="float" office:value="4.6741299999999999" table:style-name="ce1">
            <text:p>4.67413</text:p>
          </table:table-cell>
          <table:table-cell office:value-type="float" office:value="3.8106749999999998" table:style-name="ce1">
            <text:p>3.810675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.2720000000000002" table:style-name="ce1">
            <text:p>5.272</text:p>
          </table:table-cell>
          <table:table-cell office:value-type="float" office:value="5.5209999999999999" table:style-name="ce1">
            <text:p>5.521</text:p>
          </table:table-cell>
          <table:table-cell office:value-type="float" office:value="5.0760000000000005" table:style-name="ce1">
            <text:p>5.076</text:p>
          </table:table-cell>
          <table:table-cell office:value-type="float" office:value="4.58" table:style-name="ce1">
            <text:p>4.58</text:p>
          </table:table-cell>
          <table:table-cell office:value-type="float" office:value="4.2240000000000002" table:style-name="ce1">
            <text:p>4.224</text:p>
          </table:table-cell>
          <table:table-cell office:value-type="float" office:value="4.0590000000000002" table:style-name="ce1">
            <text:p>4.059</text:p>
          </table:table-cell>
          <table:table-cell office:value-type="float" office:value="4.3689999999999998" table:style-name="ce1">
            <text:p>4.369</text:p>
          </table:table-cell>
          <table:table-cell office:value-type="float" office:value="4.9269999999999996" table:style-name="ce1">
            <text:p>4.927</text:p>
          </table:table-cell>
          <table:table-cell office:value-type="float" office:value="5.8039999999999994" table:style-name="ce1">
            <text:p>5.804</text:p>
          </table:table-cell>
          <table:table-cell office:value-type="float" office:value="6.6979999999999995" table:style-name="ce1">
            <text:p>6.698</text:p>
          </table:table-cell>
          <table:table-cell office:value-type="float" office:value="7.1470000000000002" table:style-name="ce1">
            <text:p>7.147</text:p>
          </table:table-cell>
          <table:table-cell office:value-type="float" office:value="7.3120000000000003" table:style-name="ce1">
            <text:p>7.312</text:p>
          </table:table-cell>
          <table:table-cell office:value-type="float" office:value="7.4639999999999995" table:style-name="ce1">
            <text:p>7.464</text:p>
          </table:table-cell>
          <table:table-cell office:value-type="float" office:value="6.92" table:style-name="ce1">
            <text:p>6.92</text:p>
          </table:table-cell>
          <table:table-cell office:value-type="float" office:value="6.3650000000000002" table:style-name="ce1">
            <text:p>6.365</text:p>
          </table:table-cell>
          <table:table-cell office:value-type="float" office:value="6.4749999999999996" table:style-name="ce1">
            <text:p>6.475</text:p>
          </table:table-cell>
          <table:table-cell office:value-type="float" office:value="7.4960000000000004" table:style-name="ce1">
            <text:p>7.496</text:p>
          </table:table-cell>
          <table:table-cell office:value-type="float" office:value="8.6890000000000001" table:style-name="ce1">
            <text:p>8.689</text:p>
          </table:table-cell>
          <table:table-cell office:value-type="float" office:value="8.8539999999999992" table:style-name="ce1">
            <text:p>8.854</text:p>
          </table:table-cell>
          <table:table-cell office:value-type="float" office:value="8.4209999999999994" table:style-name="ce1">
            <text:p>8.421</text:p>
          </table:table-cell>
          <table:table-cell office:value-type="float" office:value="7.6749999999999998" table:style-name="ce1">
            <text:p>7.675</text:p>
          </table:table-cell>
          <table:table-cell office:value-type="float" office:value="7.1479999999999997" table:style-name="ce1">
            <text:p>7.148</text:p>
          </table:table-cell>
          <table:table-cell office:value-type="float" office:value="6.274" table:style-name="ce1">
            <text:p>6.274</text:p>
          </table:table-cell>
          <table:table-cell office:value-type="float" office:value="5.1150000000000002" table:style-name="ce1">
            <text:p>5.115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68535999999999997" table:style-name="ce1">
            <text:p>0.68536</text:p>
          </table:table-cell>
          <table:table-cell office:value-type="float" office:value="0.71772999999999998" table:style-name="ce1">
            <text:p>0.71773</text:p>
          </table:table-cell>
          <table:table-cell office:value-type="float" office:value="0.65988000000000002" table:style-name="ce1">
            <text:p>0.65988</text:p>
          </table:table-cell>
          <table:table-cell office:value-type="float" office:value="0.59540000000000004" table:style-name="ce1">
            <text:p>0.5954</text:p>
          </table:table-cell>
          <table:table-cell office:value-type="float" office:value="0.54911999999999994" table:style-name="ce1">
            <text:p>0.54912</text:p>
          </table:table-cell>
          <table:table-cell office:value-type="float" office:value="0.52767000000000008" table:style-name="ce1">
            <text:p>0.52767</text:p>
          </table:table-cell>
          <table:table-cell office:value-type="float" office:value="0.56796999999999997" table:style-name="ce1">
            <text:p>0.56797</text:p>
          </table:table-cell>
          <table:table-cell office:value-type="float" office:value="0.64051000000000002" table:style-name="ce1">
            <text:p>0.64051</text:p>
          </table:table-cell>
          <table:table-cell office:value-type="float" office:value="0.75451999999999997" table:style-name="ce1">
            <text:p>0.75452</text:p>
          </table:table-cell>
          <table:table-cell office:value-type="float" office:value="0.87073999999999996" table:style-name="ce1">
            <text:p>0.87074</text:p>
          </table:table-cell>
          <table:table-cell office:value-type="float" office:value="0.92910999999999999" table:style-name="ce1">
            <text:p>0.92911</text:p>
          </table:table-cell>
          <table:table-cell office:value-type="float" office:value="0.95055999999999996" table:style-name="ce1">
            <text:p>0.95056</text:p>
          </table:table-cell>
          <table:table-cell office:value-type="float" office:value="0.97031999999999996" table:style-name="ce1">
            <text:p>0.97032</text:p>
          </table:table-cell>
          <table:table-cell office:value-type="float" office:value="0.89959999999999996" table:style-name="ce1">
            <text:p>0.8996</text:p>
          </table:table-cell>
          <table:table-cell office:value-type="float" office:value="0.82745000000000002" table:style-name="ce1">
            <text:p>0.82745</text:p>
          </table:table-cell>
          <table:table-cell office:value-type="float" office:value="0.84175" table:style-name="ce1">
            <text:p>0.84175</text:p>
          </table:table-cell>
          <table:table-cell office:value-type="float" office:value="0.9744799999999999" table:style-name="ce1">
            <text:p>0.97448</text:p>
          </table:table-cell>
          <table:table-cell office:value-type="float" office:value="1.12957" table:style-name="ce1">
            <text:p>1.12957</text:p>
          </table:table-cell>
          <table:table-cell office:value-type="float" office:value="1.1510199999999999" table:style-name="ce1">
            <text:p>1.15102</text:p>
          </table:table-cell>
          <table:table-cell office:value-type="float" office:value="1.09473" table:style-name="ce1">
            <text:p>1.09473</text:p>
          </table:table-cell>
          <table:table-cell office:value-type="float" office:value="0.99775000000000003" table:style-name="ce1">
            <text:p>0.99775</text:p>
          </table:table-cell>
          <table:table-cell office:value-type="float" office:value="0.92924000000000007" table:style-name="ce1">
            <text:p>0.92924</text:p>
          </table:table-cell>
          <table:table-cell office:value-type="float" office:value="0.81562000000000001" table:style-name="ce1">
            <text:p>0.81562</text:p>
          </table:table-cell>
          <table:table-cell office:value-type="float" office:value="0.66495000000000004" table:style-name="ce1">
            <text:p>0.66495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.501592" table:style-name="ce1">
            <text:p>13.501592</text:p>
          </table:table-cell>
          <table:table-cell office:value-type="float" office:value="14.139281" table:style-name="ce1">
            <text:p>14.139281</text:p>
          </table:table-cell>
          <table:table-cell office:value-type="float" office:value="12.999636000000001" table:style-name="ce1">
            <text:p>12.999636</text:p>
          </table:table-cell>
          <table:table-cell office:value-type="float" office:value="11.729380000000001" table:style-name="ce1">
            <text:p>11.72938</text:p>
          </table:table-cell>
          <table:table-cell office:value-type="float" office:value="10.817664000000001" table:style-name="ce1">
            <text:p>10.817664</text:p>
          </table:table-cell>
          <table:table-cell office:value-type="float" office:value="10.395099" table:style-name="ce1">
            <text:p>10.395099</text:p>
          </table:table-cell>
          <table:table-cell office:value-type="float" office:value="11.189009" table:style-name="ce1">
            <text:p>11.189009</text:p>
          </table:table-cell>
          <table:table-cell office:value-type="float" office:value="12.618046999999999" table:style-name="ce1">
            <text:p>12.618047</text:p>
          </table:table-cell>
          <table:table-cell office:value-type="float" office:value="14.864044" table:style-name="ce1">
            <text:p>14.864044</text:p>
          </table:table-cell>
          <table:table-cell office:value-type="float" office:value="17.153578" table:style-name="ce1">
            <text:p>17.153578</text:p>
          </table:table-cell>
          <table:table-cell office:value-type="float" office:value="18.303467000000001" table:style-name="ce1">
            <text:p>18.303467</text:p>
          </table:table-cell>
          <table:table-cell office:value-type="float" office:value="18.726032" table:style-name="ce1">
            <text:p>18.726032</text:p>
          </table:table-cell>
          <table:table-cell office:value-type="float" office:value="19.115304000000002" table:style-name="ce1">
            <text:p>19.115304</text:p>
          </table:table-cell>
          <table:table-cell office:value-type="float" office:value="17.72212" table:style-name="ce1">
            <text:p>17.72212</text:p>
          </table:table-cell>
          <table:table-cell office:value-type="float" office:value="16.300764999999998" table:style-name="ce1">
            <text:p>16.300765</text:p>
          </table:table-cell>
          <table:table-cell office:value-type="float" office:value="16.582474999999999" table:style-name="ce1">
            <text:p>16.582475</text:p>
          </table:table-cell>
          <table:table-cell office:value-type="float" office:value="19.197255999999999" table:style-name="ce1">
            <text:p>19.197256</text:p>
          </table:table-cell>
          <table:table-cell office:value-type="float" office:value="22.252528999999999" table:style-name="ce1">
            <text:p>22.252529</text:p>
          </table:table-cell>
          <table:table-cell office:value-type="float" office:value="22.675093999999998" table:style-name="ce1">
            <text:p>22.675094</text:p>
          </table:table-cell>
          <table:table-cell office:value-type="float" office:value="21.566181" table:style-name="ce1">
            <text:p>21.566181</text:p>
          </table:table-cell>
          <table:table-cell office:value-type="float" office:value="19.655675000000002" table:style-name="ce1">
            <text:p>19.655675</text:p>
          </table:table-cell>
          <table:table-cell office:value-type="float" office:value="18.306027999999998" table:style-name="ce1">
            <text:p>18.306028</text:p>
          </table:table-cell>
          <table:table-cell office:value-type="float" office:value="16.067714000000002" table:style-name="ce1">
            <text:p>16.067714</text:p>
          </table:table-cell>
          <table:table-cell office:value-type="float" office:value="13.099514999999998" table:style-name="ce1">
            <text:p>13.099515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.713920000000002" table:style-name="ce1">
            <text:p>17.71392</text:p>
          </table:table-cell>
          <table:table-cell office:value-type="float" office:value="18.550560000000001" table:style-name="ce1">
            <text:p>18.55056</text:p>
          </table:table-cell>
          <table:table-cell office:value-type="float" office:value="17.05536" table:style-name="ce1">
            <text:p>17.05536</text:p>
          </table:table-cell>
          <table:table-cell office:value-type="float" office:value="15.388800000000002" table:style-name="ce1">
            <text:p>15.3888</text:p>
          </table:table-cell>
          <table:table-cell office:value-type="float" office:value="14.192639999999999" table:style-name="ce1">
            <text:p>14.19264</text:p>
          </table:table-cell>
          <table:table-cell office:value-type="float" office:value="13.638240000000001" table:style-name="ce1">
            <text:p>13.63824</text:p>
          </table:table-cell>
          <table:table-cell office:value-type="float" office:value="14.679839999999999" table:style-name="ce1">
            <text:p>14.67984</text:p>
          </table:table-cell>
          <table:table-cell office:value-type="float" office:value="16.55472" table:style-name="ce1">
            <text:p>16.55472</text:p>
          </table:table-cell>
          <table:table-cell office:value-type="float" office:value="19.501439999999999" table:style-name="ce1">
            <text:p>19.50144</text:p>
          </table:table-cell>
          <table:table-cell office:value-type="float" office:value="22.505279999999999" table:style-name="ce1">
            <text:p>22.50528</text:p>
          </table:table-cell>
          <table:table-cell office:value-type="float" office:value="24.013919999999999" table:style-name="ce1">
            <text:p>24.01392</text:p>
          </table:table-cell>
          <table:table-cell office:value-type="float" office:value="24.56832" table:style-name="ce1">
            <text:p>24.56832</text:p>
          </table:table-cell>
          <table:table-cell office:value-type="float" office:value="25.079039999999999" table:style-name="ce1">
            <text:p>25.07904</text:p>
          </table:table-cell>
          <table:table-cell office:value-type="float" office:value="23.251199999999997" table:style-name="ce1">
            <text:p>23.2512</text:p>
          </table:table-cell>
          <table:table-cell office:value-type="float" office:value="21.386399999999998" table:style-name="ce1">
            <text:p>21.3864</text:p>
          </table:table-cell>
          <table:table-cell office:value-type="float" office:value="21.756" table:style-name="ce1">
            <text:p>21.756</text:p>
          </table:table-cell>
          <table:table-cell office:value-type="float" office:value="25.18656" table:style-name="ce1">
            <text:p>25.18656</text:p>
          </table:table-cell>
          <table:table-cell office:value-type="float" office:value="29.195039999999999" table:style-name="ce1">
            <text:p>29.19504</text:p>
          </table:table-cell>
          <table:table-cell office:value-type="float" office:value="29.74944" table:style-name="ce1">
            <text:p>29.74944</text:p>
          </table:table-cell>
          <table:table-cell office:value-type="float" office:value="28.294560000000001" table:style-name="ce1">
            <text:p>28.29456</text:p>
          </table:table-cell>
          <table:table-cell office:value-type="float" office:value="25.788" table:style-name="ce1">
            <text:p>25.788</text:p>
          </table:table-cell>
          <table:table-cell office:value-type="float" office:value="24.01728" table:style-name="ce1">
            <text:p>24.01728</text:p>
          </table:table-cell>
          <table:table-cell office:value-type="float" office:value="21.080639999999999" table:style-name="ce1">
            <text:p>21.08064</text:p>
          </table:table-cell>
          <table:table-cell office:value-type="float" office:value="17.186400000000003" table:style-name="ce1">
            <text:p>17.1864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.2684079999999991" table:style-name="ce1">
            <text:p>6.268408</text:p>
          </table:table-cell>
          <table:table-cell office:value-type="float" office:value="6.5644689999999999" table:style-name="ce1">
            <text:p>6.564469</text:p>
          </table:table-cell>
          <table:table-cell office:value-type="float" office:value="6.0353639999999995" table:style-name="ce1">
            <text:p>6.035364</text:p>
          </table:table-cell>
          <table:table-cell office:value-type="float" office:value="5.4456199999999999" table:style-name="ce1">
            <text:p>5.44562</text:p>
          </table:table-cell>
          <table:table-cell office:value-type="float" office:value="5.0223360000000001" table:style-name="ce1">
            <text:p>5.022336</text:p>
          </table:table-cell>
          <table:table-cell office:value-type="float" office:value="4.8261509999999994" table:style-name="ce1">
            <text:p>4.826151</text:p>
          </table:table-cell>
          <table:table-cell office:value-type="float" office:value="5.1947410000000005" table:style-name="ce1">
            <text:p>5.194741</text:p>
          </table:table-cell>
          <table:table-cell office:value-type="float" office:value="5.8582029999999996" table:style-name="ce1">
            <text:p>5.858203</text:p>
          </table:table-cell>
          <table:table-cell office:value-type="float" office:value="6.9009559999999999" table:style-name="ce1">
            <text:p>6.900956</text:p>
          </table:table-cell>
          <table:table-cell office:value-type="float" office:value="7.9639220000000002" table:style-name="ce1">
            <text:p>7.963922</text:p>
          </table:table-cell>
          <table:table-cell office:value-type="float" office:value="8.4977830000000001" table:style-name="ce1">
            <text:p>8.497783</text:p>
          </table:table-cell>
          <table:table-cell office:value-type="float" office:value="8.6939679999999999" table:style-name="ce1">
            <text:p>8.693968</text:p>
          </table:table-cell>
          <table:table-cell office:value-type="float" office:value="8.8746960000000001" table:style-name="ce1">
            <text:p>8.874696</text:p>
          </table:table-cell>
          <table:table-cell office:value-type="float" office:value="8.2278800000000007" table:style-name="ce1">
            <text:p>8.22788</text:p>
          </table:table-cell>
          <table:table-cell office:value-type="float" office:value="7.5679850000000002" table:style-name="ce1">
            <text:p>7.567985</text:p>
          </table:table-cell>
          <table:table-cell office:value-type="float" office:value="7.6987750000000004" table:style-name="ce1">
            <text:p>7.698775</text:p>
          </table:table-cell>
          <table:table-cell office:value-type="float" office:value="8.912744" table:style-name="ce1">
            <text:p>8.912744</text:p>
          </table:table-cell>
          <table:table-cell office:value-type="float" office:value="10.331221000000001" table:style-name="ce1">
            <text:p>10.331221</text:p>
          </table:table-cell>
          <table:table-cell office:value-type="float" office:value="10.527406000000001" table:style-name="ce1">
            <text:p>10.527406</text:p>
          </table:table-cell>
          <table:table-cell office:value-type="float" office:value="10.012568999999999" table:style-name="ce1">
            <text:p>10.012569</text:p>
          </table:table-cell>
          <table:table-cell office:value-type="float" office:value="9.1255749999999995" table:style-name="ce1">
            <text:p>9.125575</text:p>
          </table:table-cell>
          <table:table-cell office:value-type="float" office:value="8.4989720000000002" table:style-name="ce1">
            <text:p>8.498972</text:p>
          </table:table-cell>
          <table:table-cell office:value-type="float" office:value="7.4597860000000003" table:style-name="ce1">
            <text:p>7.459786</text:p>
          </table:table-cell>
          <table:table-cell office:value-type="float" office:value="6.0817350000000001" table:style-name="ce1">
            <text:p>6.081735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.306528" table:style-name="ce1">
            <text:p>13.306528</text:p>
          </table:table-cell>
          <table:table-cell office:value-type="float" office:value="13.935003999999999" table:style-name="ce1">
            <text:p>13.935004</text:p>
          </table:table-cell>
          <table:table-cell office:value-type="float" office:value="12.811824" table:style-name="ce1">
            <text:p>12.811824</text:p>
          </table:table-cell>
          <table:table-cell office:value-type="float" office:value="11.55992" table:style-name="ce1">
            <text:p>11.55992</text:p>
          </table:table-cell>
          <table:table-cell office:value-type="float" office:value="10.661376000000001" table:style-name="ce1">
            <text:p>10.661376</text:p>
          </table:table-cell>
          <table:table-cell office:value-type="float" office:value="10.244916" table:style-name="ce1">
            <text:p>10.244916</text:p>
          </table:table-cell>
          <table:table-cell office:value-type="float" office:value="11.027355999999999" table:style-name="ce1">
            <text:p>11.027356</text:p>
          </table:table-cell>
          <table:table-cell office:value-type="float" office:value="12.435748" table:style-name="ce1">
            <text:p>12.435748</text:p>
          </table:table-cell>
          <table:table-cell office:value-type="float" office:value="14.649296" table:style-name="ce1">
            <text:p>14.649296</text:p>
          </table:table-cell>
          <table:table-cell office:value-type="float" office:value="16.905752" table:style-name="ce1">
            <text:p>16.905752</text:p>
          </table:table-cell>
          <table:table-cell office:value-type="float" office:value="18.039028000000002" table:style-name="ce1">
            <text:p>18.039028</text:p>
          </table:table-cell>
          <table:table-cell office:value-type="float" office:value="18.455487999999999" table:style-name="ce1">
            <text:p>18.455488</text:p>
          </table:table-cell>
          <table:table-cell office:value-type="float" office:value="18.839136" table:style-name="ce1">
            <text:p>18.839136</text:p>
          </table:table-cell>
          <table:table-cell office:value-type="float" office:value="17.466079999999998" table:style-name="ce1">
            <text:p>17.46608</text:p>
          </table:table-cell>
          <table:table-cell office:value-type="float" office:value="16.065260000000002" table:style-name="ce1">
            <text:p>16.06526</text:p>
          </table:table-cell>
          <table:table-cell office:value-type="float" office:value="16.3429" table:style-name="ce1">
            <text:p>16.3429</text:p>
          </table:table-cell>
          <table:table-cell office:value-type="float" office:value="18.919903999999999" table:style-name="ce1">
            <text:p>18.919904</text:p>
          </table:table-cell>
          <table:table-cell office:value-type="float" office:value="21.931035999999999" table:style-name="ce1">
            <text:p>21.931036</text:p>
          </table:table-cell>
          <table:table-cell office:value-type="float" office:value="22.347496" table:style-name="ce1">
            <text:p>22.347496</text:p>
          </table:table-cell>
          <table:table-cell office:value-type="float" office:value="21.254604" table:style-name="ce1">
            <text:p>21.254604</text:p>
          </table:table-cell>
          <table:table-cell office:value-type="float" office:value="19.371700000000001" table:style-name="ce1">
            <text:p>19.3717</text:p>
          </table:table-cell>
          <table:table-cell office:value-type="float" office:value="18.041551999999999" table:style-name="ce1">
            <text:p>18.041552</text:p>
          </table:table-cell>
          <table:table-cell office:value-type="float" office:value="15.835576000000001" table:style-name="ce1">
            <text:p>15.835576</text:p>
          </table:table-cell>
          <table:table-cell office:value-type="float" office:value="12.910260000000001" table:style-name="ce1">
            <text:p>12.91026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.6530319999999996" table:style-name="ce1">
            <text:p>9.653032</text:p>
          </table:table-cell>
          <table:table-cell office:value-type="float" office:value="10.108950999999999" table:style-name="ce1">
            <text:p>10.108951</text:p>
          </table:table-cell>
          <table:table-cell office:value-type="float" office:value="9.294156000000001" table:style-name="ce1">
            <text:p>9.294156</text:p>
          </table:table-cell>
          <table:table-cell office:value-type="float" office:value="8.38598" table:style-name="ce1">
            <text:p>8.38598</text:p>
          </table:table-cell>
          <table:table-cell office:value-type="float" office:value="7.7341439999999997" table:style-name="ce1">
            <text:p>7.734144</text:p>
          </table:table-cell>
          <table:table-cell office:value-type="float" office:value="7.432029" table:style-name="ce1">
            <text:p>7.432029</text:p>
          </table:table-cell>
          <table:table-cell office:value-type="float" office:value="7.9996389999999993" table:style-name="ce1">
            <text:p>7.999639</text:p>
          </table:table-cell>
          <table:table-cell office:value-type="float" office:value="9.0213369999999991" table:style-name="ce1">
            <text:p>9.021337</text:p>
          </table:table-cell>
          <table:table-cell office:value-type="float" office:value="10.627123999999998" table:style-name="ce1">
            <text:p>10.627124</text:p>
          </table:table-cell>
          <table:table-cell office:value-type="float" office:value="12.264038000000001" table:style-name="ce1">
            <text:p>12.264038</text:p>
          </table:table-cell>
          <table:table-cell office:value-type="float" office:value="13.086157" table:style-name="ce1">
            <text:p>13.086157</text:p>
          </table:table-cell>
          <table:table-cell office:value-type="float" office:value="13.388271999999999" table:style-name="ce1">
            <text:p>13.388272</text:p>
          </table:table-cell>
          <table:table-cell office:value-type="float" office:value="13.666584" table:style-name="ce1">
            <text:p>13.666584</text:p>
          </table:table-cell>
          <table:table-cell office:value-type="float" office:value="12.67052" table:style-name="ce1">
            <text:p>12.67052</text:p>
          </table:table-cell>
          <table:table-cell office:value-type="float" office:value="11.654314999999999" table:style-name="ce1">
            <text:p>11.654315</text:p>
          </table:table-cell>
          <table:table-cell office:value-type="float" office:value="11.855725" table:style-name="ce1">
            <text:p>11.855725</text:p>
          </table:table-cell>
          <table:table-cell office:value-type="float" office:value="13.725175999999999" table:style-name="ce1">
            <text:p>13.725176</text:p>
          </table:table-cell>
          <table:table-cell office:value-type="float" office:value="15.909559" table:style-name="ce1">
            <text:p>15.909559</text:p>
          </table:table-cell>
          <table:table-cell office:value-type="float" office:value="16.211674000000002" table:style-name="ce1">
            <text:p>16.211674</text:p>
          </table:table-cell>
          <table:table-cell office:value-type="float" office:value="15.418851" table:style-name="ce1">
            <text:p>15.418851</text:p>
          </table:table-cell>
          <table:table-cell office:value-type="float" office:value="14.052925" table:style-name="ce1">
            <text:p>14.052925</text:p>
          </table:table-cell>
          <table:table-cell office:value-type="float" office:value="13.087988000000001" table:style-name="ce1">
            <text:p>13.087988</text:p>
          </table:table-cell>
          <table:table-cell office:value-type="float" office:value="11.487693999999999" table:style-name="ce1">
            <text:p>11.487694</text:p>
          </table:table-cell>
          <table:table-cell office:value-type="float" office:value="9.3655650000000001" table:style-name="ce1">
            <text:p>9.365565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.881176" table:style-name="ce1">
            <text:p>13.881176</text:p>
          </table:table-cell>
          <table:table-cell office:value-type="float" office:value="14.536792999999999" table:style-name="ce1">
            <text:p>14.536793</text:p>
          </table:table-cell>
          <table:table-cell office:value-type="float" office:value="13.365107999999999" table:style-name="ce1">
            <text:p>13.365108</text:p>
          </table:table-cell>
          <table:table-cell office:value-type="float" office:value="12.059139999999999" table:style-name="ce1">
            <text:p>12.05914</text:p>
          </table:table-cell>
          <table:table-cell office:value-type="float" office:value="11.121792000000001" table:style-name="ce1">
            <text:p>11.121792</text:p>
          </table:table-cell>
          <table:table-cell office:value-type="float" office:value="10.687346999999999" table:style-name="ce1">
            <text:p>10.687347</text:p>
          </table:table-cell>
          <table:table-cell office:value-type="float" office:value="11.503577" table:style-name="ce1">
            <text:p>11.503577</text:p>
          </table:table-cell>
          <table:table-cell office:value-type="float" office:value="12.972790999999999" table:style-name="ce1">
            <text:p>12.972791</text:p>
          </table:table-cell>
          <table:table-cell office:value-type="float" office:value="15.281931999999999" table:style-name="ce1">
            <text:p>15.281932</text:p>
          </table:table-cell>
          <table:table-cell office:value-type="float" office:value="17.635833999999999" table:style-name="ce1">
            <text:p>17.635834</text:p>
          </table:table-cell>
          <table:table-cell office:value-type="float" office:value="18.818051000000001" table:style-name="ce1">
            <text:p>18.818051</text:p>
          </table:table-cell>
          <table:table-cell office:value-type="float" office:value="19.252496000000001" table:style-name="ce1">
            <text:p>19.252496</text:p>
          </table:table-cell>
          <table:table-cell office:value-type="float" office:value="19.652711999999998" table:style-name="ce1">
            <text:p>19.652712</text:p>
          </table:table-cell>
          <table:table-cell office:value-type="float" office:value="18.220359999999999" table:style-name="ce1">
            <text:p>18.22036</text:p>
          </table:table-cell>
          <table:table-cell office:value-type="float" office:value="16.759045" table:style-name="ce1">
            <text:p>16.759045</text:p>
          </table:table-cell>
          <table:table-cell office:value-type="float" office:value="17.048674999999999" table:style-name="ce1">
            <text:p>17.048675</text:p>
          </table:table-cell>
          <table:table-cell office:value-type="float" office:value="19.736968000000001" table:style-name="ce1">
            <text:p>19.736968</text:p>
          </table:table-cell>
          <table:table-cell office:value-type="float" office:value="22.878137000000002" table:style-name="ce1">
            <text:p>22.878137</text:p>
          </table:table-cell>
          <table:table-cell office:value-type="float" office:value="23.312582000000003" table:style-name="ce1">
            <text:p>23.312582</text:p>
          </table:table-cell>
          <table:table-cell office:value-type="float" office:value="22.172492999999999" table:style-name="ce1">
            <text:p>22.172493</text:p>
          </table:table-cell>
          <table:table-cell office:value-type="float" office:value="20.208275" table:style-name="ce1">
            <text:p>20.208275</text:p>
          </table:table-cell>
          <table:table-cell office:value-type="float" office:value="18.820684" table:style-name="ce1">
            <text:p>18.820684</text:p>
          </table:table-cell>
          <table:table-cell office:value-type="float" office:value="16.519441999999998" table:style-name="ce1">
            <text:p>16.519442</text:p>
          </table:table-cell>
          <table:table-cell office:value-type="float" office:value="13.467795000000001" table:style-name="ce1">
            <text:p>13.467795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.4721039999999999" table:style-name="ce1">
            <text:p>8.472104</text:p>
          </table:table-cell>
          <table:table-cell office:value-type="float" office:value="8.8722469999999998" table:style-name="ce1">
            <text:p>8.872247</text:p>
          </table:table-cell>
          <table:table-cell office:value-type="float" office:value="8.1571320000000007" table:style-name="ce1">
            <text:p>8.157132</text:p>
          </table:table-cell>
          <table:table-cell office:value-type="float" office:value="7.3600599999999998" table:style-name="ce1">
            <text:p>7.36006</text:p>
          </table:table-cell>
          <table:table-cell office:value-type="float" office:value="6.7879679999999993" table:style-name="ce1">
            <text:p>6.787968</text:p>
          </table:table-cell>
          <table:table-cell office:value-type="float" office:value="6.5228130000000002" table:style-name="ce1">
            <text:p>6.522813</text:p>
          </table:table-cell>
          <table:table-cell office:value-type="float" office:value="7.0209830000000002" table:style-name="ce1">
            <text:p>7.020983</text:p>
          </table:table-cell>
          <table:table-cell office:value-type="float" office:value="7.9176890000000002" table:style-name="ce1">
            <text:p>7.917689</text:p>
          </table:table-cell>
          <table:table-cell office:value-type="float" office:value="9.3270280000000003" table:style-name="ce1">
            <text:p>9.327028</text:p>
          </table:table-cell>
          <table:table-cell office:value-type="float" office:value="10.763686" table:style-name="ce1">
            <text:p>10.763686</text:p>
          </table:table-cell>
          <table:table-cell office:value-type="float" office:value="11.485228999999999" table:style-name="ce1">
            <text:p>11.485229</text:p>
          </table:table-cell>
          <table:table-cell office:value-type="float" office:value="11.750383999999999" table:style-name="ce1">
            <text:p>11.750384</text:p>
          </table:table-cell>
          <table:table-cell office:value-type="float" office:value="11.994648" table:style-name="ce1">
            <text:p>11.994648</text:p>
          </table:table-cell>
          <table:table-cell office:value-type="float" office:value="11.12044" table:style-name="ce1">
            <text:p>11.12044</text:p>
          </table:table-cell>
          <table:table-cell office:value-type="float" office:value="10.228555" table:style-name="ce1">
            <text:p>10.228555</text:p>
          </table:table-cell>
          <table:table-cell office:value-type="float" office:value="10.405324999999999" table:style-name="ce1">
            <text:p>10.405325</text:p>
          </table:table-cell>
          <table:table-cell office:value-type="float" office:value="12.046071999999999" table:style-name="ce1">
            <text:p>12.046072</text:p>
          </table:table-cell>
          <table:table-cell office:value-type="float" office:value="13.963223000000001" table:style-name="ce1">
            <text:p>13.963223</text:p>
          </table:table-cell>
          <table:table-cell office:value-type="float" office:value="14.228377999999999" table:style-name="ce1">
            <text:p>14.228378</text:p>
          </table:table-cell>
          <table:table-cell office:value-type="float" office:value="13.532546999999999" table:style-name="ce1">
            <text:p>13.532547</text:p>
          </table:table-cell>
          <table:table-cell office:value-type="float" office:value="12.333724999999999" table:style-name="ce1">
            <text:p>12.333725</text:p>
          </table:table-cell>
          <table:table-cell office:value-type="float" office:value="11.486836" table:style-name="ce1">
            <text:p>11.486836</text:p>
          </table:table-cell>
          <table:table-cell office:value-type="float" office:value="10.082318000000001" table:style-name="ce1">
            <text:p>10.082318</text:p>
          </table:table-cell>
          <table:table-cell office:value-type="float" office:value="8.2198050000000009" table:style-name="ce1">
            <text:p>8.219805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.6990319999999999" table:style-name="ce1">
            <text:p>5.699032</text:p>
          </table:table-cell>
          <table:table-cell office:value-type="float" office:value="5.9682010000000005" table:style-name="ce1">
            <text:p>5.968201</text:p>
          </table:table-cell>
          <table:table-cell office:value-type="float" office:value="5.4871559999999997" table:style-name="ce1">
            <text:p>5.487156</text:p>
          </table:table-cell>
          <table:table-cell office:value-type="float" office:value="4.9509800000000004" table:style-name="ce1">
            <text:p>4.95098</text:p>
          </table:table-cell>
          <table:table-cell office:value-type="float" office:value="4.5661439999999995" table:style-name="ce1">
            <text:p>4.566144</text:p>
          </table:table-cell>
          <table:table-cell office:value-type="float" office:value="4.3877790000000001" table:style-name="ce1">
            <text:p>4.387779</text:p>
          </table:table-cell>
          <table:table-cell office:value-type="float" office:value="4.7228890000000003" table:style-name="ce1">
            <text:p>4.722889</text:p>
          </table:table-cell>
          <table:table-cell office:value-type="float" office:value="5.3260870000000002" table:style-name="ce1">
            <text:p>5.326087</text:p>
          </table:table-cell>
          <table:table-cell office:value-type="float" office:value="6.2741240000000005" table:style-name="ce1">
            <text:p>6.274124</text:p>
          </table:table-cell>
          <table:table-cell office:value-type="float" office:value="7.2405379999999999" table:style-name="ce1">
            <text:p>7.240538</text:p>
          </table:table-cell>
          <table:table-cell office:value-type="float" office:value="7.7259069999999994" table:style-name="ce1">
            <text:p>7.725907</text:p>
          </table:table-cell>
          <table:table-cell office:value-type="float" office:value="7.9042719999999997" table:style-name="ce1">
            <text:p>7.904272</text:p>
          </table:table-cell>
          <table:table-cell office:value-type="float" office:value="8.0685839999999995" table:style-name="ce1">
            <text:p>8.068584</text:p>
          </table:table-cell>
          <table:table-cell office:value-type="float" office:value="7.4805200000000003" table:style-name="ce1">
            <text:p>7.48052</text:p>
          </table:table-cell>
          <table:table-cell office:value-type="float" office:value="6.8805650000000007" table:style-name="ce1">
            <text:p>6.880565</text:p>
          </table:table-cell>
          <table:table-cell office:value-type="float" office:value="6.9994750000000003" table:style-name="ce1">
            <text:p>6.999475</text:p>
          </table:table-cell>
          <table:table-cell office:value-type="float" office:value="8.1031759999999995" table:style-name="ce1">
            <text:p>8.103176</text:p>
          </table:table-cell>
          <table:table-cell office:value-type="float" office:value="9.3928089999999997" table:style-name="ce1">
            <text:p>9.392809</text:p>
          </table:table-cell>
          <table:table-cell office:value-type="float" office:value="9.5711739999999992" table:style-name="ce1">
            <text:p>9.571174</text:p>
          </table:table-cell>
          <table:table-cell office:value-type="float" office:value="9.1031010000000006" table:style-name="ce1">
            <text:p>9.103101</text:p>
          </table:table-cell>
          <table:table-cell office:value-type="float" office:value="8.2966750000000005" table:style-name="ce1">
            <text:p>8.296675</text:p>
          </table:table-cell>
          <table:table-cell office:value-type="float" office:value="7.7269880000000004" table:style-name="ce1">
            <text:p>7.726988</text:p>
          </table:table-cell>
          <table:table-cell office:value-type="float" office:value="6.7821939999999996" table:style-name="ce1">
            <text:p>6.782194</text:p>
          </table:table-cell>
          <table:table-cell office:value-type="float" office:value="5.5293150000000004" table:style-name="ce1">
            <text:p>5.529315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8.268463999999998" table:style-name="ce1">
            <text:p>28.268464</text:p>
          </table:table-cell>
          <table:table-cell office:value-type="float" office:value="29.603602000000002" table:style-name="ce1">
            <text:p>29.603602</text:p>
          </table:table-cell>
          <table:table-cell office:value-type="float" office:value="27.217512000000003" table:style-name="ce1">
            <text:p>27.217512</text:p>
          </table:table-cell>
          <table:table-cell office:value-type="float" office:value="24.557959999999998" table:style-name="ce1">
            <text:p>24.55796</text:p>
          </table:table-cell>
          <table:table-cell office:value-type="float" office:value="22.649088000000003" table:style-name="ce1">
            <text:p>22.649088</text:p>
          </table:table-cell>
          <table:table-cell office:value-type="float" office:value="21.764358000000001" table:style-name="ce1">
            <text:p>21.764358</text:p>
          </table:table-cell>
          <table:table-cell office:value-type="float" office:value="23.426577999999999" table:style-name="ce1">
            <text:p>23.426578</text:p>
          </table:table-cell>
          <table:table-cell office:value-type="float" office:value="26.418574" table:style-name="ce1">
            <text:p>26.418574</text:p>
          </table:table-cell>
          <table:table-cell office:value-type="float" office:value="31.121048000000002" table:style-name="ce1">
            <text:p>31.121048</text:p>
          </table:table-cell>
          <table:table-cell office:value-type="float" office:value="35.914676" table:style-name="ce1">
            <text:p>35.914676</text:p>
          </table:table-cell>
          <table:table-cell office:value-type="float" office:value="38.322214000000002" table:style-name="ce1">
            <text:p>38.322214</text:p>
          </table:table-cell>
          <table:table-cell office:value-type="float" office:value="39.206944" table:style-name="ce1">
            <text:p>39.206944</text:p>
          </table:table-cell>
          <table:table-cell office:value-type="float" office:value="40.021968000000001" table:style-name="ce1">
            <text:p>40.021968</text:p>
          </table:table-cell>
          <table:table-cell office:value-type="float" office:value="37.105040000000002" table:style-name="ce1">
            <text:p>37.10504</text:p>
          </table:table-cell>
          <table:table-cell office:value-type="float" office:value="34.129130000000004" table:style-name="ce1">
            <text:p>34.12913</text:p>
          </table:table-cell>
          <table:table-cell office:value-type="float" office:value="34.71895" table:style-name="ce1">
            <text:p>34.71895</text:p>
          </table:table-cell>
          <table:table-cell office:value-type="float" office:value="40.193551999999997" table:style-name="ce1">
            <text:p>40.193552</text:p>
          </table:table-cell>
          <table:table-cell office:value-type="float" office:value="46.590418" table:style-name="ce1">
            <text:p>46.590418</text:p>
          </table:table-cell>
          <table:table-cell office:value-type="float" office:value="47.475147999999997" table:style-name="ce1">
            <text:p>47.475148</text:p>
          </table:table-cell>
          <table:table-cell office:value-type="float" office:value="45.153402" table:style-name="ce1">
            <text:p>45.153402</text:p>
          </table:table-cell>
          <table:table-cell office:value-type="float" office:value="41.153350000000003" table:style-name="ce1">
            <text:p>41.15335</text:p>
          </table:table-cell>
          <table:table-cell office:value-type="float" office:value="38.327576000000001" table:style-name="ce1">
            <text:p>38.327576</text:p>
          </table:table-cell>
          <table:table-cell office:value-type="float" office:value="33.641188" table:style-name="ce1">
            <text:p>33.641188</text:p>
          </table:table-cell>
          <table:table-cell office:value-type="float" office:value="27.426629999999999" table:style-name="ce1">
            <text:p>27.42663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0.644168000000001" table:style-name="ce1">
            <text:p>10.644168</text:p>
          </table:table-cell>
          <table:table-cell office:value-type="float" office:value="11.146899000000001" table:style-name="ce1">
            <text:p>11.146899</text:p>
          </table:table-cell>
          <table:table-cell office:value-type="float" office:value="10.248443999999999" table:style-name="ce1">
            <text:p>10.248444</text:p>
          </table:table-cell>
          <table:table-cell office:value-type="float" office:value="9.2470199999999991" table:style-name="ce1">
            <text:p>9.24702</text:p>
          </table:table-cell>
          <table:table-cell office:value-type="float" office:value="8.5282560000000007" table:style-name="ce1">
            <text:p>8.528256</text:p>
          </table:table-cell>
          <table:table-cell office:value-type="float" office:value="8.1951210000000003" table:style-name="ce1">
            <text:p>8.195121</text:p>
          </table:table-cell>
          <table:table-cell office:value-type="float" office:value="8.8210110000000004" table:style-name="ce1">
            <text:p>8.821011</text:p>
          </table:table-cell>
          <table:table-cell office:value-type="float" office:value="9.9476130000000005" table:style-name="ce1">
            <text:p>9.947613</text:p>
          </table:table-cell>
          <table:table-cell office:value-type="float" office:value="11.718276000000001" table:style-name="ce1">
            <text:p>11.718276</text:p>
          </table:table-cell>
          <table:table-cell office:value-type="float" office:value="13.523261999999999" table:style-name="ce1">
            <text:p>13.523262</text:p>
          </table:table-cell>
          <table:table-cell office:value-type="float" office:value="14.429793" table:style-name="ce1">
            <text:p>14.429793</text:p>
          </table:table-cell>
          <table:table-cell office:value-type="float" office:value="14.762927999999999" table:style-name="ce1">
            <text:p>14.762928</text:p>
          </table:table-cell>
          <table:table-cell office:value-type="float" office:value="15.069816000000001" table:style-name="ce1">
            <text:p>15.069816</text:p>
          </table:table-cell>
          <table:table-cell office:value-type="float" office:value="13.97148" table:style-name="ce1">
            <text:p>13.97148</text:p>
          </table:table-cell>
          <table:table-cell office:value-type="float" office:value="12.850935" table:style-name="ce1">
            <text:p>12.850935</text:p>
          </table:table-cell>
          <table:table-cell office:value-type="float" office:value="13.073024999999999" table:style-name="ce1">
            <text:p>13.073025</text:p>
          </table:table-cell>
          <table:table-cell office:value-type="float" office:value="15.134423999999999" table:style-name="ce1">
            <text:p>15.134424</text:p>
          </table:table-cell>
          <table:table-cell office:value-type="float" office:value="17.543091" table:style-name="ce1">
            <text:p>17.543091</text:p>
          </table:table-cell>
          <table:table-cell office:value-type="float" office:value="17.876225999999999" table:style-name="ce1">
            <text:p>17.876226</text:p>
          </table:table-cell>
          <table:table-cell office:value-type="float" office:value="17.001999000000001" table:style-name="ce1">
            <text:p>17.001999</text:p>
          </table:table-cell>
          <table:table-cell office:value-type="float" office:value="15.495825" table:style-name="ce1">
            <text:p>15.495825</text:p>
          </table:table-cell>
          <table:table-cell office:value-type="float" office:value="14.431812000000001" table:style-name="ce1">
            <text:p>14.431812</text:p>
          </table:table-cell>
          <table:table-cell office:value-type="float" office:value="12.667206" table:style-name="ce1">
            <text:p>12.667206</text:p>
          </table:table-cell>
          <table:table-cell office:value-type="float" office:value="10.327185" table:style-name="ce1">
            <text:p>10.327185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.4162419999999996" table:style-name="ce1">
            <text:p>5.416242</text:p>
          </table:table-cell>
          <table:table-cell office:value-type="float" office:value="5.6720550000000003" table:style-name="ce1">
            <text:p>5.672055</text:p>
          </table:table-cell>
          <table:table-cell office:value-type="float" office:value="5.2148789999999998" table:style-name="ce1">
            <text:p>5.214879</text:p>
          </table:table-cell>
          <table:table-cell office:value-type="float" office:value="4.7053089999999997" table:style-name="ce1">
            <text:p>4.705309</text:p>
          </table:table-cell>
          <table:table-cell office:value-type="float" office:value="4.339569" table:style-name="ce1">
            <text:p>4.339569</text:p>
          </table:table-cell>
          <table:table-cell office:value-type="float" office:value="4.1700540000000004" table:style-name="ce1">
            <text:p>4.170054</text:p>
          </table:table-cell>
          <table:table-cell office:value-type="float" office:value="4.4885359999999999" table:style-name="ce1">
            <text:p>4.488536</text:p>
          </table:table-cell>
          <table:table-cell office:value-type="float" office:value="5.0618030000000003" table:style-name="ce1">
            <text:p>5.061803</text:p>
          </table:table-cell>
          <table:table-cell office:value-type="float" office:value="5.9627970000000001" table:style-name="ce1">
            <text:p>5.962797</text:p>
          </table:table-cell>
          <table:table-cell office:value-type="float" office:value="6.8812570000000006" table:style-name="ce1">
            <text:p>6.881257</text:p>
          </table:table-cell>
          <table:table-cell office:value-type="float" office:value="7.3425419999999999" table:style-name="ce1">
            <text:p>7.342542</text:p>
          </table:table-cell>
          <table:table-cell office:value-type="float" office:value="7.5120560000000003" table:style-name="ce1">
            <text:p>7.512056</text:p>
          </table:table-cell>
          <table:table-cell office:value-type="float" office:value="7.668215" table:style-name="ce1">
            <text:p>7.668215</text:p>
          </table:table-cell>
          <table:table-cell office:value-type="float" office:value="7.1093310000000001" table:style-name="ce1">
            <text:p>7.109331</text:p>
          </table:table-cell>
          <table:table-cell office:value-type="float" office:value="6.5391459999999997" table:style-name="ce1">
            <text:p>6.539146</text:p>
          </table:table-cell>
          <table:table-cell office:value-type="float" office:value="6.6521559999999997" table:style-name="ce1">
            <text:p>6.652156</text:p>
          </table:table-cell>
          <table:table-cell office:value-type="float" office:value="7.7010909999999999" table:style-name="ce1">
            <text:p>7.701091</text:p>
          </table:table-cell>
          <table:table-cell office:value-type="float" office:value="8.9267310000000002" table:style-name="ce1">
            <text:p>8.926731</text:p>
          </table:table-cell>
          <table:table-cell office:value-type="float" office:value="9.0962449999999997" table:style-name="ce1">
            <text:p>9.096245</text:p>
          </table:table-cell>
          <table:table-cell office:value-type="float" office:value="8.6513989999999996" table:style-name="ce1">
            <text:p>8.651399</text:p>
          </table:table-cell>
          <table:table-cell office:value-type="float" office:value="7.8849879999999999" table:style-name="ce1">
            <text:p>7.884988</text:p>
          </table:table-cell>
          <table:table-cell office:value-type="float" office:value="7.3435689999999996" table:style-name="ce1">
            <text:p>7.343569</text:p>
          </table:table-cell>
          <table:table-cell office:value-type="float" office:value="6.4456569999999997" table:style-name="ce1">
            <text:p>6.445657</text:p>
          </table:table-cell>
          <table:table-cell office:value-type="float" office:value="5.2549460000000003" table:style-name="ce1">
            <text:p>5.254946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.7009440000000002" table:style-name="ce1">
            <text:p>3.700944</text:p>
          </table:table-cell>
          <table:table-cell office:value-type="float" office:value="3.8757420000000002" table:style-name="ce1">
            <text:p>3.875742</text:p>
          </table:table-cell>
          <table:table-cell office:value-type="float" office:value="3.5633520000000001" table:style-name="ce1">
            <text:p>3.563352</text:p>
          </table:table-cell>
          <table:table-cell office:value-type="float" office:value="3.21516" table:style-name="ce1">
            <text:p>3.21516</text:p>
          </table:table-cell>
          <table:table-cell office:value-type="float" office:value="2.9652480000000003" table:style-name="ce1">
            <text:p>2.965248</text:p>
          </table:table-cell>
          <table:table-cell office:value-type="float" office:value="2.849418" table:style-name="ce1">
            <text:p>2.849418</text:p>
          </table:table-cell>
          <table:table-cell office:value-type="float" office:value="3.0670380000000002" table:style-name="ce1">
            <text:p>3.067038</text:p>
          </table:table-cell>
          <table:table-cell office:value-type="float" office:value="3.4587540000000003" table:style-name="ce1">
            <text:p>3.458754</text:p>
          </table:table-cell>
          <table:table-cell office:value-type="float" office:value="4.074408" table:style-name="ce1">
            <text:p>4.074408</text:p>
          </table:table-cell>
          <table:table-cell office:value-type="float" office:value="4.7019959999999994" table:style-name="ce1">
            <text:p>4.701996</text:p>
          </table:table-cell>
          <table:table-cell office:value-type="float" office:value="5.0171939999999999" table:style-name="ce1">
            <text:p>5.017194</text:p>
          </table:table-cell>
          <table:table-cell office:value-type="float" office:value="5.1330240000000007" table:style-name="ce1">
            <text:p>5.133024</text:p>
          </table:table-cell>
          <table:table-cell office:value-type="float" office:value="5.2397280000000004" table:style-name="ce1">
            <text:p>5.239728</text:p>
          </table:table-cell>
          <table:table-cell office:value-type="float" office:value="4.8578399999999995" table:style-name="ce1">
            <text:p>4.85784</text:p>
          </table:table-cell>
          <table:table-cell office:value-type="float" office:value="4.4682300000000001" table:style-name="ce1">
            <text:p>4.46823</text:p>
          </table:table-cell>
          <table:table-cell office:value-type="float" office:value="4.5454499999999998" table:style-name="ce1">
            <text:p>4.54545</text:p>
          </table:table-cell>
          <table:table-cell office:value-type="float" office:value="5.2621919999999998" table:style-name="ce1">
            <text:p>5.262192</text:p>
          </table:table-cell>
          <table:table-cell office:value-type="float" office:value="6.0996779999999999" table:style-name="ce1">
            <text:p>6.099678</text:p>
          </table:table-cell>
          <table:table-cell office:value-type="float" office:value="6.2155079999999998" table:style-name="ce1">
            <text:p>6.215508</text:p>
          </table:table-cell>
          <table:table-cell office:value-type="float" office:value="5.9115419999999999" table:style-name="ce1">
            <text:p>5.911542</text:p>
          </table:table-cell>
          <table:table-cell office:value-type="float" office:value="5.3878499999999994" table:style-name="ce1">
            <text:p>5.38785</text:p>
          </table:table-cell>
          <table:table-cell office:value-type="float" office:value="5.0178960000000004" table:style-name="ce1">
            <text:p>5.017896</text:p>
          </table:table-cell>
          <table:table-cell office:value-type="float" office:value="4.4043479999999997" table:style-name="ce1">
            <text:p>4.404348</text:p>
          </table:table-cell>
          <table:table-cell office:value-type="float" office:value="3.5907299999999998" table:style-name="ce1">
            <text:p>3.59073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.5950400000000009" table:style-name="ce1">
            <text:p>9.59504</text:p>
          </table:table-cell>
          <table:table-cell office:value-type="float" office:value="10.048220000000001" table:style-name="ce1">
            <text:p>10.04822</text:p>
          </table:table-cell>
          <table:table-cell office:value-type="float" office:value="9.2383199999999999" table:style-name="ce1">
            <text:p>9.23832</text:p>
          </table:table-cell>
          <table:table-cell office:value-type="float" office:value="8.3355999999999995" table:style-name="ce1">
            <text:p>8.3356</text:p>
          </table:table-cell>
          <table:table-cell office:value-type="float" office:value="7.6876800000000003" table:style-name="ce1">
            <text:p>7.68768</text:p>
          </table:table-cell>
          <table:table-cell office:value-type="float" office:value="7.3873800000000003" table:style-name="ce1">
            <text:p>7.38738</text:p>
          </table:table-cell>
          <table:table-cell office:value-type="float" office:value="7.9515799999999999" table:style-name="ce1">
            <text:p>7.95158</text:p>
          </table:table-cell>
          <table:table-cell office:value-type="float" office:value="8.9671400000000006" table:style-name="ce1">
            <text:p>8.96714</text:p>
          </table:table-cell>
          <table:table-cell office:value-type="float" office:value="10.563279999999999" table:style-name="ce1">
            <text:p>10.56328</text:p>
          </table:table-cell>
          <table:table-cell office:value-type="float" office:value="12.19036" table:style-name="ce1">
            <text:p>12.19036</text:p>
          </table:table-cell>
          <table:table-cell office:value-type="float" office:value="13.007539999999999" table:style-name="ce1">
            <text:p>13.00754</text:p>
          </table:table-cell>
          <table:table-cell office:value-type="float" office:value="13.307840000000001" table:style-name="ce1">
            <text:p>13.30784</text:p>
          </table:table-cell>
          <table:table-cell office:value-type="float" office:value="13.584480000000001" table:style-name="ce1">
            <text:p>13.58448</text:p>
          </table:table-cell>
          <table:table-cell office:value-type="float" office:value="12.5944" table:style-name="ce1">
            <text:p>12.5944</text:p>
          </table:table-cell>
          <table:table-cell office:value-type="float" office:value="11.584300000000001" table:style-name="ce1">
            <text:p>11.5843</text:p>
          </table:table-cell>
          <table:table-cell office:value-type="float" office:value="11.784500000000001" table:style-name="ce1">
            <text:p>11.7845</text:p>
          </table:table-cell>
          <table:table-cell office:value-type="float" office:value="13.642719999999999" table:style-name="ce1">
            <text:p>13.64272</text:p>
          </table:table-cell>
          <table:table-cell office:value-type="float" office:value="15.813979999999999" table:style-name="ce1">
            <text:p>15.81398</text:p>
          </table:table-cell>
          <table:table-cell office:value-type="float" office:value="16.114280000000001" table:style-name="ce1">
            <text:p>16.11428</text:p>
          </table:table-cell>
          <table:table-cell office:value-type="float" office:value="15.326220000000001" table:style-name="ce1">
            <text:p>15.32622</text:p>
          </table:table-cell>
          <table:table-cell office:value-type="float" office:value="13.968499999999999" table:style-name="ce1">
            <text:p>13.9685</text:p>
          </table:table-cell>
          <table:table-cell office:value-type="float" office:value="13.009359999999999" table:style-name="ce1">
            <text:p>13.00936</text:p>
          </table:table-cell>
          <table:table-cell office:value-type="float" office:value="11.41868" table:style-name="ce1">
            <text:p>11.41868</text:p>
          </table:table-cell>
          <table:table-cell office:value-type="float" office:value="9.3093000000000004" table:style-name="ce1">
            <text:p>9.3093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.957647999999999" table:style-name="ce1">
            <text:p>24.957648</text:p>
          </table:table-cell>
          <table:table-cell office:value-type="float" office:value="26.136413999999998" table:style-name="ce1">
            <text:p>26.136414</text:p>
          </table:table-cell>
          <table:table-cell office:value-type="float" office:value="24.029783999999999" table:style-name="ce1">
            <text:p>24.029784</text:p>
          </table:table-cell>
          <table:table-cell office:value-type="float" office:value="21.681719999999999" table:style-name="ce1">
            <text:p>21.68172</text:p>
          </table:table-cell>
          <table:table-cell office:value-type="float" office:value="19.996416" table:style-name="ce1">
            <text:p>19.996416</text:p>
          </table:table-cell>
          <table:table-cell office:value-type="float" office:value="19.215306000000002" table:style-name="ce1">
            <text:p>19.215306</text:p>
          </table:table-cell>
          <table:table-cell office:value-type="float" office:value="20.682845999999998" table:style-name="ce1">
            <text:p>20.682846</text:p>
          </table:table-cell>
          <table:table-cell office:value-type="float" office:value="23.324418000000001" table:style-name="ce1">
            <text:p>23.324418</text:p>
          </table:table-cell>
          <table:table-cell office:value-type="float" office:value="27.476136" table:style-name="ce1">
            <text:p>27.476136</text:p>
          </table:table-cell>
          <table:table-cell office:value-type="float" office:value="31.708331999999999" table:style-name="ce1">
            <text:p>31.708332</text:p>
          </table:table-cell>
          <table:table-cell office:value-type="float" office:value="33.833897999999998" table:style-name="ce1">
            <text:p>33.833898</text:p>
          </table:table-cell>
          <table:table-cell office:value-type="float" office:value="34.615007999999996" table:style-name="ce1">
            <text:p>34.615008</text:p>
          </table:table-cell>
          <table:table-cell office:value-type="float" office:value="35.334575999999998" table:style-name="ce1">
            <text:p>35.334576</text:p>
          </table:table-cell>
          <table:table-cell office:value-type="float" office:value="32.759279999999997" table:style-name="ce1">
            <text:p>32.75928</text:p>
          </table:table-cell>
          <table:table-cell office:value-type="float" office:value="30.131909999999998" table:style-name="ce1">
            <text:p>30.13191</text:p>
          </table:table-cell>
          <table:table-cell office:value-type="float" office:value="30.652649999999998" table:style-name="ce1">
            <text:p>30.65265</text:p>
          </table:table-cell>
          <table:table-cell office:value-type="float" office:value="35.486063999999999" table:style-name="ce1">
            <text:p>35.486064</text:p>
          </table:table-cell>
          <table:table-cell office:value-type="float" office:value="41.133725999999996" table:style-name="ce1">
            <text:p>41.133726</text:p>
          </table:table-cell>
          <table:table-cell office:value-type="float" office:value="41.914835999999994" table:style-name="ce1">
            <text:p>41.914836</text:p>
          </table:table-cell>
          <table:table-cell office:value-type="float" office:value="39.865014000000002" table:style-name="ce1">
            <text:p>39.865014</text:p>
          </table:table-cell>
          <table:table-cell office:value-type="float" office:value="36.333449999999999" table:style-name="ce1">
            <text:p>36.33345</text:p>
          </table:table-cell>
          <table:table-cell office:value-type="float" office:value="33.838631999999997" table:style-name="ce1">
            <text:p>33.838632</text:p>
          </table:table-cell>
          <table:table-cell office:value-type="float" office:value="29.701116000000003" table:style-name="ce1">
            <text:p>29.701116</text:p>
          </table:table-cell>
          <table:table-cell office:value-type="float" office:value="24.214409999999997" table:style-name="ce1">
            <text:p>24.21441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.4756960000000001" table:style-name="ce1">
            <text:p>7.475696</text:p>
          </table:table-cell>
          <table:table-cell office:value-type="float" office:value="7.8287779999999998" table:style-name="ce1">
            <text:p>7.828778</text:p>
          </table:table-cell>
          <table:table-cell office:value-type="float" office:value="7.1977679999999999" table:style-name="ce1">
            <text:p>7.197768</text:p>
          </table:table-cell>
          <table:table-cell office:value-type="float" office:value="6.49444" table:style-name="ce1">
            <text:p>6.49444</text:p>
          </table:table-cell>
          <table:table-cell office:value-type="float" office:value="5.9896320000000003" table:style-name="ce1">
            <text:p>5.989632</text:p>
          </table:table-cell>
          <table:table-cell office:value-type="float" office:value="5.7556620000000001" table:style-name="ce1">
            <text:p>5.755662</text:p>
          </table:table-cell>
          <table:table-cell office:value-type="float" office:value="6.1952419999999995" table:style-name="ce1">
            <text:p>6.195242</text:p>
          </table:table-cell>
          <table:table-cell office:value-type="float" office:value="6.9864860000000002" table:style-name="ce1">
            <text:p>6.986486</text:p>
          </table:table-cell>
          <table:table-cell office:value-type="float" office:value="8.2300719999999998" table:style-name="ce1">
            <text:p>8.230072</text:p>
          </table:table-cell>
          <table:table-cell office:value-type="float" office:value="9.4977640000000001" table:style-name="ce1">
            <text:p>9.497764</text:p>
          </table:table-cell>
          <table:table-cell office:value-type="float" office:value="10.134446000000001" table:style-name="ce1">
            <text:p>10.134446</text:p>
          </table:table-cell>
          <table:table-cell office:value-type="float" office:value="10.368416" table:style-name="ce1">
            <text:p>10.368416</text:p>
          </table:table-cell>
          <table:table-cell office:value-type="float" office:value="10.583952" table:style-name="ce1">
            <text:p>10.583952</text:p>
          </table:table-cell>
          <table:table-cell office:value-type="float" office:value="9.8125599999999995" table:style-name="ce1">
            <text:p>9.81256</text:p>
          </table:table-cell>
          <table:table-cell office:value-type="float" office:value="9.0255700000000001" table:style-name="ce1">
            <text:p>9.02557</text:p>
          </table:table-cell>
          <table:table-cell office:value-type="float" office:value="9.1815499999999997" table:style-name="ce1">
            <text:p>9.18155</text:p>
          </table:table-cell>
          <table:table-cell office:value-type="float" office:value="10.629328000000001" table:style-name="ce1">
            <text:p>10.629328</text:p>
          </table:table-cell>
          <table:table-cell office:value-type="float" office:value="12.321002" table:style-name="ce1">
            <text:p>12.321002</text:p>
          </table:table-cell>
          <table:table-cell office:value-type="float" office:value="12.554971999999999" table:style-name="ce1">
            <text:p>12.554972</text:p>
          </table:table-cell>
          <table:table-cell office:value-type="float" office:value="11.940977999999999" table:style-name="ce1">
            <text:p>11.940978</text:p>
          </table:table-cell>
          <table:table-cell office:value-type="float" office:value="10.883150000000001" table:style-name="ce1">
            <text:p>10.88315</text:p>
          </table:table-cell>
          <table:table-cell office:value-type="float" office:value="10.135864" table:style-name="ce1">
            <text:p>10.135864</text:p>
          </table:table-cell>
          <table:table-cell office:value-type="float" office:value="8.8965320000000006" table:style-name="ce1">
            <text:p>8.896532</text:p>
          </table:table-cell>
          <table:table-cell office:value-type="float" office:value="7.2530700000000001" table:style-name="ce1">
            <text:p>7.25307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1.317647999999998" table:style-name="ce1">
            <text:p>51.317648</text:p>
          </table:table-cell>
          <table:table-cell office:value-type="float" office:value="53.741414000000006" table:style-name="ce1">
            <text:p>53.741414</text:p>
          </table:table-cell>
          <table:table-cell office:value-type="float" office:value="49.409784000000002" table:style-name="ce1">
            <text:p>49.409784</text:p>
          </table:table-cell>
          <table:table-cell office:value-type="float" office:value="44.581719999999997" table:style-name="ce1">
            <text:p>44.58172</text:p>
          </table:table-cell>
          <table:table-cell office:value-type="float" office:value="41.116416000000001" table:style-name="ce1">
            <text:p>41.116416</text:p>
          </table:table-cell>
          <table:table-cell office:value-type="float" office:value="39.510306" table:style-name="ce1">
            <text:p>39.510306</text:p>
          </table:table-cell>
          <table:table-cell office:value-type="float" office:value="42.527845999999997" table:style-name="ce1">
            <text:p>42.527846</text:p>
          </table:table-cell>
          <table:table-cell office:value-type="float" office:value="47.959417999999999" table:style-name="ce1">
            <text:p>47.959418</text:p>
          </table:table-cell>
          <table:table-cell office:value-type="float" office:value="56.496136" table:style-name="ce1">
            <text:p>56.496136</text:p>
          </table:table-cell>
          <table:table-cell office:value-type="float" office:value="65.198331999999994" table:style-name="ce1">
            <text:p>65.198332</text:p>
          </table:table-cell>
          <table:table-cell office:value-type="float" office:value="69.568898000000004" table:style-name="ce1">
            <text:p>69.568898</text:p>
          </table:table-cell>
          <table:table-cell office:value-type="float" office:value="71.175007999999991" table:style-name="ce1">
            <text:p>71.175008</text:p>
          </table:table-cell>
          <table:table-cell office:value-type="float" office:value="72.654575999999992" table:style-name="ce1">
            <text:p>72.654576</text:p>
          </table:table-cell>
          <table:table-cell office:value-type="float" office:value="67.359279999999998" table:style-name="ce1">
            <text:p>67.35928</text:p>
          </table:table-cell>
          <table:table-cell office:value-type="float" office:value="61.956910000000001" table:style-name="ce1">
            <text:p>61.95691</text:p>
          </table:table-cell>
          <table:table-cell office:value-type="float" office:value="63.027650000000001" table:style-name="ce1">
            <text:p>63.02765</text:p>
          </table:table-cell>
          <table:table-cell office:value-type="float" office:value="72.966064000000003" table:style-name="ce1">
            <text:p>72.966064</text:p>
          </table:table-cell>
          <table:table-cell office:value-type="float" office:value="84.578726000000003" table:style-name="ce1">
            <text:p>84.578726</text:p>
          </table:table-cell>
          <table:table-cell office:value-type="float" office:value="86.18483599999999" table:style-name="ce1">
            <text:p>86.184836</text:p>
          </table:table-cell>
          <table:table-cell office:value-type="float" office:value="81.970013999999992" table:style-name="ce1">
            <text:p>81.970014</text:p>
          </table:table-cell>
          <table:table-cell office:value-type="float" office:value="74.708449999999999" table:style-name="ce1">
            <text:p>74.70845</text:p>
          </table:table-cell>
          <table:table-cell office:value-type="float" office:value="69.578631999999999" table:style-name="ce1">
            <text:p>69.578632</text:p>
          </table:table-cell>
          <table:table-cell office:value-type="float" office:value="61.071116000000004" table:style-name="ce1">
            <text:p>61.071116</text:p>
          </table:table-cell>
          <table:table-cell office:value-type="float" office:value="49.789409999999997" table:style-name="ce1">
            <text:p>49.78941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.5073280000000002" table:style-name="ce1">
            <text:p>7.507328</text:p>
          </table:table-cell>
          <table:table-cell office:value-type="float" office:value="7.8619039999999991" table:style-name="ce1">
            <text:p>7.861904</text:p>
          </table:table-cell>
          <table:table-cell office:value-type="float" office:value="7.228224" table:style-name="ce1">
            <text:p>7.228224</text:p>
          </table:table-cell>
          <table:table-cell office:value-type="float" office:value="6.5219199999999997" table:style-name="ce1">
            <text:p>6.52192</text:p>
          </table:table-cell>
          <table:table-cell office:value-type="float" office:value="6.0149760000000008" table:style-name="ce1">
            <text:p>6.014976</text:p>
          </table:table-cell>
          <table:table-cell office:value-type="float" office:value="5.7800160000000007" table:style-name="ce1">
            <text:p>5.780016</text:p>
          </table:table-cell>
          <table:table-cell office:value-type="float" office:value="6.2214559999999999" table:style-name="ce1">
            <text:p>6.221456</text:p>
          </table:table-cell>
          <table:table-cell office:value-type="float" office:value="7.0160479999999996" table:style-name="ce1">
            <text:p>7.016048</text:p>
          </table:table-cell>
          <table:table-cell office:value-type="float" office:value="8.2648960000000002" table:style-name="ce1">
            <text:p>8.264896</text:p>
          </table:table-cell>
          <table:table-cell office:value-type="float" office:value="9.5379520000000007" table:style-name="ce1">
            <text:p>9.537952</text:p>
          </table:table-cell>
          <table:table-cell office:value-type="float" office:value="10.177327999999999" table:style-name="ce1">
            <text:p>10.177328</text:p>
          </table:table-cell>
          <table:table-cell office:value-type="float" office:value="10.412288" table:style-name="ce1">
            <text:p>10.412288</text:p>
          </table:table-cell>
          <table:table-cell office:value-type="float" office:value="10.628735999999998" table:style-name="ce1">
            <text:p>10.628736</text:p>
          </table:table-cell>
          <table:table-cell office:value-type="float" office:value="9.8540799999999997" table:style-name="ce1">
            <text:p>9.85408</text:p>
          </table:table-cell>
          <table:table-cell office:value-type="float" office:value="9.0637600000000003" table:style-name="ce1">
            <text:p>9.06376</text:p>
          </table:table-cell>
          <table:table-cell office:value-type="float" office:value="9.2203999999999997" table:style-name="ce1">
            <text:p>9.2204</text:p>
          </table:table-cell>
          <table:table-cell office:value-type="float" office:value="10.674303999999999" table:style-name="ce1">
            <text:p>10.674304</text:p>
          </table:table-cell>
          <table:table-cell office:value-type="float" office:value="12.373135999999999" table:style-name="ce1">
            <text:p>12.373136</text:p>
          </table:table-cell>
          <table:table-cell office:value-type="float" office:value="12.608096" table:style-name="ce1">
            <text:p>12.608096</text:p>
          </table:table-cell>
          <table:table-cell office:value-type="float" office:value="11.991503999999999" table:style-name="ce1">
            <text:p>11.991504</text:p>
          </table:table-cell>
          <table:table-cell office:value-type="float" office:value="10.929200000000002" table:style-name="ce1">
            <text:p>10.9292</text:p>
          </table:table-cell>
          <table:table-cell office:value-type="float" office:value="10.178751999999999" table:style-name="ce1">
            <text:p>10.178752</text:p>
          </table:table-cell>
          <table:table-cell office:value-type="float" office:value="8.9341760000000008" table:style-name="ce1">
            <text:p>8.934176</text:p>
          </table:table-cell>
          <table:table-cell office:value-type="float" office:value="7.28376" table:style-name="ce1">
            <text:p>7.28376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.4093040000000001" table:style-name="ce1">
            <text:p>2.409304</text:p>
          </table:table-cell>
          <table:table-cell office:value-type="float" office:value="2.5230969999999999" table:style-name="ce1">
            <text:p>2.523097</text:p>
          </table:table-cell>
          <table:table-cell office:value-type="float" office:value="2.3197320000000001" table:style-name="ce1">
            <text:p>2.319732</text:p>
          </table:table-cell>
          <table:table-cell office:value-type="float" office:value="2.0930599999999999" table:style-name="ce1">
            <text:p>2.09306</text:p>
          </table:table-cell>
          <table:table-cell office:value-type="float" office:value="1.9303680000000001" table:style-name="ce1">
            <text:p>1.930368</text:p>
          </table:table-cell>
          <table:table-cell office:value-type="float" office:value="1.8549629999999999" table:style-name="ce1">
            <text:p>1.854963</text:p>
          </table:table-cell>
          <table:table-cell office:value-type="float" office:value="1.9966329999999999" table:style-name="ce1">
            <text:p>1.996633</text:p>
          </table:table-cell>
          <table:table-cell office:value-type="float" office:value="2.2516389999999999" table:style-name="ce1">
            <text:p>2.251639</text:p>
          </table:table-cell>
          <table:table-cell office:value-type="float" office:value="2.652428" table:style-name="ce1">
            <text:p>2.652428</text:p>
          </table:table-cell>
          <table:table-cell office:value-type="float" office:value="3.0609859999999998" table:style-name="ce1">
            <text:p>3.060986</text:p>
          </table:table-cell>
          <table:table-cell office:value-type="float" office:value="3.2661790000000002" table:style-name="ce1">
            <text:p>3.266179</text:p>
          </table:table-cell>
          <table:table-cell office:value-type="float" office:value="3.3415839999999997" table:style-name="ce1">
            <text:p>3.341584</text:p>
          </table:table-cell>
          <table:table-cell office:value-type="float" office:value="3.4110480000000001" table:style-name="ce1">
            <text:p>3.411048</text:p>
          </table:table-cell>
          <table:table-cell office:value-type="float" office:value="3.1624400000000001" table:style-name="ce1">
            <text:p>3.16244</text:p>
          </table:table-cell>
          <table:table-cell office:value-type="float" office:value="2.9088049999999996" table:style-name="ce1">
            <text:p>2.908805</text:p>
          </table:table-cell>
          <table:table-cell office:value-type="float" office:value="2.9590750000000003" table:style-name="ce1">
            <text:p>2.959075</text:p>
          </table:table-cell>
          <table:table-cell office:value-type="float" office:value="3.4256720000000001" table:style-name="ce1">
            <text:p>3.425672</text:p>
          </table:table-cell>
          <table:table-cell office:value-type="float" office:value="3.9708730000000001" table:style-name="ce1">
            <text:p>3.970873</text:p>
          </table:table-cell>
          <table:table-cell office:value-type="float" office:value="4.046278" table:style-name="ce1">
            <text:p>4.046278</text:p>
          </table:table-cell>
          <table:table-cell office:value-type="float" office:value="3.8483969999999998" table:style-name="ce1">
            <text:p>3.848397</text:p>
          </table:table-cell>
          <table:table-cell office:value-type="float" office:value="3.5074749999999999" table:style-name="ce1">
            <text:p>3.507475</text:p>
          </table:table-cell>
          <table:table-cell office:value-type="float" office:value="3.2666359999999997" table:style-name="ce1">
            <text:p>3.266636</text:p>
          </table:table-cell>
          <table:table-cell office:value-type="float" office:value="2.8672179999999998" table:style-name="ce1">
            <text:p>2.867218</text:p>
          </table:table-cell>
          <table:table-cell office:value-type="float" office:value="2.337555" table:style-name="ce1">
            <text:p>2.337555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4.503271999999999" table:style-name="ce1">
            <text:p>14.503272</text:p>
          </table:table-cell>
          <table:table-cell office:value-type="float" office:value="15.188271" table:style-name="ce1">
            <text:p>15.188271</text:p>
          </table:table-cell>
          <table:table-cell office:value-type="float" office:value="13.964076" table:style-name="ce1">
            <text:p>13.964076</text:p>
          </table:table-cell>
          <table:table-cell office:value-type="float" office:value="12.599580000000001" table:style-name="ce1">
            <text:p>12.59958</text:p>
          </table:table-cell>
          <table:table-cell office:value-type="float" office:value="11.620224" table:style-name="ce1">
            <text:p>11.620224</text:p>
          </table:table-cell>
          <table:table-cell office:value-type="float" office:value="11.166309000000002" table:style-name="ce1">
            <text:p>11.166309</text:p>
          </table:table-cell>
          <table:table-cell office:value-type="float" office:value="12.019119" table:style-name="ce1">
            <text:p>12.019119</text:p>
          </table:table-cell>
          <table:table-cell office:value-type="float" office:value="13.554176999999999" table:style-name="ce1">
            <text:p>13.554177</text:p>
          </table:table-cell>
          <table:table-cell office:value-type="float" office:value="15.966804" table:style-name="ce1">
            <text:p>15.966804</text:p>
          </table:table-cell>
          <table:table-cell office:value-type="float" office:value="18.426197999999999" table:style-name="ce1">
            <text:p>18.426198</text:p>
          </table:table-cell>
          <table:table-cell office:value-type="float" office:value="19.661397000000001" table:style-name="ce1">
            <text:p>19.661397</text:p>
          </table:table-cell>
          <table:table-cell office:value-type="float" office:value="20.115311999999999" table:style-name="ce1">
            <text:p>20.115312</text:p>
          </table:table-cell>
          <table:table-cell office:value-type="float" office:value="20.533463999999999" table:style-name="ce1">
            <text:p>20.533464</text:p>
          </table:table-cell>
          <table:table-cell office:value-type="float" office:value="19.036919999999999" table:style-name="ce1">
            <text:p>19.03692</text:p>
          </table:table-cell>
          <table:table-cell office:value-type="float" office:value="17.510114999999999" table:style-name="ce1">
            <text:p>17.510115</text:p>
          </table:table-cell>
          <table:table-cell office:value-type="float" office:value="17.812725" table:style-name="ce1">
            <text:p>17.812725</text:p>
          </table:table-cell>
          <table:table-cell office:value-type="float" office:value="20.621496" table:style-name="ce1">
            <text:p>20.621496</text:p>
          </table:table-cell>
          <table:table-cell office:value-type="float" office:value="23.903438999999999" table:style-name="ce1">
            <text:p>23.903439</text:p>
          </table:table-cell>
          <table:table-cell office:value-type="float" office:value="24.357354000000001" table:style-name="ce1">
            <text:p>24.357354</text:p>
          </table:table-cell>
          <table:table-cell office:value-type="float" office:value="23.166170999999999" table:style-name="ce1">
            <text:p>23.166171</text:p>
          </table:table-cell>
          <table:table-cell office:value-type="float" office:value="21.113924999999998" table:style-name="ce1">
            <text:p>21.113925</text:p>
          </table:table-cell>
          <table:table-cell office:value-type="float" office:value="19.664148000000001" table:style-name="ce1">
            <text:p>19.664148</text:p>
          </table:table-cell>
          <table:table-cell office:value-type="float" office:value="17.259774" table:style-name="ce1">
            <text:p>17.259774</text:p>
          </table:table-cell>
          <table:table-cell office:value-type="float" office:value="14.071365" table:style-name="ce1">
            <text:p>14.071365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3.585944" table:style-name="ce1">
            <text:p>13.585944</text:p>
          </table:table-cell>
          <table:table-cell office:value-type="float" office:value="14.227617" table:style-name="ce1">
            <text:p>14.227617</text:p>
          </table:table-cell>
          <table:table-cell office:value-type="float" office:value="13.080852" table:style-name="ce1">
            <text:p>13.080852</text:p>
          </table:table-cell>
          <table:table-cell office:value-type="float" office:value="11.802660000000001" table:style-name="ce1">
            <text:p>11.80266</text:p>
          </table:table-cell>
          <table:table-cell office:value-type="float" office:value="10.885247999999999" table:style-name="ce1">
            <text:p>10.885248</text:p>
          </table:table-cell>
          <table:table-cell office:value-type="float" office:value="10.460043000000001" table:style-name="ce1">
            <text:p>10.460043</text:p>
          </table:table-cell>
          <table:table-cell office:value-type="float" office:value="11.258913" table:style-name="ce1">
            <text:p>11.258913</text:p>
          </table:table-cell>
          <table:table-cell office:value-type="float" office:value="12.696878999999999" table:style-name="ce1">
            <text:p>12.696879</text:p>
          </table:table-cell>
          <table:table-cell office:value-type="float" office:value="14.956908" table:style-name="ce1">
            <text:p>14.956908</text:p>
          </table:table-cell>
          <table:table-cell office:value-type="float" office:value="17.260745999999997" table:style-name="ce1">
            <text:p>17.260746</text:p>
          </table:table-cell>
          <table:table-cell office:value-type="float" office:value="18.417818999999998" table:style-name="ce1">
            <text:p>18.417819</text:p>
          </table:table-cell>
          <table:table-cell office:value-type="float" office:value="18.843024" table:style-name="ce1">
            <text:p>18.843024</text:p>
          </table:table-cell>
          <table:table-cell office:value-type="float" office:value="19.234728" table:style-name="ce1">
            <text:p>19.234728</text:p>
          </table:table-cell>
          <table:table-cell office:value-type="float" office:value="17.832840000000001" table:style-name="ce1">
            <text:p>17.83284</text:p>
          </table:table-cell>
          <table:table-cell office:value-type="float" office:value="16.402605000000001" table:style-name="ce1">
            <text:p>16.402605</text:p>
          </table:table-cell>
          <table:table-cell office:value-type="float" office:value="16.686075000000002" table:style-name="ce1">
            <text:p>16.686075</text:p>
          </table:table-cell>
          <table:table-cell office:value-type="float" office:value="19.317191999999999" table:style-name="ce1">
            <text:p>19.317192</text:p>
          </table:table-cell>
          <table:table-cell office:value-type="float" office:value="22.391552999999998" table:style-name="ce1">
            <text:p>22.391553</text:p>
          </table:table-cell>
          <table:table-cell office:value-type="float" office:value="22.816758" table:style-name="ce1">
            <text:p>22.816758</text:p>
          </table:table-cell>
          <table:table-cell office:value-type="float" office:value="21.700917" table:style-name="ce1">
            <text:p>21.700917</text:p>
          </table:table-cell>
          <table:table-cell office:value-type="float" office:value="19.778475" table:style-name="ce1">
            <text:p>19.778475</text:p>
          </table:table-cell>
          <table:table-cell office:value-type="float" office:value="18.420396" table:style-name="ce1">
            <text:p>18.420396</text:p>
          </table:table-cell>
          <table:table-cell office:value-type="float" office:value="16.168098000000001" table:style-name="ce1">
            <text:p>16.168098</text:p>
          </table:table-cell>
          <table:table-cell office:value-type="float" office:value="13.181355000000002" table:style-name="ce1">
            <text:p>13.181355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1048545" table:style-name="ro2">
          <table:table-cell table:number-columns-repeated="16384"/>
        </table:table-row>
      </table:table>
      <table:table table:name="Q_Profiles_Load" table:style-name="ta3"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37744" table:style-name="ce1">
            <text:p>0.537744</text:p>
          </table:table-cell>
          <table:table-cell office:value-type="float" office:value="0.56314200000000003" table:style-name="ce1">
            <text:p>0.563142</text:p>
          </table:table-cell>
          <table:table-cell office:value-type="float" office:value="0.51775199999999999" table:style-name="ce1">
            <text:p>0.517752</text:p>
          </table:table-cell>
          <table:table-cell office:value-type="float" office:value="0.46716000000000002" table:style-name="ce1">
            <text:p>0.46716</text:p>
          </table:table-cell>
          <table:table-cell office:value-type="float" office:value="0.43084800000000001" table:style-name="ce1">
            <text:p>0.430848</text:p>
          </table:table-cell>
          <table:table-cell office:value-type="float" office:value="0.414018" table:style-name="ce1">
            <text:p>0.414018</text:p>
          </table:table-cell>
          <table:table-cell office:value-type="float" office:value="0.44563799999999998" table:style-name="ce1">
            <text:p>0.445638</text:p>
          </table:table-cell>
          <table:table-cell office:value-type="float" office:value="0.50255400000000006" table:style-name="ce1">
            <text:p>0.502554</text:p>
          </table:table-cell>
          <table:table-cell office:value-type="float" office:value="0.59200799999999998" table:style-name="ce1">
            <text:p>0.592008</text:p>
          </table:table-cell>
          <table:table-cell office:value-type="float" office:value="0.68319599999999991" table:style-name="ce1">
            <text:p>0.683196</text:p>
          </table:table-cell>
          <table:table-cell office:value-type="float" office:value="0.72899400000000003" table:style-name="ce1">
            <text:p>0.728994</text:p>
          </table:table-cell>
          <table:table-cell office:value-type="float" office:value="0.74582400000000004" table:style-name="ce1">
            <text:p>0.745824</text:p>
          </table:table-cell>
          <table:table-cell office:value-type="float" office:value="0.761328" table:style-name="ce1">
            <text:p>0.761328</text:p>
          </table:table-cell>
          <table:table-cell office:value-type="float" office:value="0.70584000000000002" table:style-name="ce1">
            <text:p>0.70584</text:p>
          </table:table-cell>
          <table:table-cell office:value-type="float" office:value="0.64922999999999997" table:style-name="ce1">
            <text:p>0.64923</text:p>
          </table:table-cell>
          <table:table-cell office:value-type="float" office:value="0.66044999999999998" table:style-name="ce1">
            <text:p>0.66045</text:p>
          </table:table-cell>
          <table:table-cell office:value-type="float" office:value="0.76459199999999994" table:style-name="ce1">
            <text:p>0.764592</text:p>
          </table:table-cell>
          <table:table-cell office:value-type="float" office:value="0.8862779999999999" table:style-name="ce1">
            <text:p>0.886278</text:p>
          </table:table-cell>
          <table:table-cell office:value-type="float" office:value="0.90310800000000002" table:style-name="ce1">
            <text:p>0.903108</text:p>
          </table:table-cell>
          <table:table-cell office:value-type="float" office:value="0.85894199999999998" table:style-name="ce1">
            <text:p>0.858942</text:p>
          </table:table-cell>
          <table:table-cell office:value-type="float" office:value="0.78284999999999993" table:style-name="ce1">
            <text:p>0.78285</text:p>
          </table:table-cell>
          <table:table-cell office:value-type="float" office:value="0.72909599999999997" table:style-name="ce1">
            <text:p>0.729096</text:p>
          </table:table-cell>
          <table:table-cell office:value-type="float" office:value="0.63994799999999996" table:style-name="ce1">
            <text:p>0.639948</text:p>
          </table:table-cell>
          <table:table-cell office:value-type="float" office:value="0.52173000000000003" table:style-name="ce1">
            <text:p>0.52173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59573600000000004" table:style-name="ce1">
            <text:p>0.595736</text:p>
          </table:table-cell>
          <table:table-cell office:value-type="float" office:value="0.62387300000000001" table:style-name="ce1">
            <text:p>0.623873</text:p>
          </table:table-cell>
          <table:table-cell office:value-type="float" office:value="0.57358799999999999" table:style-name="ce1">
            <text:p>0.573588</text:p>
          </table:table-cell>
          <table:table-cell office:value-type="float" office:value="0.51754" table:style-name="ce1">
            <text:p>0.51754</text:p>
          </table:table-cell>
          <table:table-cell office:value-type="float" office:value="0.47731200000000001" table:style-name="ce1">
            <text:p>0.477312</text:p>
          </table:table-cell>
          <table:table-cell office:value-type="float" office:value="0.45866699999999999" table:style-name="ce1">
            <text:p>0.458667</text:p>
          </table:table-cell>
          <table:table-cell office:value-type="float" office:value="0.493697" table:style-name="ce1">
            <text:p>0.493697</text:p>
          </table:table-cell>
          <table:table-cell office:value-type="float" office:value="0.556751" table:style-name="ce1">
            <text:p>0.556751</text:p>
          </table:table-cell>
          <table:table-cell office:value-type="float" office:value="0.65585199999999999" table:style-name="ce1">
            <text:p>0.655852</text:p>
          </table:table-cell>
          <table:table-cell office:value-type="float" office:value="0.75687399999999994" table:style-name="ce1">
            <text:p>0.756874</text:p>
          </table:table-cell>
          <table:table-cell office:value-type="float" office:value="0.80761099999999997" table:style-name="ce1">
            <text:p>0.807611</text:p>
          </table:table-cell>
          <table:table-cell office:value-type="float" office:value="0.8262560000000001" table:style-name="ce1">
            <text:p>0.826256</text:p>
          </table:table-cell>
          <table:table-cell office:value-type="float" office:value="0.84343199999999996" table:style-name="ce1">
            <text:p>0.843432</text:p>
          </table:table-cell>
          <table:table-cell office:value-type="float" office:value="0.78195999999999999" table:style-name="ce1">
            <text:p>0.78196</text:p>
          </table:table-cell>
          <table:table-cell office:value-type="float" office:value="0.71924499999999991" table:style-name="ce1">
            <text:p>0.719245</text:p>
          </table:table-cell>
          <table:table-cell office:value-type="float" office:value="0.73167500000000008" table:style-name="ce1">
            <text:p>0.731675</text:p>
          </table:table-cell>
          <table:table-cell office:value-type="float" office:value="0.84704800000000002" table:style-name="ce1">
            <text:p>0.847048</text:p>
          </table:table-cell>
          <table:table-cell office:value-type="float" office:value="0.98185699999999998" table:style-name="ce1">
            <text:p>0.981857</text:p>
          </table:table-cell>
          <table:table-cell office:value-type="float" office:value="1.000502" table:style-name="ce1">
            <text:p>1.000502</text:p>
          </table:table-cell>
          <table:table-cell office:value-type="float" office:value="0.95157300000000011" table:style-name="ce1">
            <text:p>0.951573</text:p>
          </table:table-cell>
          <table:table-cell office:value-type="float" office:value="0.86727500000000002" table:style-name="ce1">
            <text:p>0.867275</text:p>
          </table:table-cell>
          <table:table-cell office:value-type="float" office:value="0.807724" table:style-name="ce1">
            <text:p>0.807724</text:p>
          </table:table-cell>
          <table:table-cell office:value-type="float" office:value="0.70896199999999998" table:style-name="ce1">
            <text:p>0.708962</text:p>
          </table:table-cell>
          <table:table-cell office:value-type="float" office:value="0.57799500000000004" table:style-name="ce1">
            <text:p>0.577995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55356000000000005" table:style-name="ce1">
            <text:p>0.55356</text:p>
          </table:table-cell>
          <table:table-cell office:value-type="float" office:value="0.57970500000000003" table:style-name="ce1">
            <text:p>0.579705</text:p>
          </table:table-cell>
          <table:table-cell office:value-type="float" office:value="0.53298000000000001" table:style-name="ce1">
            <text:p>0.53298</text:p>
          </table:table-cell>
          <table:table-cell office:value-type="float" office:value="0.48090000000000005" table:style-name="ce1">
            <text:p>0.4809</text:p>
          </table:table-cell>
          <table:table-cell office:value-type="float" office:value="0.44351999999999997" table:style-name="ce1">
            <text:p>0.44352</text:p>
          </table:table-cell>
          <table:table-cell office:value-type="float" office:value="0.42619500000000005" table:style-name="ce1">
            <text:p>0.426195</text:p>
          </table:table-cell>
          <table:table-cell office:value-type="float" office:value="0.45874499999999996" table:style-name="ce1">
            <text:p>0.458745</text:p>
          </table:table-cell>
          <table:table-cell office:value-type="float" office:value="0.51733499999999999" table:style-name="ce1">
            <text:p>0.517335</text:p>
          </table:table-cell>
          <table:table-cell office:value-type="float" office:value="0.60941999999999996" table:style-name="ce1">
            <text:p>0.60942</text:p>
          </table:table-cell>
          <table:table-cell office:value-type="float" office:value="0.70328999999999997" table:style-name="ce1">
            <text:p>0.70329</text:p>
          </table:table-cell>
          <table:table-cell office:value-type="float" office:value="0.75043499999999996" table:style-name="ce1">
            <text:p>0.750435</text:p>
          </table:table-cell>
          <table:table-cell office:value-type="float" office:value="0.76776" table:style-name="ce1">
            <text:p>0.76776</text:p>
          </table:table-cell>
          <table:table-cell office:value-type="float" office:value="0.78371999999999997" table:style-name="ce1">
            <text:p>0.78372</text:p>
          </table:table-cell>
          <table:table-cell office:value-type="float" office:value="0.72659999999999991" table:style-name="ce1">
            <text:p>0.7266</text:p>
          </table:table-cell>
          <table:table-cell office:value-type="float" office:value="0.66832499999999995" table:style-name="ce1">
            <text:p>0.668325</text:p>
          </table:table-cell>
          <table:table-cell office:value-type="float" office:value="0.67987500000000001" table:style-name="ce1">
            <text:p>0.679875</text:p>
          </table:table-cell>
          <table:table-cell office:value-type="float" office:value="0.78708" table:style-name="ce1">
            <text:p>0.78708</text:p>
          </table:table-cell>
          <table:table-cell office:value-type="float" office:value="0.91234499999999996" table:style-name="ce1">
            <text:p>0.912345</text:p>
          </table:table-cell>
          <table:table-cell office:value-type="float" office:value="0.92967" table:style-name="ce1">
            <text:p>0.92967</text:p>
          </table:table-cell>
          <table:table-cell office:value-type="float" office:value="0.88420500000000002" table:style-name="ce1">
            <text:p>0.884205</text:p>
          </table:table-cell>
          <table:table-cell office:value-type="float" office:value="0.80587500000000001" table:style-name="ce1">
            <text:p>0.805875</text:p>
          </table:table-cell>
          <table:table-cell office:value-type="float" office:value="0.75053999999999998" table:style-name="ce1">
            <text:p>0.75054</text:p>
          </table:table-cell>
          <table:table-cell office:value-type="float" office:value="0.65876999999999997" table:style-name="ce1">
            <text:p>0.65877</text:p>
          </table:table-cell>
          <table:table-cell office:value-type="float" office:value="0.53707500000000008" table:style-name="ce1">
            <text:p>0.537075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671224" table:style-name="ce1">
            <text:p>1.671224</text:p>
          </table:table-cell>
          <table:table-cell office:value-type="float" office:value="1.7501570000000002" table:style-name="ce1">
            <text:p>1.750157</text:p>
          </table:table-cell>
          <table:table-cell office:value-type="float" office:value="1.609092" table:style-name="ce1">
            <text:p>1.609092</text:p>
          </table:table-cell>
          <table:table-cell office:value-type="float" office:value="1.4518600000000002" table:style-name="ce1">
            <text:p>1.45186</text:p>
          </table:table-cell>
          <table:table-cell office:value-type="float" office:value="1.339008" table:style-name="ce1">
            <text:p>1.339008</text:p>
          </table:table-cell>
          <table:table-cell office:value-type="float" office:value="1.2867029999999999" table:style-name="ce1">
            <text:p>1.286703</text:p>
          </table:table-cell>
          <table:table-cell office:value-type="float" office:value="1.384973" table:style-name="ce1">
            <text:p>1.384973</text:p>
          </table:table-cell>
          <table:table-cell office:value-type="float" office:value="1.5618590000000001" table:style-name="ce1">
            <text:p>1.561859</text:p>
          </table:table-cell>
          <table:table-cell office:value-type="float" office:value="1.8398679999999998" table:style-name="ce1">
            <text:p>1.839868</text:p>
          </table:table-cell>
          <table:table-cell office:value-type="float" office:value="2.1232660000000001" table:style-name="ce1">
            <text:p>2.123266</text:p>
          </table:table-cell>
          <table:table-cell office:value-type="float" office:value="2.2655989999999999" table:style-name="ce1">
            <text:p>2.265599</text:p>
          </table:table-cell>
          <table:table-cell office:value-type="float" office:value="2.317904" table:style-name="ce1">
            <text:p>2.317904</text:p>
          </table:table-cell>
          <table:table-cell office:value-type="float" office:value="2.366088" table:style-name="ce1">
            <text:p>2.366088</text:p>
          </table:table-cell>
          <table:table-cell office:value-type="float" office:value="2.1936400000000003" table:style-name="ce1">
            <text:p>2.19364</text:p>
          </table:table-cell>
          <table:table-cell office:value-type="float" office:value="2.0177049999999999" table:style-name="ce1">
            <text:p>2.017705</text:p>
          </table:table-cell>
          <table:table-cell office:value-type="float" office:value="2.052575" table:style-name="ce1">
            <text:p>2.052575</text:p>
          </table:table-cell>
          <table:table-cell office:value-type="float" office:value="2.3762319999999999" table:style-name="ce1">
            <text:p>2.376232</text:p>
          </table:table-cell>
          <table:table-cell office:value-type="float" office:value="2.754413" table:style-name="ce1">
            <text:p>2.754413</text:p>
          </table:table-cell>
          <table:table-cell office:value-type="float" office:value="2.806718" table:style-name="ce1">
            <text:p>2.806718</text:p>
          </table:table-cell>
          <table:table-cell office:value-type="float" office:value="2.669457" table:style-name="ce1">
            <text:p>2.669457</text:p>
          </table:table-cell>
          <table:table-cell office:value-type="float" office:value="2.4329750000000003" table:style-name="ce1">
            <text:p>2.432975</text:p>
          </table:table-cell>
          <table:table-cell office:value-type="float" office:value="2.2659159999999998" table:style-name="ce1">
            <text:p>2.265916</text:p>
          </table:table-cell>
          <table:table-cell office:value-type="float" office:value="1.9888579999999998" table:style-name="ce1">
            <text:p>1.988858</text:p>
          </table:table-cell>
          <table:table-cell office:value-type="float" office:value="1.6214550000000001" table:style-name="ce1">
            <text:p>1.621455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67481599999999997" table:style-name="ce1">
            <text:p>0.674816</text:p>
          </table:table-cell>
          <table:table-cell office:value-type="float" office:value="0.70668800000000009" table:style-name="ce1">
            <text:p>0.706688</text:p>
          </table:table-cell>
          <table:table-cell office:value-type="float" office:value="0.64972800000000008" table:style-name="ce1">
            <text:p>0.649728</text:p>
          </table:table-cell>
          <table:table-cell office:value-type="float" office:value="0.58623999999999998" table:style-name="ce1">
            <text:p>0.58624</text:p>
          </table:table-cell>
          <table:table-cell office:value-type="float" office:value="0.54067200000000004" table:style-name="ce1">
            <text:p>0.540672</text:p>
          </table:table-cell>
          <table:table-cell office:value-type="float" office:value="0.51955200000000001" table:style-name="ce1">
            <text:p>0.519552</text:p>
          </table:table-cell>
          <table:table-cell office:value-type="float" office:value="0.55923200000000006" table:style-name="ce1">
            <text:p>0.559232</text:p>
          </table:table-cell>
          <table:table-cell office:value-type="float" office:value="0.63065599999999999" table:style-name="ce1">
            <text:p>0.630656</text:p>
          </table:table-cell>
          <table:table-cell office:value-type="float" office:value="0.74291200000000002" table:style-name="ce1">
            <text:p>0.742912</text:p>
          </table:table-cell>
          <table:table-cell office:value-type="float" office:value="0.85734399999999988" table:style-name="ce1">
            <text:p>0.857344</text:p>
          </table:table-cell>
          <table:table-cell office:value-type="float" office:value="0.91481599999999996" table:style-name="ce1">
            <text:p>0.914816</text:p>
          </table:table-cell>
          <table:table-cell office:value-type="float" office:value="0.93593599999999999" table:style-name="ce1">
            <text:p>0.935936</text:p>
          </table:table-cell>
          <table:table-cell office:value-type="float" office:value="0.95539199999999991" table:style-name="ce1">
            <text:p>0.955392</text:p>
          </table:table-cell>
          <table:table-cell office:value-type="float" office:value="0.88575999999999988" table:style-name="ce1">
            <text:p>0.88576</text:p>
          </table:table-cell>
          <table:table-cell office:value-type="float" office:value="0.81471999999999989" table:style-name="ce1">
            <text:p>0.81472</text:p>
          </table:table-cell>
          <table:table-cell office:value-type="float" office:value="0.82879999999999998" table:style-name="ce1">
            <text:p>0.8288</text:p>
          </table:table-cell>
          <table:table-cell office:value-type="float" office:value="0.95948800000000001" table:style-name="ce1">
            <text:p>0.959488</text:p>
          </table:table-cell>
          <table:table-cell office:value-type="float" office:value="1.1121920000000001" table:style-name="ce1">
            <text:p>1.112192</text:p>
          </table:table-cell>
          <table:table-cell office:value-type="float" office:value="1.1333119999999999" table:style-name="ce1">
            <text:p>1.133312</text:p>
          </table:table-cell>
          <table:table-cell office:value-type="float" office:value="1.077888" table:style-name="ce1">
            <text:p>1.077888</text:p>
          </table:table-cell>
          <table:table-cell office:value-type="float" office:value="0.98239999999999994" table:style-name="ce1">
            <text:p>0.9824</text:p>
          </table:table-cell>
          <table:table-cell office:value-type="float" office:value="0.91494399999999998" table:style-name="ce1">
            <text:p>0.914944</text:p>
          </table:table-cell>
          <table:table-cell office:value-type="float" office:value="0.8030719999999999" table:style-name="ce1">
            <text:p>0.803072</text:p>
          </table:table-cell>
          <table:table-cell office:value-type="float" office:value="0.65471999999999997" table:style-name="ce1">
            <text:p>0.65472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6606800000000002" table:style-name="ce1">
            <text:p>1.66068</text:p>
          </table:table-cell>
          <table:table-cell office:value-type="float" office:value="1.739115" table:style-name="ce1">
            <text:p>1.739115</text:p>
          </table:table-cell>
          <table:table-cell office:value-type="float" office:value="1.59894" table:style-name="ce1">
            <text:p>1.59894</text:p>
          </table:table-cell>
          <table:table-cell office:value-type="float" office:value="1.4427000000000001" table:style-name="ce1">
            <text:p>1.4427</text:p>
          </table:table-cell>
          <table:table-cell office:value-type="float" office:value="1.3305600000000002" table:style-name="ce1">
            <text:p>1.33056</text:p>
          </table:table-cell>
          <table:table-cell office:value-type="float" office:value="1.2785850000000001" table:style-name="ce1">
            <text:p>1.278585</text:p>
          </table:table-cell>
          <table:table-cell office:value-type="float" office:value="1.3762350000000001" table:style-name="ce1">
            <text:p>1.376235</text:p>
          </table:table-cell>
          <table:table-cell office:value-type="float" office:value="1.5520050000000001" table:style-name="ce1">
            <text:p>1.552005</text:p>
          </table:table-cell>
          <table:table-cell office:value-type="float" office:value="1.82826" table:style-name="ce1">
            <text:p>1.82826</text:p>
          </table:table-cell>
          <table:table-cell office:value-type="float" office:value="2.1098699999999999" table:style-name="ce1">
            <text:p>2.10987</text:p>
          </table:table-cell>
          <table:table-cell office:value-type="float" office:value="2.2513050000000003" table:style-name="ce1">
            <text:p>2.251305</text:p>
          </table:table-cell>
          <table:table-cell office:value-type="float" office:value="2.30328" table:style-name="ce1">
            <text:p>2.30328</text:p>
          </table:table-cell>
          <table:table-cell office:value-type="float" office:value="2.3511600000000001" table:style-name="ce1">
            <text:p>2.35116</text:p>
          </table:table-cell>
          <table:table-cell office:value-type="float" office:value="2.1797999999999997" table:style-name="ce1">
            <text:p>2.1798</text:p>
          </table:table-cell>
          <table:table-cell office:value-type="float" office:value="2.004975" table:style-name="ce1">
            <text:p>2.004975</text:p>
          </table:table-cell>
          <table:table-cell office:value-type="float" office:value="2.039625" table:style-name="ce1">
            <text:p>2.039625</text:p>
          </table:table-cell>
          <table:table-cell office:value-type="float" office:value="2.36124" table:style-name="ce1">
            <text:p>2.36124</text:p>
          </table:table-cell>
          <table:table-cell office:value-type="float" office:value="2.7370350000000001" table:style-name="ce1">
            <text:p>2.737035</text:p>
          </table:table-cell>
          <table:table-cell office:value-type="float" office:value="2.7890100000000002" table:style-name="ce1">
            <text:p>2.78901</text:p>
          </table:table-cell>
          <table:table-cell office:value-type="float" office:value="2.6526149999999999" table:style-name="ce1">
            <text:p>2.652615</text:p>
          </table:table-cell>
          <table:table-cell office:value-type="float" office:value="2.4176249999999997" table:style-name="ce1">
            <text:p>2.417625</text:p>
          </table:table-cell>
          <table:table-cell office:value-type="float" office:value="2.25162" table:style-name="ce1">
            <text:p>2.25162</text:p>
          </table:table-cell>
          <table:table-cell office:value-type="float" office:value="1.97631" table:style-name="ce1">
            <text:p>1.97631</text:p>
          </table:table-cell>
          <table:table-cell office:value-type="float" office:value="1.6112250000000001" table:style-name="ce1">
            <text:p>1.611225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90151199999999998" table:style-name="ce1">
            <text:p>0.901512</text:p>
          </table:table-cell>
          <table:table-cell office:value-type="float" office:value="0.9440909999999999" table:style-name="ce1">
            <text:p>0.944091</text:p>
          </table:table-cell>
          <table:table-cell office:value-type="float" office:value="0.86799599999999999" table:style-name="ce1">
            <text:p>0.867996</text:p>
          </table:table-cell>
          <table:table-cell office:value-type="float" office:value="0.78317999999999999" table:style-name="ce1">
            <text:p>0.78318</text:p>
          </table:table-cell>
          <table:table-cell office:value-type="float" office:value="0.72230400000000006" table:style-name="ce1">
            <text:p>0.722304</text:p>
          </table:table-cell>
          <table:table-cell office:value-type="float" office:value="0.69408900000000007" table:style-name="ce1">
            <text:p>0.694089</text:p>
          </table:table-cell>
          <table:table-cell office:value-type="float" office:value="0.74709900000000007" table:style-name="ce1">
            <text:p>0.747099</text:p>
          </table:table-cell>
          <table:table-cell office:value-type="float" office:value="0.84251699999999996" table:style-name="ce1">
            <text:p>0.842517</text:p>
          </table:table-cell>
          <table:table-cell office:value-type="float" office:value="0.99248400000000003" table:style-name="ce1">
            <text:p>0.992484</text:p>
          </table:table-cell>
          <table:table-cell office:value-type="float" office:value="1.1453579999999999" table:style-name="ce1">
            <text:p>1.145358</text:p>
          </table:table-cell>
          <table:table-cell office:value-type="float" office:value="1.222137" table:style-name="ce1">
            <text:p>1.222137</text:p>
          </table:table-cell>
          <table:table-cell office:value-type="float" office:value="1.2503520000000001" table:style-name="ce1">
            <text:p>1.250352</text:p>
          </table:table-cell>
          <table:table-cell office:value-type="float" office:value="1.2763439999999999" table:style-name="ce1">
            <text:p>1.276344</text:p>
          </table:table-cell>
          <table:table-cell office:value-type="float" office:value="1.1833199999999999" table:style-name="ce1">
            <text:p>1.18332</text:p>
          </table:table-cell>
          <table:table-cell office:value-type="float" office:value="1.0884149999999999" table:style-name="ce1">
            <text:p>1.088415</text:p>
          </table:table-cell>
          <table:table-cell office:value-type="float" office:value="1.1072249999999999" table:style-name="ce1">
            <text:p>1.107225</text:p>
          </table:table-cell>
          <table:table-cell office:value-type="float" office:value="1.2818160000000001" table:style-name="ce1">
            <text:p>1.281816</text:p>
          </table:table-cell>
          <table:table-cell office:value-type="float" office:value="1.485819" table:style-name="ce1">
            <text:p>1.485819</text:p>
          </table:table-cell>
          <table:table-cell office:value-type="float" office:value="1.5140340000000001" table:style-name="ce1">
            <text:p>1.514034</text:p>
          </table:table-cell>
          <table:table-cell office:value-type="float" office:value="1.439991" table:style-name="ce1">
            <text:p>1.439991</text:p>
          </table:table-cell>
          <table:table-cell office:value-type="float" office:value="1.3124250000000002" table:style-name="ce1">
            <text:p>1.312425</text:p>
          </table:table-cell>
          <table:table-cell office:value-type="float" office:value="1.222308" table:style-name="ce1">
            <text:p>1.222308</text:p>
          </table:table-cell>
          <table:table-cell office:value-type="float" office:value="1.072854" table:style-name="ce1">
            <text:p>1.072854</text:p>
          </table:table-cell>
          <table:table-cell office:value-type="float" office:value="0.87466499999999991" table:style-name="ce1">
            <text:p>0.874665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19717300000000001" table:style-name="ce1">
            <text:p>0.197173</text:p>
          </table:table-cell>
          <table:table-cell office:value-type="float" office:value="0.20648499999999997" table:style-name="ce1">
            <text:p>0.206485</text:p>
          </table:table-cell>
          <table:table-cell office:value-type="float" office:value="0.18984200000000001" table:style-name="ce1">
            <text:p>0.189842</text:p>
          </table:table-cell>
          <table:table-cell office:value-type="float" office:value="0.171292" table:style-name="ce1">
            <text:p>0.171292</text:p>
          </table:table-cell>
          <table:table-cell office:value-type="float" office:value="0.15797800000000001" table:style-name="ce1">
            <text:p>0.157978</text:p>
          </table:table-cell>
          <table:table-cell office:value-type="float" office:value="0.151807" table:style-name="ce1">
            <text:p>0.151807</text:p>
          </table:table-cell>
          <table:table-cell office:value-type="float" office:value="0.16340099999999999" table:style-name="ce1">
            <text:p>0.163401</text:p>
          </table:table-cell>
          <table:table-cell office:value-type="float" office:value="0.18426999999999999" table:style-name="ce1">
            <text:p>0.18427</text:p>
          </table:table-cell>
          <table:table-cell office:value-type="float" office:value="0.21707000000000001" table:style-name="ce1">
            <text:p>0.21707</text:p>
          </table:table-cell>
          <table:table-cell office:value-type="float" office:value="0.25050499999999998" table:style-name="ce1">
            <text:p>0.250505</text:p>
          </table:table-cell>
          <table:table-cell office:value-type="float" office:value="0.26729800000000004" table:style-name="ce1">
            <text:p>0.267298</text:p>
          </table:table-cell>
          <table:table-cell office:value-type="float" office:value="0.27346900000000002" table:style-name="ce1">
            <text:p>0.273469</text:p>
          </table:table-cell>
          <table:table-cell office:value-type="float" office:value="0.27915400000000001" table:style-name="ce1">
            <text:p>0.279154</text:p>
          </table:table-cell>
          <table:table-cell office:value-type="float" office:value="0.25880799999999998" table:style-name="ce1">
            <text:p>0.258808</text:p>
          </table:table-cell>
          <table:table-cell office:value-type="float" office:value="0.23805099999999998" table:style-name="ce1">
            <text:p>0.238051</text:p>
          </table:table-cell>
          <table:table-cell office:value-type="float" office:value="0.24216499999999999" table:style-name="ce1">
            <text:p>0.242165</text:p>
          </table:table-cell>
          <table:table-cell office:value-type="float" office:value="0.28034999999999999" table:style-name="ce1">
            <text:p>0.28035</text:p>
          </table:table-cell>
          <table:table-cell office:value-type="float" office:value="0.32496899999999995" table:style-name="ce1">
            <text:p>0.324969</text:p>
          </table:table-cell>
          <table:table-cell office:value-type="float" office:value="0.33113999999999999" table:style-name="ce1">
            <text:p>0.33114</text:p>
          </table:table-cell>
          <table:table-cell office:value-type="float" office:value="0.31494499999999997" table:style-name="ce1">
            <text:p>0.314945</text:p>
          </table:table-cell>
          <table:table-cell office:value-type="float" office:value="0.28704499999999999" table:style-name="ce1">
            <text:p>0.287045</text:p>
          </table:table-cell>
          <table:table-cell office:value-type="float" office:value="0.26733499999999999" table:style-name="ce1">
            <text:p>0.267335</text:p>
          </table:table-cell>
          <table:table-cell office:value-type="float" office:value="0.234648" table:style-name="ce1">
            <text:p>0.234648</text:p>
          </table:table-cell>
          <table:table-cell office:value-type="float" office:value="0.191301" table:style-name="ce1">
            <text:p>0.191301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279416" table:style-name="ce1">
            <text:p>0.279416</text:p>
          </table:table-cell>
          <table:table-cell office:value-type="float" office:value="0.29261300000000001" table:style-name="ce1">
            <text:p>0.292613</text:p>
          </table:table-cell>
          <table:table-cell office:value-type="float" office:value="0.26902799999999999" table:style-name="ce1">
            <text:p>0.269028</text:p>
          </table:table-cell>
          <table:table-cell office:value-type="float" office:value="0.24274000000000001" table:style-name="ce1">
            <text:p>0.24274</text:p>
          </table:table-cell>
          <table:table-cell office:value-type="float" office:value="0.22387199999999999" table:style-name="ce1">
            <text:p>0.223872</text:p>
          </table:table-cell>
          <table:table-cell office:value-type="float" office:value="0.21512699999999998" table:style-name="ce1">
            <text:p>0.215127</text:p>
          </table:table-cell>
          <table:table-cell office:value-type="float" office:value="0.23155699999999999" table:style-name="ce1">
            <text:p>0.231557</text:p>
          </table:table-cell>
          <table:table-cell office:value-type="float" office:value="0.261131" table:style-name="ce1">
            <text:p>0.261131</text:p>
          </table:table-cell>
          <table:table-cell office:value-type="float" office:value="0.307612" table:style-name="ce1">
            <text:p>0.307612</text:p>
          </table:table-cell>
          <table:table-cell office:value-type="float" office:value="0.35499400000000003" table:style-name="ce1">
            <text:p>0.354994</text:p>
          </table:table-cell>
          <table:table-cell office:value-type="float" office:value="0.37879099999999999" table:style-name="ce1">
            <text:p>0.378791</text:p>
          </table:table-cell>
          <table:table-cell office:value-type="float" office:value="0.38753599999999999" table:style-name="ce1">
            <text:p>0.387536</text:p>
          </table:table-cell>
          <table:table-cell office:value-type="float" office:value="0.39559199999999994" table:style-name="ce1">
            <text:p>0.395592</text:p>
          </table:table-cell>
          <table:table-cell office:value-type="float" office:value="0.36676000000000003" table:style-name="ce1">
            <text:p>0.36676</text:p>
          </table:table-cell>
          <table:table-cell office:value-type="float" office:value="0.33734499999999995" table:style-name="ce1">
            <text:p>0.337345</text:p>
          </table:table-cell>
          <table:table-cell office:value-type="float" office:value="0.34317500000000001" table:style-name="ce1">
            <text:p>0.343175</text:p>
          </table:table-cell>
          <table:table-cell office:value-type="float" office:value="0.39728799999999997" table:style-name="ce1">
            <text:p>0.397288</text:p>
          </table:table-cell>
          <table:table-cell office:value-type="float" office:value="0.46051699999999995" table:style-name="ce1">
            <text:p>0.460517</text:p>
          </table:table-cell>
          <table:table-cell office:value-type="float" office:value="0.46926200000000001" table:style-name="ce1">
            <text:p>0.469262</text:p>
          </table:table-cell>
          <table:table-cell office:value-type="float" office:value="0.44631300000000002" table:style-name="ce1">
            <text:p>0.446313</text:p>
          </table:table-cell>
          <table:table-cell office:value-type="float" office:value="0.406775" table:style-name="ce1">
            <text:p>0.406775</text:p>
          </table:table-cell>
          <table:table-cell office:value-type="float" office:value="0.37884400000000001" table:style-name="ce1">
            <text:p>0.378844</text:p>
          </table:table-cell>
          <table:table-cell office:value-type="float" office:value="0.33252200000000004" table:style-name="ce1">
            <text:p>0.332522</text:p>
          </table:table-cell>
          <table:table-cell office:value-type="float" office:value="0.27109500000000003" table:style-name="ce1">
            <text:p>0.271095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4514800000000001" table:style-name="ce1">
            <text:p>2.45148</text:p>
          </table:table-cell>
          <table:table-cell office:value-type="float" office:value="2.5672649999999999" table:style-name="ce1">
            <text:p>2.567265</text:p>
          </table:table-cell>
          <table:table-cell office:value-type="float" office:value="2.3603399999999999" table:style-name="ce1">
            <text:p>2.36034</text:p>
          </table:table-cell>
          <table:table-cell office:value-type="float" office:value="2.1297000000000001" table:style-name="ce1">
            <text:p>2.1297</text:p>
          </table:table-cell>
          <table:table-cell office:value-type="float" office:value="1.9641599999999999" table:style-name="ce1">
            <text:p>1.96416</text:p>
          </table:table-cell>
          <table:table-cell office:value-type="float" office:value="1.8874350000000002" table:style-name="ce1">
            <text:p>1.887435</text:p>
          </table:table-cell>
          <table:table-cell office:value-type="float" office:value="2.0315850000000002" table:style-name="ce1">
            <text:p>2.031585</text:p>
          </table:table-cell>
          <table:table-cell office:value-type="float" office:value="2.2910550000000001" table:style-name="ce1">
            <text:p>2.291055</text:p>
          </table:table-cell>
          <table:table-cell office:value-type="float" office:value="2.6988600000000003" table:style-name="ce1">
            <text:p>2.69886</text:p>
          </table:table-cell>
          <table:table-cell office:value-type="float" office:value="3.1145700000000001" table:style-name="ce1">
            <text:p>3.11457</text:p>
          </table:table-cell>
          <table:table-cell office:value-type="float" office:value="3.3233550000000003" table:style-name="ce1">
            <text:p>3.323355</text:p>
          </table:table-cell>
          <table:table-cell office:value-type="float" office:value="3.40008" table:style-name="ce1">
            <text:p>3.40008</text:p>
          </table:table-cell>
          <table:table-cell office:value-type="float" office:value="3.4707600000000003" table:style-name="ce1">
            <text:p>3.47076</text:p>
          </table:table-cell>
          <table:table-cell office:value-type="float" office:value="3.2177999999999995" table:style-name="ce1">
            <text:p>3.2178</text:p>
          </table:table-cell>
          <table:table-cell office:value-type="float" office:value="2.9597250000000002" table:style-name="ce1">
            <text:p>2.959725</text:p>
          </table:table-cell>
          <table:table-cell office:value-type="float" office:value="3.010875" table:style-name="ce1">
            <text:p>3.010875</text:p>
          </table:table-cell>
          <table:table-cell office:value-type="float" office:value="3.4856400000000001" table:style-name="ce1">
            <text:p>3.48564</text:p>
          </table:table-cell>
          <table:table-cell office:value-type="float" office:value="4.0403849999999997" table:style-name="ce1">
            <text:p>4.040385</text:p>
          </table:table-cell>
          <table:table-cell office:value-type="float" office:value="4.1171100000000003" table:style-name="ce1">
            <text:p>4.11711</text:p>
          </table:table-cell>
          <table:table-cell office:value-type="float" office:value="3.9157649999999999" table:style-name="ce1">
            <text:p>3.915765</text:p>
          </table:table-cell>
          <table:table-cell office:value-type="float" office:value="3.5688749999999998" table:style-name="ce1">
            <text:p>3.568875</text:p>
          </table:table-cell>
          <table:table-cell office:value-type="float" office:value="3.32382" table:style-name="ce1">
            <text:p>3.32382</text:p>
          </table:table-cell>
          <table:table-cell office:value-type="float" office:value="2.9174099999999998" table:style-name="ce1">
            <text:p>2.91741</text:p>
          </table:table-cell>
          <table:table-cell office:value-type="float" office:value="2.3784749999999999" table:style-name="ce1">
            <text:p>2.378475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.0067200000000005" table:style-name="ce1">
            <text:p>4.00672</text:p>
          </table:table-cell>
          <table:table-cell office:value-type="float" office:value="4.1959600000000004" table:style-name="ce1">
            <text:p>4.19596</text:p>
          </table:table-cell>
          <table:table-cell office:value-type="float" office:value="3.8577600000000003" table:style-name="ce1">
            <text:p>3.85776</text:p>
          </table:table-cell>
          <table:table-cell office:value-type="float" office:value="3.4807999999999999" table:style-name="ce1">
            <text:p>3.4808</text:p>
          </table:table-cell>
          <table:table-cell office:value-type="float" office:value="3.2102400000000002" table:style-name="ce1">
            <text:p>3.21024</text:p>
          </table:table-cell>
          <table:table-cell office:value-type="float" office:value="3.0848399999999998" table:style-name="ce1">
            <text:p>3.08484</text:p>
          </table:table-cell>
          <table:table-cell office:value-type="float" office:value="3.3204399999999996" table:style-name="ce1">
            <text:p>3.32044</text:p>
          </table:table-cell>
          <table:table-cell office:value-type="float" office:value="3.7445200000000001" table:style-name="ce1">
            <text:p>3.74452</text:p>
          </table:table-cell>
          <table:table-cell office:value-type="float" office:value="4.4110399999999998" table:style-name="ce1">
            <text:p>4.41104</text:p>
          </table:table-cell>
          <table:table-cell office:value-type="float" office:value="5.0904800000000003" table:style-name="ce1">
            <text:p>5.09048</text:p>
          </table:table-cell>
          <table:table-cell office:value-type="float" office:value="5.4317200000000003" table:style-name="ce1">
            <text:p>5.43172</text:p>
          </table:table-cell>
          <table:table-cell office:value-type="float" office:value="5.5571200000000003" table:style-name="ce1">
            <text:p>5.55712</text:p>
          </table:table-cell>
          <table:table-cell office:value-type="float" office:value="5.6726400000000003" table:style-name="ce1">
            <text:p>5.67264</text:p>
          </table:table-cell>
          <table:table-cell office:value-type="float" office:value="5.2591999999999999" table:style-name="ce1">
            <text:p>5.2592</text:p>
          </table:table-cell>
          <table:table-cell office:value-type="float" office:value="4.8373999999999997" table:style-name="ce1">
            <text:p>4.8374</text:p>
          </table:table-cell>
          <table:table-cell office:value-type="float" office:value="4.9210000000000003" table:style-name="ce1">
            <text:p>4.921</text:p>
          </table:table-cell>
          <table:table-cell office:value-type="float" office:value="5.6969600000000007" table:style-name="ce1">
            <text:p>5.69696</text:p>
          </table:table-cell>
          <table:table-cell office:value-type="float" office:value="6.6036400000000004" table:style-name="ce1">
            <text:p>6.60364</text:p>
          </table:table-cell>
          <table:table-cell office:value-type="float" office:value="6.7290400000000004" table:style-name="ce1">
            <text:p>6.72904</text:p>
          </table:table-cell>
          <table:table-cell office:value-type="float" office:value="6.3999600000000001" table:style-name="ce1">
            <text:p>6.39996</text:p>
          </table:table-cell>
          <table:table-cell office:value-type="float" office:value="5.8329999999999993" table:style-name="ce1">
            <text:p>5.833</text:p>
          </table:table-cell>
          <table:table-cell office:value-type="float" office:value="5.4324800000000009" table:style-name="ce1">
            <text:p>5.43248</text:p>
          </table:table-cell>
          <table:table-cell office:value-type="float" office:value="4.7682400000000005" table:style-name="ce1">
            <text:p>4.76824</text:p>
          </table:table-cell>
          <table:table-cell office:value-type="float" office:value="3.8874" table:style-name="ce1">
            <text:p>3.8874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781936" table:style-name="ce1">
            <text:p>1.781936</text:p>
          </table:table-cell>
          <table:table-cell office:value-type="float" office:value="1.866098" table:style-name="ce1">
            <text:p>1.866098</text:p>
          </table:table-cell>
          <table:table-cell office:value-type="float" office:value="1.7156880000000001" table:style-name="ce1">
            <text:p>1.715688</text:p>
          </table:table-cell>
          <table:table-cell office:value-type="float" office:value="1.5480400000000001" table:style-name="ce1">
            <text:p>1.54804</text:p>
          </table:table-cell>
          <table:table-cell office:value-type="float" office:value="1.4277119999999999" table:style-name="ce1">
            <text:p>1.427712</text:p>
          </table:table-cell>
          <table:table-cell office:value-type="float" office:value="1.371942" table:style-name="ce1">
            <text:p>1.371942</text:p>
          </table:table-cell>
          <table:table-cell office:value-type="float" office:value="1.4767220000000001" table:style-name="ce1">
            <text:p>1.476722</text:p>
          </table:table-cell>
          <table:table-cell office:value-type="float" office:value="1.6653260000000001" table:style-name="ce1">
            <text:p>1.665326</text:p>
          </table:table-cell>
          <table:table-cell office:value-type="float" office:value="1.9617519999999999" table:style-name="ce1">
            <text:p>1.961752</text:p>
          </table:table-cell>
          <table:table-cell office:value-type="float" office:value="2.2639240000000003" table:style-name="ce1">
            <text:p>2.263924</text:p>
          </table:table-cell>
          <table:table-cell office:value-type="float" office:value="2.415686" table:style-name="ce1">
            <text:p>2.415686</text:p>
          </table:table-cell>
          <table:table-cell office:value-type="float" office:value="2.4714559999999999" table:style-name="ce1">
            <text:p>2.471456</text:p>
          </table:table-cell>
          <table:table-cell office:value-type="float" office:value="2.5228319999999997" table:style-name="ce1">
            <text:p>2.522832</text:p>
          </table:table-cell>
          <table:table-cell office:value-type="float" office:value="2.3389599999999997" table:style-name="ce1">
            <text:p>2.33896</text:p>
          </table:table-cell>
          <table:table-cell office:value-type="float" office:value="2.15137" table:style-name="ce1">
            <text:p>2.15137</text:p>
          </table:table-cell>
          <table:table-cell office:value-type="float" office:value="2.1885499999999998" table:style-name="ce1">
            <text:p>2.18855</text:p>
          </table:table-cell>
          <table:table-cell office:value-type="float" office:value="2.5336479999999999" table:style-name="ce1">
            <text:p>2.533648</text:p>
          </table:table-cell>
          <table:table-cell office:value-type="float" office:value="2.9368819999999998" table:style-name="ce1">
            <text:p>2.936882</text:p>
          </table:table-cell>
          <table:table-cell office:value-type="float" office:value="2.9926520000000001" table:style-name="ce1">
            <text:p>2.992652</text:p>
          </table:table-cell>
          <table:table-cell office:value-type="float" office:value="2.846298" table:style-name="ce1">
            <text:p>2.846298</text:p>
          </table:table-cell>
          <table:table-cell office:value-type="float" office:value="2.5941500000000004" table:style-name="ce1">
            <text:p>2.59415</text:p>
          </table:table-cell>
          <table:table-cell office:value-type="float" office:value="2.4160239999999997" table:style-name="ce1">
            <text:p>2.416024</text:p>
          </table:table-cell>
          <table:table-cell office:value-type="float" office:value="2.1206119999999999" table:style-name="ce1">
            <text:p>2.120612</text:p>
          </table:table-cell>
          <table:table-cell office:value-type="float" office:value="1.7288699999999999" table:style-name="ce1">
            <text:p>1.72887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.0383519999999997" table:style-name="ce1">
            <text:p>4.038352</text:p>
          </table:table-cell>
          <table:table-cell office:value-type="float" office:value="4.2290859999999997" table:style-name="ce1">
            <text:p>4.229086</text:p>
          </table:table-cell>
          <table:table-cell office:value-type="float" office:value="3.8882159999999999" table:style-name="ce1">
            <text:p>3.888216</text:p>
          </table:table-cell>
          <table:table-cell office:value-type="float" office:value="3.5082799999999996" table:style-name="ce1">
            <text:p>3.50828</text:p>
          </table:table-cell>
          <table:table-cell office:value-type="float" office:value="3.2355840000000002" table:style-name="ce1">
            <text:p>3.235584</text:p>
          </table:table-cell>
          <table:table-cell office:value-type="float" office:value="3.109194" table:style-name="ce1">
            <text:p>3.109194</text:p>
          </table:table-cell>
          <table:table-cell office:value-type="float" office:value="3.3466539999999996" table:style-name="ce1">
            <text:p>3.346654</text:p>
          </table:table-cell>
          <table:table-cell office:value-type="float" office:value="3.7740820000000004" table:style-name="ce1">
            <text:p>3.774082</text:p>
          </table:table-cell>
          <table:table-cell office:value-type="float" office:value="4.4458640000000003" table:style-name="ce1">
            <text:p>4.445864</text:p>
          </table:table-cell>
          <table:table-cell office:value-type="float" office:value="5.1306679999999991" table:style-name="ce1">
            <text:p>5.130668</text:p>
          </table:table-cell>
          <table:table-cell office:value-type="float" office:value="5.474602" table:style-name="ce1">
            <text:p>5.474602</text:p>
          </table:table-cell>
          <table:table-cell office:value-type="float" office:value="5.6009919999999997" table:style-name="ce1">
            <text:p>5.600992</text:p>
          </table:table-cell>
          <table:table-cell office:value-type="float" office:value="5.7174239999999994" table:style-name="ce1">
            <text:p>5.717424</text:p>
          </table:table-cell>
          <table:table-cell office:value-type="float" office:value="5.3007200000000001" table:style-name="ce1">
            <text:p>5.30072</text:p>
          </table:table-cell>
          <table:table-cell office:value-type="float" office:value="4.8755899999999999" table:style-name="ce1">
            <text:p>4.87559</text:p>
          </table:table-cell>
          <table:table-cell office:value-type="float" office:value="4.9598500000000003" table:style-name="ce1">
            <text:p>4.95985</text:p>
          </table:table-cell>
          <table:table-cell office:value-type="float" office:value="5.741935999999999" table:style-name="ce1">
            <text:p>5.741936</text:p>
          </table:table-cell>
          <table:table-cell office:value-type="float" office:value="6.6557740000000001" table:style-name="ce1">
            <text:p>6.655774</text:p>
          </table:table-cell>
          <table:table-cell office:value-type="float" office:value="6.7821639999999999" table:style-name="ce1">
            <text:p>6.782164</text:p>
          </table:table-cell>
          <table:table-cell office:value-type="float" office:value="6.4504859999999997" table:style-name="ce1">
            <text:p>6.450486</text:p>
          </table:table-cell>
          <table:table-cell office:value-type="float" office:value="5.8790499999999994" table:style-name="ce1">
            <text:p>5.87905</text:p>
          </table:table-cell>
          <table:table-cell office:value-type="float" office:value="5.4753679999999996" table:style-name="ce1">
            <text:p>5.475368</text:p>
          </table:table-cell>
          <table:table-cell office:value-type="float" office:value="4.8058839999999998" table:style-name="ce1">
            <text:p>4.805884</text:p>
          </table:table-cell>
          <table:table-cell office:value-type="float" office:value="3.9180900000000003" table:style-name="ce1">
            <text:p>3.91809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9865879999999998" table:style-name="ce1">
            <text:p>2.986588</text:p>
          </table:table-cell>
          <table:table-cell office:value-type="float" office:value="3.1276470000000001" table:style-name="ce1">
            <text:p>3.127647</text:p>
          </table:table-cell>
          <table:table-cell office:value-type="float" office:value="2.8755540000000002" table:style-name="ce1">
            <text:p>2.875554</text:p>
          </table:table-cell>
          <table:table-cell office:value-type="float" office:value="2.59457" table:style-name="ce1">
            <text:p>2.59457</text:p>
          </table:table-cell>
          <table:table-cell office:value-type="float" office:value="2.3928959999999999" table:style-name="ce1">
            <text:p>2.392896</text:p>
          </table:table-cell>
          <table:table-cell office:value-type="float" office:value="2.299423" table:style-name="ce1">
            <text:p>2.299423</text:p>
          </table:table-cell>
          <table:table-cell office:value-type="float" office:value="2.4750380000000001" table:style-name="ce1">
            <text:p>2.475038</text:p>
          </table:table-cell>
          <table:table-cell office:value-type="float" office:value="2.7911459999999999" table:style-name="ce1">
            <text:p>2.791146</text:p>
          </table:table-cell>
          <table:table-cell office:value-type="float" office:value="3.2879659999999999" table:style-name="ce1">
            <text:p>3.287966</text:p>
          </table:table-cell>
          <table:table-cell office:value-type="float" office:value="3.7944170000000002" table:style-name="ce1">
            <text:p>3.794417</text:p>
          </table:table-cell>
          <table:table-cell office:value-type="float" office:value="4.048775" table:style-name="ce1">
            <text:p>4.048775</text:p>
          </table:table-cell>
          <table:table-cell office:value-type="float" office:value="4.1422480000000004" table:style-name="ce1">
            <text:p>4.142248</text:p>
          </table:table-cell>
          <table:table-cell office:value-type="float" office:value="4.2283559999999998" table:style-name="ce1">
            <text:p>4.228356</text:p>
          </table:table-cell>
          <table:table-cell office:value-type="float" office:value="3.9201799999999998" table:style-name="ce1">
            <text:p>3.92018</text:p>
          </table:table-cell>
          <table:table-cell office:value-type="float" office:value="3.605772" table:style-name="ce1">
            <text:p>3.605772</text:p>
          </table:table-cell>
          <table:table-cell office:value-type="float" office:value="3.6680869999999999" table:style-name="ce1">
            <text:p>3.668087</text:p>
          </table:table-cell>
          <table:table-cell office:value-type="float" office:value="4.2464839999999997" table:style-name="ce1">
            <text:p>4.246484</text:p>
          </table:table-cell>
          <table:table-cell office:value-type="float" office:value="4.9223189999999999" table:style-name="ce1">
            <text:p>4.922319</text:p>
          </table:table-cell>
          <table:table-cell office:value-type="float" office:value="5.0157910000000001" table:style-name="ce1">
            <text:p>5.015791</text:p>
          </table:table-cell>
          <table:table-cell office:value-type="float" office:value="4.7704959999999996" table:style-name="ce1">
            <text:p>4.770496</text:p>
          </table:table-cell>
          <table:table-cell office:value-type="float" office:value="4.3478870000000001" table:style-name="ce1">
            <text:p>4.347887</text:p>
          </table:table-cell>
          <table:table-cell office:value-type="float" office:value="4.0493419999999993" table:style-name="ce1">
            <text:p>4.049342</text:p>
          </table:table-cell>
          <table:table-cell office:value-type="float" office:value="3.5542210000000001" table:style-name="ce1">
            <text:p>3.554221</text:p>
          </table:table-cell>
          <table:table-cell office:value-type="float" office:value="2.8976470000000001" table:style-name="ce1">
            <text:p>2.897647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661931" table:style-name="ce1">
            <text:p>3.661931</text:p>
          </table:table-cell>
          <table:table-cell office:value-type="float" office:value="3.8348870000000002" table:style-name="ce1">
            <text:p>3.834887</text:p>
          </table:table-cell>
          <table:table-cell office:value-type="float" office:value="3.5257900000000002" table:style-name="ce1">
            <text:p>3.52579</text:p>
          </table:table-cell>
          <table:table-cell office:value-type="float" office:value="3.1812680000000002" table:style-name="ce1">
            <text:p>3.181268</text:p>
          </table:table-cell>
          <table:table-cell office:value-type="float" office:value="2.9339900000000001" table:style-name="ce1">
            <text:p>2.93399</text:p>
          </table:table-cell>
          <table:table-cell office:value-type="float" office:value="2.8193810000000004" table:style-name="ce1">
            <text:p>2.819381</text:p>
          </table:table-cell>
          <table:table-cell office:value-type="float" office:value="3.034707" table:style-name="ce1">
            <text:p>3.034707</text:p>
          </table:table-cell>
          <table:table-cell office:value-type="float" office:value="3.4222939999999999" table:style-name="ce1">
            <text:p>3.422294</text:p>
          </table:table-cell>
          <table:table-cell office:value-type="float" office:value="4.0314579999999998" table:style-name="ce1">
            <text:p>4.031458</text:p>
          </table:table-cell>
          <table:table-cell office:value-type="float" office:value="4.652431" table:style-name="ce1">
            <text:p>4.652431</text:p>
          </table:table-cell>
          <table:table-cell office:value-type="float" office:value="4.9643060000000006" table:style-name="ce1">
            <text:p>4.964306</text:p>
          </table:table-cell>
          <table:table-cell office:value-type="float" office:value="5.0789150000000003" table:style-name="ce1">
            <text:p>5.078915</text:p>
          </table:table-cell>
          <table:table-cell office:value-type="float" office:value="5.1844939999999999" table:style-name="ce1">
            <text:p>5.184494</text:p>
          </table:table-cell>
          <table:table-cell office:value-type="float" office:value="4.8066320000000005" table:style-name="ce1">
            <text:p>4.806632</text:p>
          </table:table-cell>
          <table:table-cell office:value-type="float" office:value="4.4211290000000005" table:style-name="ce1">
            <text:p>4.421129</text:p>
          </table:table-cell>
          <table:table-cell office:value-type="float" office:value="4.4975350000000001" table:style-name="ce1">
            <text:p>4.497535</text:p>
          </table:table-cell>
          <table:table-cell office:value-type="float" office:value="5.2067220000000001" table:style-name="ce1">
            <text:p>5.206722</text:p>
          </table:table-cell>
          <table:table-cell office:value-type="float" office:value="6.0353790000000007" table:style-name="ce1">
            <text:p>6.035379</text:p>
          </table:table-cell>
          <table:table-cell office:value-type="float" office:value="6.1499879999999996" table:style-name="ce1">
            <text:p>6.149988</text:p>
          </table:table-cell>
          <table:table-cell office:value-type="float" office:value="5.849227" table:style-name="ce1">
            <text:p>5.849227</text:p>
          </table:table-cell>
          <table:table-cell office:value-type="float" office:value="5.3310550000000001" table:style-name="ce1">
            <text:p>5.331055</text:p>
          </table:table-cell>
          <table:table-cell office:value-type="float" office:value="4.965001" table:style-name="ce1">
            <text:p>4.965001</text:p>
          </table:table-cell>
          <table:table-cell office:value-type="float" office:value="4.35792" table:style-name="ce1">
            <text:p>4.35792</text:p>
          </table:table-cell>
          <table:table-cell office:value-type="float" office:value="3.5528789999999999" table:style-name="ce1">
            <text:p>3.552879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.4531599999999996" table:style-name="ce1">
            <text:p>3.45316</text:p>
          </table:table-cell>
          <table:table-cell office:value-type="float" office:value="3.6162549999999998" table:style-name="ce1">
            <text:p>3.616255</text:p>
          </table:table-cell>
          <table:table-cell office:value-type="float" office:value="3.3247800000000001" table:style-name="ce1">
            <text:p>3.32478</text:p>
          </table:table-cell>
          <table:table-cell office:value-type="float" office:value="2.9999000000000002" table:style-name="ce1">
            <text:p>2.9999</text:p>
          </table:table-cell>
          <table:table-cell office:value-type="float" office:value="2.7667200000000003" table:style-name="ce1">
            <text:p>2.76672</text:p>
          </table:table-cell>
          <table:table-cell office:value-type="float" office:value="2.6586450000000004" table:style-name="ce1">
            <text:p>2.658645</text:p>
          </table:table-cell>
          <table:table-cell office:value-type="float" office:value="2.8616950000000001" table:style-name="ce1">
            <text:p>2.861695</text:p>
          </table:table-cell>
          <table:table-cell office:value-type="float" office:value="3.227185" table:style-name="ce1">
            <text:p>3.227185</text:p>
          </table:table-cell>
          <table:table-cell office:value-type="float" office:value="3.8016199999999998" table:style-name="ce1">
            <text:p>3.80162</text:p>
          </table:table-cell>
          <table:table-cell office:value-type="float" office:value="4.3871900000000004" table:style-name="ce1">
            <text:p>4.38719</text:p>
          </table:table-cell>
          <table:table-cell office:value-type="float" office:value="4.6812849999999999" table:style-name="ce1">
            <text:p>4.681285</text:p>
          </table:table-cell>
          <table:table-cell office:value-type="float" office:value="4.7893599999999994" table:style-name="ce1">
            <text:p>4.78936</text:p>
          </table:table-cell>
          <table:table-cell office:value-type="float" office:value="4.8889199999999997" table:style-name="ce1">
            <text:p>4.88892</text:p>
          </table:table-cell>
          <table:table-cell office:value-type="float" office:value="4.5325999999999995" table:style-name="ce1">
            <text:p>4.5326</text:p>
          </table:table-cell>
          <table:table-cell office:value-type="float" office:value="4.1690750000000003" table:style-name="ce1">
            <text:p>4.169075</text:p>
          </table:table-cell>
          <table:table-cell office:value-type="float" office:value="4.2411250000000003" table:style-name="ce1">
            <text:p>4.241125</text:p>
          </table:table-cell>
          <table:table-cell office:value-type="float" office:value="4.9098800000000002" table:style-name="ce1">
            <text:p>4.90988</text:p>
          </table:table-cell>
          <table:table-cell office:value-type="float" office:value="5.6912950000000002" table:style-name="ce1">
            <text:p>5.691295</text:p>
          </table:table-cell>
          <table:table-cell office:value-type="float" office:value="5.7993699999999997" table:style-name="ce1">
            <text:p>5.79937</text:p>
          </table:table-cell>
          <table:table-cell office:value-type="float" office:value="5.5157550000000004" table:style-name="ce1">
            <text:p>5.515755</text:p>
          </table:table-cell>
          <table:table-cell office:value-type="float" office:value="5.0271249999999998" table:style-name="ce1">
            <text:p>5.027125</text:p>
          </table:table-cell>
          <table:table-cell office:value-type="float" office:value="4.68194" table:style-name="ce1">
            <text:p>4.68194</text:p>
          </table:table-cell>
          <table:table-cell office:value-type="float" office:value="4.10947" table:style-name="ce1">
            <text:p>4.10947</text:p>
          </table:table-cell>
          <table:table-cell office:value-type="float" office:value="3.3503250000000002" table:style-name="ce1">
            <text:p>3.350325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9559119999999999" table:style-name="ce1">
            <text:p>1.955912</text:p>
          </table:table-cell>
          <table:table-cell office:value-type="float" office:value="2.0482910000000003" table:style-name="ce1">
            <text:p>2.048291</text:p>
          </table:table-cell>
          <table:table-cell office:value-type="float" office:value="1.8831960000000001" table:style-name="ce1">
            <text:p>1.883196</text:p>
          </table:table-cell>
          <table:table-cell office:value-type="float" office:value="1.6991800000000001" table:style-name="ce1">
            <text:p>1.69918</text:p>
          </table:table-cell>
          <table:table-cell office:value-type="float" office:value="1.5671039999999998" table:style-name="ce1">
            <text:p>1.567104</text:p>
          </table:table-cell>
          <table:table-cell office:value-type="float" office:value="1.505889" table:style-name="ce1">
            <text:p>1.505889</text:p>
          </table:table-cell>
          <table:table-cell office:value-type="float" office:value="1.6208990000000001" table:style-name="ce1">
            <text:p>1.620899</text:p>
          </table:table-cell>
          <table:table-cell office:value-type="float" office:value="1.827917" table:style-name="ce1">
            <text:p>1.827917</text:p>
          </table:table-cell>
          <table:table-cell office:value-type="float" office:value="2.1532839999999998" table:style-name="ce1">
            <text:p>2.153284</text:p>
          </table:table-cell>
          <table:table-cell office:value-type="float" office:value="2.4849580000000002" table:style-name="ce1">
            <text:p>2.484958</text:p>
          </table:table-cell>
          <table:table-cell office:value-type="float" office:value="2.6515370000000003" table:style-name="ce1">
            <text:p>2.651537</text:p>
          </table:table-cell>
          <table:table-cell office:value-type="float" office:value="2.7127520000000001" table:style-name="ce1">
            <text:p>2.712752</text:p>
          </table:table-cell>
          <table:table-cell office:value-type="float" office:value="2.7691439999999998" table:style-name="ce1">
            <text:p>2.769144</text:p>
          </table:table-cell>
          <table:table-cell office:value-type="float" office:value="2.5673200000000005" table:style-name="ce1">
            <text:p>2.56732</text:p>
          </table:table-cell>
          <table:table-cell office:value-type="float" office:value="2.361415" table:style-name="ce1">
            <text:p>2.361415</text:p>
          </table:table-cell>
          <table:table-cell office:value-type="float" office:value="2.4022250000000001" table:style-name="ce1">
            <text:p>2.402225</text:p>
          </table:table-cell>
          <table:table-cell office:value-type="float" office:value="2.7810160000000002" table:style-name="ce1">
            <text:p>2.781016</text:p>
          </table:table-cell>
          <table:table-cell office:value-type="float" office:value="3.2236189999999998" table:style-name="ce1">
            <text:p>3.223619</text:p>
          </table:table-cell>
          <table:table-cell office:value-type="float" office:value="3.284834" table:style-name="ce1">
            <text:p>3.284834</text:p>
          </table:table-cell>
          <table:table-cell office:value-type="float" office:value="3.1241910000000002" table:style-name="ce1">
            <text:p>3.124191</text:p>
          </table:table-cell>
          <table:table-cell office:value-type="float" office:value="2.8474249999999999" table:style-name="ce1">
            <text:p>2.847425</text:p>
          </table:table-cell>
          <table:table-cell office:value-type="float" office:value="2.6519080000000002" table:style-name="ce1">
            <text:p>2.651908</text:p>
          </table:table-cell>
          <table:table-cell office:value-type="float" office:value="2.3276539999999999" table:style-name="ce1">
            <text:p>2.327654</text:p>
          </table:table-cell>
          <table:table-cell office:value-type="float" office:value="1.8976650000000002" table:style-name="ce1">
            <text:p>1.897665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0.201319999999999" table:style-name="ce1">
            <text:p>10.20132</text:p>
          </table:table-cell>
          <table:table-cell office:value-type="float" office:value="10.683135" table:style-name="ce1">
            <text:p>10.683135</text:p>
          </table:table-cell>
          <table:table-cell office:value-type="float" office:value="9.8220600000000005" table:style-name="ce1">
            <text:p>9.82206</text:p>
          </table:table-cell>
          <table:table-cell office:value-type="float" office:value="8.8622999999999994" table:style-name="ce1">
            <text:p>8.8623</text:p>
          </table:table-cell>
          <table:table-cell office:value-type="float" office:value="8.1734400000000011" table:style-name="ce1">
            <text:p>8.17344</text:p>
          </table:table-cell>
          <table:table-cell office:value-type="float" office:value="7.8541650000000001" table:style-name="ce1">
            <text:p>7.854165</text:p>
          </table:table-cell>
          <table:table-cell office:value-type="float" office:value="8.4540150000000001" table:style-name="ce1">
            <text:p>8.454015</text:p>
          </table:table-cell>
          <table:table-cell office:value-type="float" office:value="9.5337449999999997" table:style-name="ce1">
            <text:p>9.533745</text:p>
          </table:table-cell>
          <table:table-cell office:value-type="float" office:value="11.230740000000001" table:style-name="ce1">
            <text:p>11.23074</text:p>
          </table:table-cell>
          <table:table-cell office:value-type="float" office:value="12.960630000000002" table:style-name="ce1">
            <text:p>12.96063</text:p>
          </table:table-cell>
          <table:table-cell office:value-type="float" office:value="13.829445" table:style-name="ce1">
            <text:p>13.829445</text:p>
          </table:table-cell>
          <table:table-cell office:value-type="float" office:value="14.148720000000001" table:style-name="ce1">
            <text:p>14.14872</text:p>
          </table:table-cell>
          <table:table-cell office:value-type="float" office:value="14.44284" table:style-name="ce1">
            <text:p>14.44284</text:p>
          </table:table-cell>
          <table:table-cell office:value-type="float" office:value="13.3902" table:style-name="ce1">
            <text:p>13.3902</text:p>
          </table:table-cell>
          <table:table-cell office:value-type="float" office:value="12.316275000000001" table:style-name="ce1">
            <text:p>12.316275</text:p>
          </table:table-cell>
          <table:table-cell office:value-type="float" office:value="12.529124999999999" table:style-name="ce1">
            <text:p>12.529125</text:p>
          </table:table-cell>
          <table:table-cell office:value-type="float" office:value="14.504760000000001" table:style-name="ce1">
            <text:p>14.50476</text:p>
          </table:table-cell>
          <table:table-cell office:value-type="float" office:value="16.813215" table:style-name="ce1">
            <text:p>16.813215</text:p>
          </table:table-cell>
          <table:table-cell office:value-type="float" office:value="17.132490000000001" table:style-name="ce1">
            <text:p>17.13249</text:p>
          </table:table-cell>
          <table:table-cell office:value-type="float" office:value="16.294635" table:style-name="ce1">
            <text:p>16.294635</text:p>
          </table:table-cell>
          <table:table-cell office:value-type="float" office:value="14.851125" table:style-name="ce1">
            <text:p>14.851125</text:p>
          </table:table-cell>
          <table:table-cell office:value-type="float" office:value="13.831379999999999" table:style-name="ce1">
            <text:p>13.83138</text:p>
          </table:table-cell>
          <table:table-cell office:value-type="float" office:value="12.14019" table:style-name="ce1">
            <text:p>12.14019</text:p>
          </table:table-cell>
          <table:table-cell office:value-type="float" office:value="9.8975249999999999" table:style-name="ce1">
            <text:p>9.897525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4162560000000002" table:style-name="ce1">
            <text:p>3.416256</text:p>
          </table:table-cell>
          <table:table-cell office:value-type="float" office:value="3.5776080000000001" table:style-name="ce1">
            <text:p>3.577608</text:p>
          </table:table-cell>
          <table:table-cell office:value-type="float" office:value="3.2892480000000002" table:style-name="ce1">
            <text:p>3.289248</text:p>
          </table:table-cell>
          <table:table-cell office:value-type="float" office:value="2.9678399999999998" table:style-name="ce1">
            <text:p>2.96784</text:p>
          </table:table-cell>
          <table:table-cell office:value-type="float" office:value="2.737152" table:style-name="ce1">
            <text:p>2.737152</text:p>
          </table:table-cell>
          <table:table-cell office:value-type="float" office:value="2.6302319999999999" table:style-name="ce1">
            <text:p>2.630232</text:p>
          </table:table-cell>
          <table:table-cell office:value-type="float" office:value="2.8311120000000001" table:style-name="ce1">
            <text:p>2.831112</text:p>
          </table:table-cell>
          <table:table-cell office:value-type="float" office:value="3.1926960000000002" table:style-name="ce1">
            <text:p>3.192696</text:p>
          </table:table-cell>
          <table:table-cell office:value-type="float" office:value="3.7609919999999999" table:style-name="ce1">
            <text:p>3.760992</text:p>
          </table:table-cell>
          <table:table-cell office:value-type="float" office:value="4.3403039999999997" table:style-name="ce1">
            <text:p>4.340304</text:p>
          </table:table-cell>
          <table:table-cell office:value-type="float" office:value="4.6312560000000005" table:style-name="ce1">
            <text:p>4.631256</text:p>
          </table:table-cell>
          <table:table-cell office:value-type="float" office:value="4.7381760000000002" table:style-name="ce1">
            <text:p>4.738176</text:p>
          </table:table-cell>
          <table:table-cell office:value-type="float" office:value="4.8366720000000001" table:style-name="ce1">
            <text:p>4.836672</text:p>
          </table:table-cell>
          <table:table-cell office:value-type="float" office:value="4.4841600000000001" table:style-name="ce1">
            <text:p>4.48416</text:p>
          </table:table-cell>
          <table:table-cell office:value-type="float" office:value="4.1245200000000004" table:style-name="ce1">
            <text:p>4.12452</text:p>
          </table:table-cell>
          <table:table-cell office:value-type="float" office:value="4.1958000000000002" table:style-name="ce1">
            <text:p>4.1958</text:p>
          </table:table-cell>
          <table:table-cell office:value-type="float" office:value="4.8574079999999995" table:style-name="ce1">
            <text:p>4.857408</text:p>
          </table:table-cell>
          <table:table-cell office:value-type="float" office:value="5.6304720000000001" table:style-name="ce1">
            <text:p>5.630472</text:p>
          </table:table-cell>
          <table:table-cell office:value-type="float" office:value="5.7373919999999998" table:style-name="ce1">
            <text:p>5.737392</text:p>
          </table:table-cell>
          <table:table-cell office:value-type="float" office:value="5.4568079999999997" table:style-name="ce1">
            <text:p>5.456808</text:p>
          </table:table-cell>
          <table:table-cell office:value-type="float" office:value="4.9733999999999998" table:style-name="ce1">
            <text:p>4.9734</text:p>
          </table:table-cell>
          <table:table-cell office:value-type="float" office:value="4.6319040000000005" table:style-name="ce1">
            <text:p>4.631904</text:p>
          </table:table-cell>
          <table:table-cell office:value-type="float" office:value="4.0655520000000003" table:style-name="ce1">
            <text:p>4.065552</text:p>
          </table:table-cell>
          <table:table-cell office:value-type="float" office:value="3.3145199999999999" table:style-name="ce1">
            <text:p>3.31452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6121780000000001" table:style-name="ce1">
            <text:p>1.612178</text:p>
          </table:table-cell>
          <table:table-cell office:value-type="float" office:value="1.6883220000000001" table:style-name="ce1">
            <text:p>1.688322</text:p>
          </table:table-cell>
          <table:table-cell office:value-type="float" office:value="1.552241" table:style-name="ce1">
            <text:p>1.552241</text:p>
          </table:table-cell>
          <table:table-cell office:value-type="float" office:value="1.4005639999999999" table:style-name="ce1">
            <text:p>1.400564</text:p>
          </table:table-cell>
          <table:table-cell office:value-type="float" office:value="1.2916990000000002" table:style-name="ce1">
            <text:p>1.291699</text:p>
          </table:table-cell>
          <table:table-cell office:value-type="float" office:value="1.241242" table:style-name="ce1">
            <text:p>1.241242</text:p>
          </table:table-cell>
          <table:table-cell office:value-type="float" office:value="1.3360400000000001" table:style-name="ce1">
            <text:p>1.33604</text:p>
          </table:table-cell>
          <table:table-cell office:value-type="float" office:value="1.506677" table:style-name="ce1">
            <text:p>1.506677</text:p>
          </table:table-cell>
          <table:table-cell office:value-type="float" office:value="1.7748630000000001" table:style-name="ce1">
            <text:p>1.774863</text:p>
          </table:table-cell>
          <table:table-cell office:value-type="float" office:value="2.0482480000000001" table:style-name="ce1">
            <text:p>2.048248</text:p>
          </table:table-cell>
          <table:table-cell office:value-type="float" office:value="2.1855530000000001" table:style-name="ce1">
            <text:p>2.185553</text:p>
          </table:table-cell>
          <table:table-cell office:value-type="float" office:value="2.2360099999999998" table:style-name="ce1">
            <text:p>2.23601</text:p>
          </table:table-cell>
          <table:table-cell office:value-type="float" office:value="2.2824909999999998" table:style-name="ce1">
            <text:p>2.282491</text:p>
          </table:table-cell>
          <table:table-cell office:value-type="float" office:value="2.116136" table:style-name="ce1">
            <text:p>2.116136</text:p>
          </table:table-cell>
          <table:table-cell office:value-type="float" office:value="1.9464169999999998" table:style-name="ce1">
            <text:p>1.946417</text:p>
          </table:table-cell>
          <table:table-cell office:value-type="float" office:value="1.9800550000000001" table:style-name="ce1">
            <text:p>1.980055</text:p>
          </table:table-cell>
          <table:table-cell office:value-type="float" office:value="2.2922769999999999" table:style-name="ce1">
            <text:p>2.292277</text:p>
          </table:table-cell>
          <table:table-cell office:value-type="float" office:value="2.6570960000000001" table:style-name="ce1">
            <text:p>2.657096</text:p>
          </table:table-cell>
          <table:table-cell office:value-type="float" office:value="2.7075529999999999" table:style-name="ce1">
            <text:p>2.707553</text:p>
          </table:table-cell>
          <table:table-cell office:value-type="float" office:value="2.575142" table:style-name="ce1">
            <text:p>2.575142</text:p>
          </table:table-cell>
          <table:table-cell office:value-type="float" office:value="2.3470150000000003" table:style-name="ce1">
            <text:p>2.347015</text:p>
          </table:table-cell>
          <table:table-cell office:value-type="float" office:value="2.1858580000000001" table:style-name="ce1">
            <text:p>2.185858</text:p>
          </table:table-cell>
          <table:table-cell office:value-type="float" office:value="1.9185890000000001" table:style-name="ce1">
            <text:p>1.918589</text:p>
          </table:table-cell>
          <table:table-cell office:value-type="float" office:value="1.5641669999999999" table:style-name="ce1">
            <text:p>1.564167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.065998" table:style-name="ce1">
            <text:p>1.065998</text:p>
          </table:table-cell>
          <table:table-cell office:value-type="float" office:value="1.1163460000000001" table:style-name="ce1">
            <text:p>1.116346</text:p>
          </table:table-cell>
          <table:table-cell office:value-type="float" office:value="1.026367" table:style-name="ce1">
            <text:p>1.026367</text:p>
          </table:table-cell>
          <table:table-cell office:value-type="float" office:value="0.92607600000000001" table:style-name="ce1">
            <text:p>0.926076</text:p>
          </table:table-cell>
          <table:table-cell office:value-type="float" office:value="0.85409299999999999" table:style-name="ce1">
            <text:p>0.854093</text:p>
          </table:table-cell>
          <table:table-cell office:value-type="float" office:value="0.82072999999999996" table:style-name="ce1">
            <text:p>0.82073</text:p>
          </table:table-cell>
          <table:table-cell office:value-type="float" office:value="0.88341199999999998" table:style-name="ce1">
            <text:p>0.883412</text:p>
          </table:table-cell>
          <table:table-cell office:value-type="float" office:value="0.9962390000000001" table:style-name="ce1">
            <text:p>0.996239</text:p>
          </table:table-cell>
          <table:table-cell office:value-type="float" office:value="1.1735689999999999" table:style-name="ce1">
            <text:p>1.173569</text:p>
          </table:table-cell>
          <table:table-cell office:value-type="float" office:value="1.3543360000000002" table:style-name="ce1">
            <text:p>1.354336</text:p>
          </table:table-cell>
          <table:table-cell office:value-type="float" office:value="1.4451230000000002" table:style-name="ce1">
            <text:p>1.445123</text:p>
          </table:table-cell>
          <table:table-cell office:value-type="float" office:value="1.478486" table:style-name="ce1">
            <text:p>1.478486</text:p>
          </table:table-cell>
          <table:table-cell office:value-type="float" office:value="1.5092209999999999" table:style-name="ce1">
            <text:p>1.509221</text:p>
          </table:table-cell>
          <table:table-cell office:value-type="float" office:value="1.399224" table:style-name="ce1">
            <text:p>1.399224</text:p>
          </table:table-cell>
          <table:table-cell office:value-type="float" office:value="1.2870029999999999" table:style-name="ce1">
            <text:p>1.287003</text:p>
          </table:table-cell>
          <table:table-cell office:value-type="float" office:value="1.309245" table:style-name="ce1">
            <text:p>1.309245</text:p>
          </table:table-cell>
          <table:table-cell office:value-type="float" office:value="1.5156909999999999" table:style-name="ce1">
            <text:p>1.515691</text:p>
          </table:table-cell>
          <table:table-cell office:value-type="float" office:value="1.7569159999999999" table:style-name="ce1">
            <text:p>1.756916</text:p>
          </table:table-cell>
          <table:table-cell office:value-type="float" office:value="1.790279" table:style-name="ce1">
            <text:p>1.790279</text:p>
          </table:table-cell>
          <table:table-cell office:value-type="float" office:value="1.7027260000000002" table:style-name="ce1">
            <text:p>1.702726</text:p>
          </table:table-cell>
          <table:table-cell office:value-type="float" office:value="1.551885" table:style-name="ce1">
            <text:p>1.551885</text:p>
          </table:table-cell>
          <table:table-cell office:value-type="float" office:value="1.4453260000000001" table:style-name="ce1">
            <text:p>1.445326</text:p>
          </table:table-cell>
          <table:table-cell office:value-type="float" office:value="1.2686029999999999" table:style-name="ce1">
            <text:p>1.268603</text:p>
          </table:table-cell>
          <table:table-cell office:value-type="float" office:value="1.0342529999999999" table:style-name="ce1">
            <text:p>1.034253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5058800000000003" table:style-name="ce1">
            <text:p>3.50588</text:p>
          </table:table-cell>
          <table:table-cell office:value-type="float" office:value="3.671465" table:style-name="ce1">
            <text:p>3.671465</text:p>
          </table:table-cell>
          <table:table-cell office:value-type="float" office:value="3.3755399999999995" table:style-name="ce1">
            <text:p>3.37554</text:p>
          </table:table-cell>
          <table:table-cell office:value-type="float" office:value="3.0457000000000001" table:style-name="ce1">
            <text:p>3.0457</text:p>
          </table:table-cell>
          <table:table-cell office:value-type="float" office:value="2.8089600000000003" table:style-name="ce1">
            <text:p>2.80896</text:p>
          </table:table-cell>
          <table:table-cell office:value-type="float" office:value="2.6992349999999998" table:style-name="ce1">
            <text:p>2.699235</text:p>
          </table:table-cell>
          <table:table-cell office:value-type="float" office:value="2.9053849999999999" table:style-name="ce1">
            <text:p>2.905385</text:p>
          </table:table-cell>
          <table:table-cell office:value-type="float" office:value="3.2764550000000003" table:style-name="ce1">
            <text:p>3.276455</text:p>
          </table:table-cell>
          <table:table-cell office:value-type="float" office:value="3.8596599999999999" table:style-name="ce1">
            <text:p>3.85966</text:p>
          </table:table-cell>
          <table:table-cell office:value-type="float" office:value="4.4541699999999995" table:style-name="ce1">
            <text:p>4.45417</text:p>
          </table:table-cell>
          <table:table-cell office:value-type="float" office:value="4.7527550000000005" table:style-name="ce1">
            <text:p>4.752755</text:p>
          </table:table-cell>
          <table:table-cell office:value-type="float" office:value="4.8624799999999997" table:style-name="ce1">
            <text:p>4.86248</text:p>
          </table:table-cell>
          <table:table-cell office:value-type="float" office:value="4.9635600000000002" table:style-name="ce1">
            <text:p>4.96356</text:p>
          </table:table-cell>
          <table:table-cell office:value-type="float" office:value="4.6017999999999999" table:style-name="ce1">
            <text:p>4.6018</text:p>
          </table:table-cell>
          <table:table-cell office:value-type="float" office:value="4.2327249999999994" table:style-name="ce1">
            <text:p>4.232725</text:p>
          </table:table-cell>
          <table:table-cell office:value-type="float" office:value="4.3058749999999995" table:style-name="ce1">
            <text:p>4.305875</text:p>
          </table:table-cell>
          <table:table-cell office:value-type="float" office:value="4.9848400000000002" table:style-name="ce1">
            <text:p>4.98484</text:p>
          </table:table-cell>
          <table:table-cell office:value-type="float" office:value="5.7781849999999997" table:style-name="ce1">
            <text:p>5.778185</text:p>
          </table:table-cell>
          <table:table-cell office:value-type="float" office:value="5.8879100000000006" table:style-name="ce1">
            <text:p>5.88791</text:p>
          </table:table-cell>
          <table:table-cell office:value-type="float" office:value="5.5999650000000001" table:style-name="ce1">
            <text:p>5.599965</text:p>
          </table:table-cell>
          <table:table-cell office:value-type="float" office:value="5.1038749999999995" table:style-name="ce1">
            <text:p>5.103875</text:p>
          </table:table-cell>
          <table:table-cell office:value-type="float" office:value="4.7534200000000002" table:style-name="ce1">
            <text:p>4.75342</text:p>
          </table:table-cell>
          <table:table-cell office:value-type="float" office:value="4.1722099999999998" table:style-name="ce1">
            <text:p>4.17221</text:p>
          </table:table-cell>
          <table:table-cell office:value-type="float" office:value="3.4014749999999996" table:style-name="ce1">
            <text:p>3.401475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.0486639999999996" table:style-name="ce1">
            <text:p>7.048664</text:p>
          </table:table-cell>
          <table:table-cell office:value-type="float" office:value="7.3815770000000001" table:style-name="ce1">
            <text:p>7.381577</text:p>
          </table:table-cell>
          <table:table-cell office:value-type="float" office:value="6.7866119999999999" table:style-name="ce1">
            <text:p>6.786612</text:p>
          </table:table-cell>
          <table:table-cell office:value-type="float" office:value="6.1234599999999997" table:style-name="ce1">
            <text:p>6.12346</text:p>
          </table:table-cell>
          <table:table-cell office:value-type="float" office:value="5.6474879999999992" table:style-name="ce1">
            <text:p>5.647488</text:p>
          </table:table-cell>
          <table:table-cell office:value-type="float" office:value="5.4268830000000001" table:style-name="ce1">
            <text:p>5.426883</text:p>
          </table:table-cell>
          <table:table-cell office:value-type="float" office:value="5.8413530000000007" table:style-name="ce1">
            <text:p>5.841353</text:p>
          </table:table-cell>
          <table:table-cell office:value-type="float" office:value="6.5873990000000004" table:style-name="ce1">
            <text:p>6.587399</text:p>
          </table:table-cell>
          <table:table-cell office:value-type="float" office:value="7.7599480000000005" table:style-name="ce1">
            <text:p>7.759948</text:p>
          </table:table-cell>
          <table:table-cell office:value-type="float" office:value="8.9552259999999997" table:style-name="ce1">
            <text:p>8.955226</text:p>
          </table:table-cell>
          <table:table-cell office:value-type="float" office:value="9.5555389999999996" table:style-name="ce1">
            <text:p>9.555539</text:p>
          </table:table-cell>
          <table:table-cell office:value-type="float" office:value="9.7761440000000004" table:style-name="ce1">
            <text:p>9.776144</text:p>
          </table:table-cell>
          <table:table-cell office:value-type="float" office:value="9.9793679999999991" table:style-name="ce1">
            <text:p>9.979368</text:p>
          </table:table-cell>
          <table:table-cell office:value-type="float" office:value="9.2520399999999992" table:style-name="ce1">
            <text:p>9.25204</text:p>
          </table:table-cell>
          <table:table-cell office:value-type="float" office:value="8.5100049999999996" table:style-name="ce1">
            <text:p>8.510005</text:p>
          </table:table-cell>
          <table:table-cell office:value-type="float" office:value="8.657074999999999" table:style-name="ce1">
            <text:p>8.657075</text:p>
          </table:table-cell>
          <table:table-cell office:value-type="float" office:value="10.022152" table:style-name="ce1">
            <text:p>10.022152</text:p>
          </table:table-cell>
          <table:table-cell office:value-type="float" office:value="11.617193" table:style-name="ce1">
            <text:p>11.617193</text:p>
          </table:table-cell>
          <table:table-cell office:value-type="float" office:value="11.837797999999999" table:style-name="ce1">
            <text:p>11.837798</text:p>
          </table:table-cell>
          <table:table-cell office:value-type="float" office:value="11.258877" table:style-name="ce1">
            <text:p>11.258877</text:p>
          </table:table-cell>
          <table:table-cell office:value-type="float" office:value="10.261475000000001" table:style-name="ce1">
            <text:p>10.261475</text:p>
          </table:table-cell>
          <table:table-cell office:value-type="float" office:value="9.556875999999999" table:style-name="ce1">
            <text:p>9.556876</text:p>
          </table:table-cell>
          <table:table-cell office:value-type="float" office:value="8.3883379999999992" table:style-name="ce1">
            <text:p>8.388338</text:p>
          </table:table-cell>
          <table:table-cell office:value-type="float" office:value="6.8387549999999999" table:style-name="ce1">
            <text:p>6.838755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.7836160000000003" table:style-name="ce1">
            <text:p>2.783616</text:p>
          </table:table-cell>
          <table:table-cell office:value-type="float" office:value="2.9150879999999999" table:style-name="ce1">
            <text:p>2.915088</text:p>
          </table:table-cell>
          <table:table-cell office:value-type="float" office:value="2.6801280000000003" table:style-name="ce1">
            <text:p>2.680128</text:p>
          </table:table-cell>
          <table:table-cell office:value-type="float" office:value="2.4182399999999999" table:style-name="ce1">
            <text:p>2.41824</text:p>
          </table:table-cell>
          <table:table-cell office:value-type="float" office:value="2.2302719999999998" table:style-name="ce1">
            <text:p>2.230272</text:p>
          </table:table-cell>
          <table:table-cell office:value-type="float" office:value="2.1431520000000002" table:style-name="ce1">
            <text:p>2.143152</text:p>
          </table:table-cell>
          <table:table-cell office:value-type="float" office:value="2.306832" table:style-name="ce1">
            <text:p>2.306832</text:p>
          </table:table-cell>
          <table:table-cell office:value-type="float" office:value="2.6014560000000002" table:style-name="ce1">
            <text:p>2.601456</text:p>
          </table:table-cell>
          <table:table-cell office:value-type="float" office:value="3.0645119999999997" table:style-name="ce1">
            <text:p>3.064512</text:p>
          </table:table-cell>
          <table:table-cell office:value-type="float" office:value="3.5365440000000001" table:style-name="ce1">
            <text:p>3.536544</text:p>
          </table:table-cell>
          <table:table-cell office:value-type="float" office:value="3.7736160000000001" table:style-name="ce1">
            <text:p>3.773616</text:p>
          </table:table-cell>
          <table:table-cell office:value-type="float" office:value="3.8607360000000002" table:style-name="ce1">
            <text:p>3.860736</text:p>
          </table:table-cell>
          <table:table-cell office:value-type="float" office:value="3.9409920000000001" table:style-name="ce1">
            <text:p>3.940992</text:p>
          </table:table-cell>
          <table:table-cell office:value-type="float" office:value="3.6537599999999997" table:style-name="ce1">
            <text:p>3.65376</text:p>
          </table:table-cell>
          <table:table-cell office:value-type="float" office:value="3.3607200000000002" table:style-name="ce1">
            <text:p>3.36072</text:p>
          </table:table-cell>
          <table:table-cell office:value-type="float" office:value="3.4188000000000001" table:style-name="ce1">
            <text:p>3.4188</text:p>
          </table:table-cell>
          <table:table-cell office:value-type="float" office:value="3.9578879999999996" table:style-name="ce1">
            <text:p>3.957888</text:p>
          </table:table-cell>
          <table:table-cell office:value-type="float" office:value="4.5877920000000003" table:style-name="ce1">
            <text:p>4.587792</text:p>
          </table:table-cell>
          <table:table-cell office:value-type="float" office:value="4.674912" table:style-name="ce1">
            <text:p>4.674912</text:p>
          </table:table-cell>
          <table:table-cell office:value-type="float" office:value="4.446288" table:style-name="ce1">
            <text:p>4.446288</text:p>
          </table:table-cell>
          <table:table-cell office:value-type="float" office:value="4.0524000000000004" table:style-name="ce1">
            <text:p>4.0524</text:p>
          </table:table-cell>
          <table:table-cell office:value-type="float" office:value="3.7741440000000002" table:style-name="ce1">
            <text:p>3.774144</text:p>
          </table:table-cell>
          <table:table-cell office:value-type="float" office:value="3.3126720000000001" table:style-name="ce1">
            <text:p>3.312672</text:p>
          </table:table-cell>
          <table:table-cell office:value-type="float" office:value="2.70072" table:style-name="ce1">
            <text:p>2.70072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.299344000000001" table:style-name="ce1">
            <text:p>15.299344</text:p>
          </table:table-cell>
          <table:table-cell office:value-type="float" office:value="16.021941999999999" table:style-name="ce1">
            <text:p>16.021942</text:p>
          </table:table-cell>
          <table:table-cell office:value-type="float" office:value="14.730551999999999" table:style-name="ce1">
            <text:p>14.730552</text:p>
          </table:table-cell>
          <table:table-cell office:value-type="float" office:value="13.29116" table:style-name="ce1">
            <text:p>13.29116</text:p>
          </table:table-cell>
          <table:table-cell office:value-type="float" office:value="12.258047999999999" table:style-name="ce1">
            <text:p>12.258048</text:p>
          </table:table-cell>
          <table:table-cell office:value-type="float" office:value="11.779218" table:style-name="ce1">
            <text:p>11.779218</text:p>
          </table:table-cell>
          <table:table-cell office:value-type="float" office:value="12.678838000000001" table:style-name="ce1">
            <text:p>12.678838</text:p>
          </table:table-cell>
          <table:table-cell office:value-type="float" office:value="14.298154" table:style-name="ce1">
            <text:p>14.298154</text:p>
          </table:table-cell>
          <table:table-cell office:value-type="float" office:value="16.843208000000001" table:style-name="ce1">
            <text:p>16.843208</text:p>
          </table:table-cell>
          <table:table-cell office:value-type="float" office:value="19.437595999999999" table:style-name="ce1">
            <text:p>19.437596</text:p>
          </table:table-cell>
          <table:table-cell office:value-type="float" office:value="20.740594000000002" table:style-name="ce1">
            <text:p>20.740594</text:p>
          </table:table-cell>
          <table:table-cell office:value-type="float" office:value="21.219424" table:style-name="ce1">
            <text:p>21.219424</text:p>
          </table:table-cell>
          <table:table-cell office:value-type="float" office:value="21.660527999999999" table:style-name="ce1">
            <text:p>21.660528</text:p>
          </table:table-cell>
          <table:table-cell office:value-type="float" office:value="20.08184" table:style-name="ce1">
            <text:p>20.08184</text:p>
          </table:table-cell>
          <table:table-cell office:value-type="float" office:value="18.471230000000002" table:style-name="ce1">
            <text:p>18.47123</text:p>
          </table:table-cell>
          <table:table-cell office:value-type="float" office:value="18.79045" table:style-name="ce1">
            <text:p>18.79045</text:p>
          </table:table-cell>
          <table:table-cell office:value-type="float" office:value="21.753391999999998" table:style-name="ce1">
            <text:p>21.753392</text:p>
          </table:table-cell>
          <table:table-cell office:value-type="float" office:value="25.215477999999997" table:style-name="ce1">
            <text:p>25.215478</text:p>
          </table:table-cell>
          <table:table-cell office:value-type="float" office:value="25.694307999999999" table:style-name="ce1">
            <text:p>25.694308</text:p>
          </table:table-cell>
          <table:table-cell office:value-type="float" office:value="24.437742" table:style-name="ce1">
            <text:p>24.437742</text:p>
          </table:table-cell>
          <table:table-cell office:value-type="float" office:value="22.272849999999998" table:style-name="ce1">
            <text:p>22.27285</text:p>
          </table:table-cell>
          <table:table-cell office:value-type="float" office:value="20.743496" table:style-name="ce1">
            <text:p>20.743496</text:p>
          </table:table-cell>
          <table:table-cell office:value-type="float" office:value="18.207148" table:style-name="ce1">
            <text:p>18.207148</text:p>
          </table:table-cell>
          <table:table-cell office:value-type="float" office:value="14.843730000000001" table:style-name="ce1">
            <text:p>14.84373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.2880479999999999" table:style-name="ce1">
            <text:p>2.288048</text:p>
          </table:table-cell>
          <table:table-cell office:value-type="float" office:value="2.3961139999999999" table:style-name="ce1">
            <text:p>2.396114</text:p>
          </table:table-cell>
          <table:table-cell office:value-type="float" office:value="2.2029839999999998" table:style-name="ce1">
            <text:p>2.202984</text:p>
          </table:table-cell>
          <table:table-cell office:value-type="float" office:value="1.9877199999999999" table:style-name="ce1">
            <text:p>1.98772</text:p>
          </table:table-cell>
          <table:table-cell office:value-type="float" office:value="1.833216" table:style-name="ce1">
            <text:p>1.833216</text:p>
          </table:table-cell>
          <table:table-cell office:value-type="float" office:value="1.7616059999999998" table:style-name="ce1">
            <text:p>1.761606</text:p>
          </table:table-cell>
          <table:table-cell office:value-type="float" office:value="1.8961459999999999" table:style-name="ce1">
            <text:p>1.896146</text:p>
          </table:table-cell>
          <table:table-cell office:value-type="float" office:value="2.1383179999999999" table:style-name="ce1">
            <text:p>2.138318</text:p>
          </table:table-cell>
          <table:table-cell office:value-type="float" office:value="2.5189360000000001" table:style-name="ce1">
            <text:p>2.518936</text:p>
          </table:table-cell>
          <table:table-cell office:value-type="float" office:value="2.9069319999999998" table:style-name="ce1">
            <text:p>2.906932</text:p>
          </table:table-cell>
          <table:table-cell office:value-type="float" office:value="3.1017980000000001" table:style-name="ce1">
            <text:p>3.101798</text:p>
          </table:table-cell>
          <table:table-cell office:value-type="float" office:value="3.1734080000000002" table:style-name="ce1">
            <text:p>3.173408</text:p>
          </table:table-cell>
          <table:table-cell office:value-type="float" office:value="3.2393759999999996" table:style-name="ce1">
            <text:p>3.239376</text:p>
          </table:table-cell>
          <table:table-cell office:value-type="float" office:value="3.0032799999999997" table:style-name="ce1">
            <text:p>3.00328</text:p>
          </table:table-cell>
          <table:table-cell office:value-type="float" office:value="2.76241" table:style-name="ce1">
            <text:p>2.76241</text:p>
          </table:table-cell>
          <table:table-cell office:value-type="float" office:value="2.8101499999999997" table:style-name="ce1">
            <text:p>2.81015</text:p>
          </table:table-cell>
          <table:table-cell office:value-type="float" office:value="3.2532639999999997" table:style-name="ce1">
            <text:p>3.253264</text:p>
          </table:table-cell>
          <table:table-cell office:value-type="float" office:value="3.771026" table:style-name="ce1">
            <text:p>3.771026</text:p>
          </table:table-cell>
          <table:table-cell office:value-type="float" office:value="3.8426360000000002" table:style-name="ce1">
            <text:p>3.842636</text:p>
          </table:table-cell>
          <table:table-cell office:value-type="float" office:value="3.6547140000000002" table:style-name="ce1">
            <text:p>3.654714</text:p>
          </table:table-cell>
          <table:table-cell office:value-type="float" office:value="3.3309500000000001" table:style-name="ce1">
            <text:p>3.33095</text:p>
          </table:table-cell>
          <table:table-cell office:value-type="float" office:value="3.1022320000000003" table:style-name="ce1">
            <text:p>3.102232</text:p>
          </table:table-cell>
          <table:table-cell office:value-type="float" office:value="2.7229160000000001" table:style-name="ce1">
            <text:p>2.722916</text:p>
          </table:table-cell>
          <table:table-cell office:value-type="float" office:value="2.21991" table:style-name="ce1">
            <text:p>2.21991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72753600000000007" table:style-name="ce1">
            <text:p>0.727536</text:p>
          </table:table-cell>
          <table:table-cell office:value-type="float" office:value="0.76189800000000008" table:style-name="ce1">
            <text:p>0.761898</text:p>
          </table:table-cell>
          <table:table-cell office:value-type="float" office:value="0.700488" table:style-name="ce1">
            <text:p>0.700488</text:p>
          </table:table-cell>
          <table:table-cell office:value-type="float" office:value="0.63204000000000005" table:style-name="ce1">
            <text:p>0.63204</text:p>
          </table:table-cell>
          <table:table-cell office:value-type="float" office:value="0.58291199999999999" table:style-name="ce1">
            <text:p>0.582912</text:p>
          </table:table-cell>
          <table:table-cell office:value-type="float" office:value="0.56014200000000003" table:style-name="ce1">
            <text:p>0.560142</text:p>
          </table:table-cell>
          <table:table-cell office:value-type="float" office:value="0.60292199999999996" table:style-name="ce1">
            <text:p>0.602922</text:p>
          </table:table-cell>
          <table:table-cell office:value-type="float" office:value="0.67992599999999992" table:style-name="ce1">
            <text:p>0.679926</text:p>
          </table:table-cell>
          <table:table-cell office:value-type="float" office:value="0.80095200000000011" table:style-name="ce1">
            <text:p>0.800952</text:p>
          </table:table-cell>
          <table:table-cell office:value-type="float" office:value="0.92432400000000003" table:style-name="ce1">
            <text:p>0.924324</text:p>
          </table:table-cell>
          <table:table-cell office:value-type="float" office:value="0.98628600000000011" table:style-name="ce1">
            <text:p>0.986286</text:p>
          </table:table-cell>
          <table:table-cell office:value-type="float" office:value="1.0090560000000002" table:style-name="ce1">
            <text:p>1.009056</text:p>
          </table:table-cell>
          <table:table-cell office:value-type="float" office:value="1.0300320000000001" table:style-name="ce1">
            <text:p>1.030032</text:p>
          </table:table-cell>
          <table:table-cell office:value-type="float" office:value="0.95495999999999992" table:style-name="ce1">
            <text:p>0.95496</text:p>
          </table:table-cell>
          <table:table-cell office:value-type="float" office:value="0.87836999999999998" table:style-name="ce1">
            <text:p>0.87837</text:p>
          </table:table-cell>
          <table:table-cell office:value-type="float" office:value="0.89355000000000007" table:style-name="ce1">
            <text:p>0.89355</text:p>
          </table:table-cell>
          <table:table-cell office:value-type="float" office:value="1.034448" table:style-name="ce1">
            <text:p>1.034448</text:p>
          </table:table-cell>
          <table:table-cell office:value-type="float" office:value="1.199082" table:style-name="ce1">
            <text:p>1.199082</text:p>
          </table:table-cell>
          <table:table-cell office:value-type="float" office:value="1.2218519999999999" table:style-name="ce1">
            <text:p>1.221852</text:p>
          </table:table-cell>
          <table:table-cell office:value-type="float" office:value="1.1620980000000001" table:style-name="ce1">
            <text:p>1.162098</text:p>
          </table:table-cell>
          <table:table-cell office:value-type="float" office:value="1.05915" table:style-name="ce1">
            <text:p>1.05915</text:p>
          </table:table-cell>
          <table:table-cell office:value-type="float" office:value="0.98642399999999997" table:style-name="ce1">
            <text:p>0.986424</text:p>
          </table:table-cell>
          <table:table-cell office:value-type="float" office:value="0.86581199999999992" table:style-name="ce1">
            <text:p>0.865812</text:p>
          </table:table-cell>
          <table:table-cell office:value-type="float" office:value="0.70587" table:style-name="ce1">
            <text:p>0.70587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.4337520000000001" table:style-name="ce1">
            <text:p>4.433752</text:p>
          </table:table-cell>
          <table:table-cell office:value-type="float" office:value="4.6431610000000001" table:style-name="ce1">
            <text:p>4.643161</text:p>
          </table:table-cell>
          <table:table-cell office:value-type="float" office:value="4.2689159999999999" table:style-name="ce1">
            <text:p>4.268916</text:p>
          </table:table-cell>
          <table:table-cell office:value-type="float" office:value="3.8517799999999998" table:style-name="ce1">
            <text:p>3.85178</text:p>
          </table:table-cell>
          <table:table-cell office:value-type="float" office:value="3.552384" table:style-name="ce1">
            <text:p>3.552384</text:p>
          </table:table-cell>
          <table:table-cell office:value-type="float" office:value="3.4136189999999997" table:style-name="ce1">
            <text:p>3.413619</text:p>
          </table:table-cell>
          <table:table-cell office:value-type="float" office:value="3.6743290000000002" table:style-name="ce1">
            <text:p>3.674329</text:p>
          </table:table-cell>
          <table:table-cell office:value-type="float" office:value="4.1436070000000003" table:style-name="ce1">
            <text:p>4.143607</text:p>
          </table:table-cell>
          <table:table-cell office:value-type="float" office:value="4.8811640000000001" table:style-name="ce1">
            <text:p>4.881164</text:p>
          </table:table-cell>
          <table:table-cell office:value-type="float" office:value="5.6330179999999999" table:style-name="ce1">
            <text:p>5.633018</text:p>
          </table:table-cell>
          <table:table-cell office:value-type="float" office:value="6.0106269999999995" table:style-name="ce1">
            <text:p>6.010627</text:p>
          </table:table-cell>
          <table:table-cell office:value-type="float" office:value="6.1493920000000006" table:style-name="ce1">
            <text:p>6.149392</text:p>
          </table:table-cell>
          <table:table-cell office:value-type="float" office:value="6.2772240000000004" table:style-name="ce1">
            <text:p>6.277224</text:p>
          </table:table-cell>
          <table:table-cell office:value-type="float" office:value="5.8197200000000002" table:style-name="ce1">
            <text:p>5.81972</text:p>
          </table:table-cell>
          <table:table-cell office:value-type="float" office:value="5.3529650000000002" table:style-name="ce1">
            <text:p>5.352965</text:p>
          </table:table-cell>
          <table:table-cell office:value-type="float" office:value="5.4454750000000001" table:style-name="ce1">
            <text:p>5.445475</text:p>
          </table:table-cell>
          <table:table-cell office:value-type="float" office:value="6.3041359999999997" table:style-name="ce1">
            <text:p>6.304136</text:p>
          </table:table-cell>
          <table:table-cell office:value-type="float" office:value="7.3074490000000001" table:style-name="ce1">
            <text:p>7.307449</text:p>
          </table:table-cell>
          <table:table-cell office:value-type="float" office:value="7.4462140000000003" table:style-name="ce1">
            <text:p>7.446214</text:p>
          </table:table-cell>
          <table:table-cell office:value-type="float" office:value="7.0820609999999995" table:style-name="ce1">
            <text:p>7.082061</text:p>
          </table:table-cell>
          <table:table-cell office:value-type="float" office:value="6.4546749999999999" table:style-name="ce1">
            <text:p>6.454675</text:p>
          </table:table-cell>
          <table:table-cell office:value-type="float" office:value="6.0114679999999998" table:style-name="ce1">
            <text:p>6.011468</text:p>
          </table:table-cell>
          <table:table-cell office:value-type="float" office:value="5.2764340000000001" table:style-name="ce1">
            <text:p>5.276434</text:p>
          </table:table-cell>
          <table:table-cell office:value-type="float" office:value="4.3017149999999997" table:style-name="ce1">
            <text:p>4.301715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.8768320000000001" table:style-name="ce1">
            <text:p>1.876832</text:p>
          </table:table-cell>
          <table:table-cell office:value-type="float" office:value="1.9654759999999998" table:style-name="ce1">
            <text:p>1.965476</text:p>
          </table:table-cell>
          <table:table-cell office:value-type="float" office:value="1.807056" table:style-name="ce1">
            <text:p>1.807056</text:p>
          </table:table-cell>
          <table:table-cell office:value-type="float" office:value="1.6304799999999999" table:style-name="ce1">
            <text:p>1.63048</text:p>
          </table:table-cell>
          <table:table-cell office:value-type="float" office:value="1.5037440000000002" table:style-name="ce1">
            <text:p>1.503744</text:p>
          </table:table-cell>
          <table:table-cell office:value-type="float" office:value="1.4450040000000002" table:style-name="ce1">
            <text:p>1.445004</text:p>
          </table:table-cell>
          <table:table-cell office:value-type="float" office:value="1.555364" table:style-name="ce1">
            <text:p>1.555364</text:p>
          </table:table-cell>
          <table:table-cell office:value-type="float" office:value="1.7540119999999999" table:style-name="ce1">
            <text:p>1.754012</text:p>
          </table:table-cell>
          <table:table-cell office:value-type="float" office:value="2.0662240000000001" table:style-name="ce1">
            <text:p>2.066224</text:p>
          </table:table-cell>
          <table:table-cell office:value-type="float" office:value="2.3844880000000002" table:style-name="ce1">
            <text:p>2.384488</text:p>
          </table:table-cell>
          <table:table-cell office:value-type="float" office:value="2.5443319999999998" table:style-name="ce1">
            <text:p>2.544332</text:p>
          </table:table-cell>
          <table:table-cell office:value-type="float" office:value="2.6030720000000001" table:style-name="ce1">
            <text:p>2.603072</text:p>
          </table:table-cell>
          <table:table-cell office:value-type="float" office:value="2.6571839999999995" table:style-name="ce1">
            <text:p>2.657184</text:p>
          </table:table-cell>
          <table:table-cell office:value-type="float" office:value="2.4635199999999999" table:style-name="ce1">
            <text:p>2.46352</text:p>
          </table:table-cell>
          <table:table-cell office:value-type="float" office:value="2.2659400000000001" table:style-name="ce1">
            <text:p>2.26594</text:p>
          </table:table-cell>
          <table:table-cell office:value-type="float" office:value="2.3050999999999999" table:style-name="ce1">
            <text:p>2.3051</text:p>
          </table:table-cell>
          <table:table-cell office:value-type="float" office:value="2.6685759999999998" table:style-name="ce1">
            <text:p>2.668576</text:p>
          </table:table-cell>
          <table:table-cell office:value-type="float" office:value="3.0932839999999997" table:style-name="ce1">
            <text:p>3.093284</text:p>
          </table:table-cell>
          <table:table-cell office:value-type="float" office:value="3.1520239999999999" table:style-name="ce1">
            <text:p>3.152024</text:p>
          </table:table-cell>
          <table:table-cell office:value-type="float" office:value="2.9978759999999998" table:style-name="ce1">
            <text:p>2.997876</text:p>
          </table:table-cell>
          <table:table-cell office:value-type="float" office:value="2.7323000000000004" table:style-name="ce1">
            <text:p>2.7323</text:p>
          </table:table-cell>
          <table:table-cell office:value-type="float" office:value="2.5446879999999998" table:style-name="ce1">
            <text:p>2.544688</text:p>
          </table:table-cell>
          <table:table-cell office:value-type="float" office:value="2.2335440000000002" table:style-name="ce1">
            <text:p>2.233544</text:p>
          </table:table-cell>
          <table:table-cell office:value-type="float" office:value="1.82094" table:style-name="ce1">
            <text:p>1.82094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1048545" table:style-name="ro2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cont</text:p>
          </table:table-cell>
          <table:table-cell office:value-type="string" table:style-name="ce3">
            <text:p>From</text:p>
          </table:table-cell>
          <table:table-cell office:value-type="string" table:style-name="ce3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table:number-columns-repeated="1638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4" table:style-name="ce4">
            <text:p>4</text:p>
          </table:table-cell>
          <table:table-cell office:value-type="float" office:value="7" table:style-name="ce4">
            <text:p>7</text:p>
          </table:table-cell>
          <table:table-cell table:number-columns-repeated="16381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table:number-columns-repeated="1638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table:number-columns-repeated="1638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8" table:style-name="ce4">
            <text:p>8</text:p>
          </table:table-cell>
          <table:table-cell office:value-type="float" office:value="10" table:style-name="ce4">
            <text:p>10</text:p>
          </table:table-cell>
          <table:table-cell table:number-columns-repeated="1638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9" table:style-name="ce4">
            <text:p>9</text:p>
          </table:table-cell>
          <table:table-cell office:value-type="float" office:value="11" table:style-name="ce4">
            <text:p>11</text:p>
          </table:table-cell>
          <table:table-cell table:number-columns-repeated="1638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table:number-columns-repeated="1638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table:number-columns-repeated="16381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11" table:style-name="ce4">
            <text:p>11</text:p>
          </table:table-cell>
          <table:table-cell office:value-type="float" office:value="15" table:style-name="ce4">
            <text:p>15</text:p>
          </table:table-cell>
          <table:table-cell table:number-columns-repeated="1638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11" table:style-name="ce4">
            <text:p>11</text:p>
          </table:table-cell>
          <table:table-cell office:value-type="float" office:value="13" table:style-name="ce4">
            <text:p>13</text:p>
          </table:table-cell>
          <table:table-cell table:number-columns-repeated="1638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table:number-columns-repeated="1638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table:number-columns-repeated="1638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12" table:style-name="ce4">
            <text:p>12</text:p>
          </table:table-cell>
          <table:table-cell office:value-type="float" office:value="18" table:style-name="ce4">
            <text:p>18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number-rows-repeated="1048525" table:style-name="ro2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number-rows-repeated="5" table:style-name="ro1">
          <table:table-cell table:style-name="ce5"/>
          <table:table-cell table:number-columns-repeated="16" table:style-name="ce6"/>
          <table:table-cell table:style-name="ce7"/>
          <table:table-cell table:number-columns-repeated="7" table:style-name="ce6"/>
          <table:table-cell table:number-columns-repeated="16359"/>
        </table:table-row>
        <table:table-row table:number-rows-repeated="1048570" table:style-name="ro2">
          <table:table-cell table:number-columns-repeated="16384"/>
        </table:table-row>
      </table:table>
      <table:table table:name="shunt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Tap_ratio_Profiles" table:style-name="ta1">
        <table:table-column table:style-name="co1" table:number-columns-repeated="16384" table:default-cell-style-name="ce1"/>
        <table:table-row table:style-name="ro1">
          <table:table-cell table:number-columns-repeated="2" table:style-name="ce1"/>
          <table:table-cell table:number-columns-repeated="24" table:style-name="ce2"/>
          <table:table-cell table:number-columns-repeated="16358"/>
        </table:table-row>
        <table:table-row table:number-rows-repeated="214" table:style-name="ro1">
          <table:table-cell table:number-columns-repeated="26" table:style-name="ce8"/>
          <table:table-cell table:number-columns-repeated="16358"/>
        </table:table-row>
        <table:table-row table:number-rows-repeated="10483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dc:creator>Wangwei Kong</dc:creator>
    <meta:creation-date>2022-03-07T16:12:38Z</meta:creation-date>
    <dc:date>2022-08-31T09:12:47Z</dc:date>
    <meta:editing-cycles>119</meta:editing-cycles>
  </office:meta>
</office:document-meta>
</file>